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 " svg:font-family="Arial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style:font-family-generic="swiss"/>
    </style:style>
    <style:style style:name="ce5" style:family="table-cell" style:parent-style-name="Normal_32_4" style:data-style-name="N0">
      <style:table-cell-properties style:vertical-align="automatic" fo:background-color="transparent" style:cell-protect="protected"/>
    </style:style>
    <style:style style:name="ce6" style:family="table-cell" style:parent-style-name="Normal_32_4" style:data-style-name="N0">
      <style:table-cell-properties style:vertical-align="automatic" fo:wrap-option="wrap" fo:background-color="transparent" style:cell-protect="protected"/>
    </style:style>
    <style:style style:name="ce7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font-size="10pt" style:font-size-asian="10pt" style:font-size-complex="10pt" style:font-family-generic="swiss"/>
    </style:style>
    <style:style style:name="ce8" style:family="table-cell" style:parent-style-name="Default" style:data-style-name="N36">
      <style:table-cell-properties fo:background-color="#FFFFFF"/>
      <style:text-properties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 " style:font-name-asian="Arial " style:font-name-complex="Arial 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19">
      <style:table-cell-properties fo:background-color="#FFFFFF"/>
      <style:text-properties style:font-name="Arial " style:font-name-asian="Arial " style:font-name-complex="Arial 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7">
      <style:table-cell-properties fo:background-color="#FFFFFF"/>
    </style:style>
    <style:style style:name="ce19" style:family="table-cell" style:parent-style-name="Default" style:data-style-name="N36">
      <style:table-cell-properties fo:background-color="#FFFFFF"/>
    </style:style>
    <style:style style:name="ce2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automatic" fo:wrap-option="wrap" fo:background-color="#FFFFFF"/>
      <style:text-properties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ackground-color="#FFFFFF"/>
      <style:text-properties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Normal_32_4" style:data-style-name="N0">
      <style:table-cell-properties style:vertical-align="automatic" fo:background-color="#FFFFFF" style:cell-protect="protected"/>
    </style:style>
    <style:style style:name="ce28" style:family="table-cell" style:parent-style-name="Normal_32_4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</style:style>
    <style:style style:name="ce29" style:family="table-cell" style:parent-style-name="Normal_32_4" style:data-style-name="N0">
      <style:table-cell-properties style:vertical-align="automatic" fo:background-color="#FFFFFF" style:cell-protect="protected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#FFFFFF" style:cell-protect="protected"/>
      <style:text-properties style:font-name="Arial " style:font-name-asian="Arial " style:font-name-complex="Arial " fo:font-size="10pt" style:font-size-asian="10pt" style:font-size-complex="10pt" style:font-family-generic="swiss"/>
    </style:style>
    <style:style style:name="ce31" style:family="table-cell" style:parent-style-name="Normal_32_4" style:data-style-name="N19">
      <style:table-cell-properties style:vertical-align="automatic" fo:background-color="#FFFFFF" style:cell-protect="protected"/>
      <style:text-properties style:font-name="Arial " style:font-name-asian="Arial " style:font-name-complex="Arial " fo:font-size="10pt" style:font-size-asian="10pt" style:font-size-complex="10pt" style:font-family-generic="swiss"/>
    </style:style>
    <style:style style:name="ce32" style:family="table-cell" style:parent-style-name="Normal_32_4" style:data-style-name="N0">
      <style:table-cell-properties style:vertical-align="automatic" fo:wrap-option="wrap" fo:background-color="#FFFFFF" style:cell-protect="protected"/>
      <style:text-properties style:font-name="Arial " style:font-name-asian="Arial " style:font-name-complex="Arial " fo:font-size="10pt" style:font-size-asian="10pt" style:font-size-complex="10pt" style:font-family-generic="swiss"/>
    </style:style>
    <style:style style:name="ce33" style:family="table-cell" style:parent-style-name="Normal_32_4" style:data-style-name="N0">
      <style:table-cell-properties style:vertical-align="automatic" fo:wrap-option="wrap" fo:background-color="#FFFFFF" style:cell-protect="protected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4" style:data-style-name="N0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4" style:data-style-name="N36">
      <style:table-cell-properties style:vertical-align="automatic" fo:background-color="#FFFFFF" style:cell-protect="protected"/>
      <style:text-properties fo:font-size="10pt" style:font-size-asian="10pt" style:font-size-complex="10pt" style:font-family-generic="swiss"/>
    </style:style>
    <style:style style:name="ce36" style:family="table-cell" style:parent-style-name="Normal_32_4" style:data-style-name="N36">
      <style:table-cell-properties style:vertical-align="automatic" fo:background-color="#FFFFFF" style:cell-protect="protected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Normal_32_4" style:data-style-name="N37">
      <style:table-cell-properties style:vertical-align="automatic" fo:background-color="#FFFFFF" style:cell-protect="protected"/>
    </style:style>
    <style:style style:name="ce38" style:family="table-cell" style:parent-style-name="Normal_32_4" style:data-style-name="N36">
      <style:table-cell-properties style:vertical-align="automatic" fo:background-color="#FFFFFF" style:cell-protect="protected"/>
    </style:style>
    <style:style style:name="ce39" style:family="table-cell" style:parent-style-name="Normal_32_4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4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10pt" style:font-size-asian="10pt" style:font-size-complex="10pt" style:font-family-generic="swiss"/>
    </style:style>
    <style:style style:name="ce41" style:family="table-cell" style:parent-style-name="Normal_32_4" style:data-style-name="N0">
      <style:table-cell-properties style:vertical-align="automatic" fo:wrap-option="wrap" fo:background-color="#FFFFFF" style:cell-protect="protected"/>
      <style:text-properties fo:font-size="10pt" style:font-size-asian="10pt" style:font-size-complex="10pt" style:font-family-generic="swiss"/>
    </style:style>
    <style:style style:name="ce42" style:family="table-cell" style:parent-style-name="Normal_32_4" style:data-style-name="N0">
      <style:table-cell-properties style:vertical-align="automatic" fo:background-color="#FFFFFF" style:cell-protect="protected"/>
      <style:text-properties fo:font-weight="bold" style:font-weight-asian="bold" style:font-weight-complex="bold" style:font-family-generic="swiss"/>
    </style:style>
    <style:style style:name="ce43" style:family="table-cell" style:parent-style-name="Normal_32_4" style:data-style-name="N36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44" style:family="table-cell" style:parent-style-name="Normal_32_3" style:data-style-name="N36">
      <style:table-cell-properties style:vertical-align="automatic" fo:background-color="#FFFFFF" style:cell-protect="protected"/>
      <style:text-properties fo:color="#000000" fo:font-size="10pt" style:font-size-asian="10pt" style:font-size-complex="10pt" style:font-family-generic="swiss"/>
    </style:style>
    <style:style style:name="ce45" style:family="table-cell" style:parent-style-name="Normal_32_3" style:data-style-name="N4">
      <style:table-cell-properties style:vertical-align="automatic" fo:background-color="#FFFFFF" style:cell-protect="protected"/>
      <style:text-properties fo:color="#000000" fo:font-size="10pt" style:font-size-asian="10pt" style:font-size-complex="10pt" style:font-family-generic="swiss"/>
    </style:style>
    <style:style style:name="ce46" style:family="table-cell" style:parent-style-name="Comma_32_2" style:data-style-name="N38">
      <style:table-cell-properties fo:background-color="#FFFFFF"/>
      <style:text-properties fo:font-size="10pt" style:font-size-asian="10pt" style:font-size-complex="10pt" style:font-family-generic="swiss"/>
    </style:style>
    <style:style style:name="ce47" style:family="table-cell" style:parent-style-name="Comma_32_2" style:data-style-name="N38">
      <style:table-cell-properties fo:background-color="#FFFFFF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FFFFFF"/>
    </style:style>
    <style:style style:name="ce50" style:family="table-cell" style:parent-style-name="Default" style:data-style-name="N0">
      <style:table-cell-properties style:vertical-align="automatic" fo:wrap-option="wrap" fo:background-color="#FFFFFF"/>
      <style:text-properties style:font-name="Arial " style:font-name-asian="Arial " style:font-name-complex="Arial "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automatic" fo:wrap-option="wrap" fo:background-color="#FFFFFF"/>
    </style:style>
    <style:style style:name="ce52" style:family="table-cell" style:parent-style-name="Default" style:data-style-name="N36">
      <style:table-cell-properties fo:background-color="#FFFFFF"/>
      <style:text-properties style:font-name="Arial " style:font-name-asian="Arial " style:font-name-complex="Arial " fo:font-size="10pt" style:font-size-asian="10pt" style:font-size-complex="10pt" style:font-family-generic="swiss"/>
    </style:style>
    <style:style style:name="ce53" style:family="table-cell" style:parent-style-name="Default" style:data-style-name="N36">
      <style:table-cell-properties fo:background-color="#FFFFFF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family-generic="swiss"/>
    </style:style>
    <style:style style:name="ce55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family-generic="swiss"/>
    </style:style>
    <style:style style:name="ce56" style:family="table-cell" style:parent-style-name="Normal_32_2" style:data-style-name="N0">
      <style:table-cell-properties style:vertical-align="top" fo:background-color="#FFFFFF" style:cell-protect="protected"/>
      <style:text-properties fo:color="#000000" fo:font-weight="bold" style:font-weight-asian="bold" style:font-weight-complex="bold" style:font-family-generic="swiss"/>
    </style:style>
    <style:style style:name="ce57" style:family="table-cell" style:parent-style-name="Normal_32_2" style:data-style-name="N36">
      <style:table-cell-properties style:vertical-align="automatic" fo:background-color="#FFFFFF" style:cell-protect="protected"/>
      <style:text-properties fo:color="#000000" style:font-family-generic="swiss"/>
    </style:style>
    <style:style style:name="ce58" style:family="table-cell" style:parent-style-name="Normal_32_2" style:data-style-name="N0">
      <style:table-cell-properties style:vertical-align="top" fo:background-color="#FFFFFF" style:cell-protect="protected"/>
      <style:text-properties fo:color="#000000" style:font-family-generic="swiss"/>
    </style:style>
    <style:style style:name="ce59" style:family="table-cell" style:parent-style-name="Normal_32_2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2" style:data-style-name="N36">
      <style:table-cell-properties style:vertical-align="automatic" fo:background-color="#FFFFFF" style:cell-protect="protected"/>
      <style:text-properties fo:color="#000000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32_2" style:data-style-name="N36">
      <style:table-cell-properties style:vertical-align="automatic" fo:background-color="#FFFFFF" style:cell-protect="protected"/>
      <style:text-properties fo:color="#000000" fo:font-size="10pt" style:font-size-asian="10pt" style:font-size-complex="10pt" style:font-family-generic="swiss"/>
    </style:style>
    <style:style style:name="ce63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 " style:font-name-asian="Arial " style:font-name-complex="Arial " fo:font-size="10pt" style:font-size-asian="10pt" style:font-size-complex="10pt" style:font-family-generic="swiss"/>
    </style:style>
    <style:style style:name="ce64" style:family="table-cell" style:parent-style-name="Normal_32_2" style:data-style-name="N0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2" style:data-style-name="N0">
      <style:table-cell-properties style:vertical-align="automatic" fo:wrap-option="wrap" fo:background-color="#FFFFFF" style:cell-protect="protected"/>
      <style:text-properties fo:color="#00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wrap-option="wrap" fo:background-color="#FFFFFF" style:cell-protect="protected"/>
      <style:text-properties fo:color="#000000" style:font-name="Arial " style:font-name-asian="Arial " style:font-name-complex="Arial " fo:font-size="10pt" style:font-size-asian="10pt" style:font-size-complex="10pt" style:font-family-generic="swiss"/>
    </style:style>
    <style:style style:name="ce67" style:family="table-cell" style:parent-style-name="Normal_32_2" style:data-style-name="N0">
      <style:table-cell-properties style:vertical-align="automatic" fo:wrap-option="wrap" fo:background-color="#FFFFFF" style:cell-protect="protected"/>
      <style:text-properties fo:color="#000000" fo:font-size="10pt" style:font-size-asian="10pt" style:font-size-complex="10pt" style:font-family-generic="swiss"/>
    </style:style>
    <style:style style:name="ce68" style:family="table-cell" style:parent-style-name="Normal_32_2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style:font-family-generic="swiss"/>
    </style:style>
    <style:style style:name="ce69" style:family="table-cell" style:parent-style-name="Normal_32_2" style:data-style-name="N19">
      <style:table-cell-properties style:vertical-align="automatic" fo:background-color="transparent" style:cell-protect="protected"/>
      <style:text-properties fo:color="#000000" style:font-name="Arial " style:font-name-asian="Arial " style:font-name-complex="Arial " fo:font-size="10pt" style:font-size-asian="10pt" style:font-size-complex="10pt" style:font-family-generic="swiss"/>
    </style:style>
    <style:style style:name="ce7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 " style:font-name-asian="Arial " style:font-name-complex="Arial " fo:font-size="10pt" style:font-size-asian="10pt" style:font-size-complex="10pt" style:font-family-generic="swiss"/>
    </style:style>
    <style:style style:name="ce71" style:family="table-cell" style:parent-style-name="Normal_32_2" style:data-style-name="N37">
      <style:table-cell-properties style:vertical-align="automatic" fo:background-color="#FFFFFF" style:cell-protect="protected"/>
      <style:text-properties fo:color="#000000" style:font-family-generic="swiss"/>
    </style:style>
    <style:style style:name="ce72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fo:color="#000000" fo:font-size="10pt" style:font-size-asian="10pt" style:font-size-complex="10pt" style:font-family-generic="swiss"/>
    </style:style>
    <style:style style:name="ce73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fo:color="#000000" style:font-family-generic="swiss"/>
    </style:style>
    <style:style style:name="ce74" style:family="table-cell" style:parent-style-name="Normal_32_2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fo:color="#000000" style:font-family-generic="swiss"/>
    </style:style>
    <style:style style:name="ce75" style:family="table-cell" style:parent-style-name="Normal_32_2" style:data-style-name="N0">
      <style:table-cell-properties style:vertical-align="automatic" fo:background-color="#FFFFFF" style:cell-protect="protected"/>
      <style:text-properties fo:color="#000000" fo:font-weight="bold" style:font-weight-asian="bold" style:font-weight-complex="bold" style:font-family-generic="swiss"/>
    </style:style>
    <style:style style:name="ce76" style:family="table-cell" style:parent-style-name="Normal_32_2" style:data-style-name="N19">
      <style:table-cell-properties style:vertical-align="automatic" fo:background-color="#FFFFFF" style:cell-protect="protected"/>
      <style:text-properties fo:color="#000000" style:font-name="Arial " style:font-name-asian="Arial " style:font-name-complex="Arial " fo:font-size="10pt" style:font-size-asian="10pt" style:font-size-complex="10pt" style:font-family-generic="swiss"/>
    </style:style>
    <style:style style:name="ce77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 " style:font-name-asian="Arial " style:font-name-complex="Arial " fo:font-size="10pt" style:font-size-asian="10pt" style:font-size-complex="10pt"/>
    </style:style>
    <style:style style:name="ce78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 " style:font-name-asian="Arial " style:font-name-complex="Arial " fo:font-size="10pt" style:font-size-asian="10pt" style:font-size-complex="10pt"/>
    </style:style>
    <style:style style:name="ce79" style:family="table-cell" style:parent-style-name="Normal_32_2" style:data-style-name="N0">
      <style:table-cell-properties style:vertical-align="automatic" fo:wrap-option="wrap" fo:background-color="#FFFFFF" style:cell-protect="protected"/>
      <style:text-properties fo:color="#000000" style:font-name="Arial " style:font-name-asian="Arial " style:font-name-complex="Arial " fo:font-size="10pt" style:font-size-asian="10pt" style:font-size-complex="10pt"/>
    </style:style>
    <style:style style:name="ce80" style:family="table-cell" style:parent-style-name="Normal_32_2" style:data-style-name="N19">
      <style:table-cell-properties style:vertical-align="automatic" fo:background-color="transparent" style:cell-protect="protected"/>
      <style:text-properties fo:color="#000000" style:font-name="Arial " style:font-name-asian="Arial " style:font-name-complex="Arial " fo:font-size="10pt" style:font-size-asian="10pt" style:font-size-complex="10pt"/>
    </style:style>
    <style:style style:name="ce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 " style:font-name-asian="Arial " style:font-name-complex="Arial " fo:font-size="10pt" style:font-size-asian="10pt" style:font-size-complex="10pt"/>
    </style:style>
    <style:style style:name="ce82" style:family="table-cell" style:parent-style-name="Comma" style:data-style-name="N38">
      <style:table-cell-properties fo:background-color="#FFFFFF"/>
      <style:text-properties fo:font-size="10pt" style:font-size-asian="10pt" style:font-size-complex="10pt" style:font-family-generic="swiss"/>
    </style:style>
    <style:style style:name="ce83" style:family="table-cell" style:parent-style-name="Comma" style:data-style-name="N38">
      <style:table-cell-properties fo:background-color="#FFFFFF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style:font-family-generic="swiss"/>
    </style:style>
    <style:style style:name="ce86" style:family="table-cell" style:parent-style-name="Normal_32_2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87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family-generic="swiss"/>
    </style:style>
    <style:style style:name="ce88" style:family="table-cell" style:parent-style-name="Normal_32_2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 " style:font-name-asian="Arial " style:font-name-complex="Arial " fo:font-size="10pt" style:font-size-asian="10pt" style:font-size-complex="10pt"/>
    </style:style>
    <style:style style:name="ce8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/>
    </style:style>
    <style:style style:name="ce90" style:family="table-cell" style:parent-style-name="Normal_32_4" style:data-style-name="N0">
      <style:table-cell-properties style:vertical-align="automatic" fo:wrap-option="wrap" fo:background-color="#FFFFFF" style:cell-protect="protected"/>
      <style:text-properties style:font-name="Arial " style:font-name-asian="Arial " style:font-name-complex="Arial " fo:font-size="10pt" style:font-size-asian="10pt" style:font-size-complex="10pt"/>
    </style:style>
    <style:style style:name="ce9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D0D0D" style:font-name="Arial " style:font-name-asian="Arial " style:font-name-complex="Arial " fo:font-size="10pt" style:font-size-asian="10pt" style:font-size-complex="10pt"/>
    </style:style>
    <style:style style:name="ce9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/>
    </style:style>
    <style:style style:name="ce9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fo:background-color="#FFFFFF"/>
    </style:style>
    <style:style style:name="ce97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 style:font-family-generic="swiss"/>
    </style:style>
    <style:style style:name="ce9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99" style:family="table-cell" style:parent-style-name="Default" style:data-style-name="N0">
      <style:table-cell-properties fo:background-color="transparent"/>
      <style:text-properties style:font-name="Arial " style:font-name-asian="Arial " style:font-name-complex="Arial " fo:font-size="10pt" style:font-size-asian="10pt" style:font-size-complex="10pt" style:font-family-generic="swiss"/>
    </style:style>
    <style:style style:name="ce100" style:family="table-cell" style:parent-style-name="Default" style:data-style-name="N19">
      <style:table-cell-properties fo:background-color="transparent"/>
      <style:text-properties style:font-name="Arial " style:font-name-asian="Arial " style:font-name-complex="Arial 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40833333333333cm"/>
    </style:style>
    <style:style style:name="co3" style:family="table-column">
      <style:table-column-properties fo:break-before="auto" style:column-width="4.18041666666667cm" style:use-optimal-column-width="true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4.7625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7.11729166666667cm"/>
    </style:style>
    <style:style style:name="co9" style:family="table-column">
      <style:table-column-properties fo:break-before="auto" style:column-width="4.02166666666667cm" style:use-optimal-column-width="true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4.18041666666667cm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3.28083333333333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3.51895833333333cm"/>
    </style:style>
    <style:style style:name="co20" style:family="table-column">
      <style:table-column-properties fo:break-before="auto" style:column-width="6.87916666666667cm" style:use-optimal-column-width="true"/>
    </style:style>
    <style:style style:name="co21" style:family="table-column">
      <style:table-column-properties fo:break-before="auto" style:column-width="3.730625cm"/>
    </style:style>
    <style:style style:name="co22" style:family="table-column">
      <style:table-column-properties fo:break-before="auto" style:column-width="4.94770833333333cm" style:use-optimal-column-width="true"/>
    </style:style>
    <style:style style:name="co23" style:family="table-column">
      <style:table-column-properties fo:break-before="auto" style:column-width="3.59833333333333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4.95pt" style:use-optimal-row-height="false" fo:break-before="auto"/>
    </style:style>
    <style:style style:name="ro5" style:family="table-row">
      <style:table-row-properties style:row-height="31.9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5pt" style:use-optimal-row-height="true" fo:break-before="page"/>
    </style:style>
    <style:style style:name="ro9" style:family="table-row">
      <style:table-row-properties style:row-height="33.75pt" style:use-optimal-row-height="false" fo:break-before="auto"/>
    </style:style>
    <style:style style:name="ro10" style:family="table-row">
      <style:table-row-properties style:row-height="26.25pt" style:use-optimal-row-height="fals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8.75pt" style:use-optimal-row-height="false" fo:break-before="auto"/>
    </style:style>
    <style:style style:name="ro14" style:family="table-row">
      <style:table-row-properties style:row-height="76.15pt" style:use-optimal-row-height="false" fo:break-before="auto"/>
    </style:style>
    <style:style style:name="ro15" style:family="table-row">
      <style:table-row-properties style:row-height="27.75pt" style:use-optimal-row-height="fals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5.5pt" style:use-optimal-row-height="false" fo:break-before="auto"/>
    </style:style>
    <style:style style:name="ro21" style:family="table-row">
      <style:table-row-properties style:row-height="17.25pt" style:use-optimal-row-height="false" fo:break-before="auto"/>
    </style:style>
    <style:style style:name="ro22" style:family="table-row">
      <style:table-row-properties style:row-height="34.5pt" style:use-optimal-row-height="false" fo:break-before="auto"/>
    </style:style>
    <style:style style:name="ro23" style:family="table-row">
      <style:table-row-properties style:row-height="39.75pt" style:use-optimal-row-height="false" fo:break-before="auto"/>
    </style:style>
    <style:style style:name="ro24" style:family="table-row">
      <style:table-row-properties style:row-height="52.5pt" style:use-optimal-row-height="false" fo:break-before="auto"/>
    </style:style>
    <style:style style:name="ro25" style:family="table-row">
      <style:table-row-properties style:row-height="65.25pt" style:use-optimal-row-height="false" fo:break-before="auto"/>
    </style:style>
    <style:style style:name="ro26" style:family="table-row">
      <style:table-row-properties style:row-height="44.25pt" style:use-optimal-row-height="false" fo:break-before="auto"/>
    </style:style>
    <style:style style:name="ro27" style:family="table-row">
      <style:table-row-properties style:row-height="60.75pt" style:use-optimal-row-height="false" fo:break-before="auto"/>
    </style:style>
    <style:style style:name="ro28" style:family="table-row">
      <style:table-row-properties style:row-height="7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3_Quarter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12">
            <draw:frame draw:z-index="1" draw:id="id0" draw:style-name="a0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>Environment Agency logo</svg:desc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23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9">
            <text:p>Report run on: 25/05/2023</text:p>
          </table:table-cell>
          <table:table-cell table:style-name="ce100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35973.79300000001" table:style-name="ce8">
            <text:p>135,973.793</text:p>
          </table:table-cell>
          <table:table-cell office:value-type="float" office:value="1477.107" table:style-name="ce8">
            <text:p>1,477.107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7612.811000000002" table:style-name="ce8">
            <text:p>37,612.811</text:p>
          </table:table-cell>
          <table:table-cell office:value-type="float" office:value="770.62699999999995" table:style-name="ce8">
            <text:p>770.627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5060.022000000001" table:style-name="ce8">
            <text:p>15,060.022</text:p>
          </table:table-cell>
          <table:table-cell office:value-type="float" office:value="762.01900000000001" table:style-name="ce8">
            <text:p>762.019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6433.4139999999998" table:style-name="ce8">
            <text:p>6,433.414</text:p>
          </table:table-cell>
          <table:table-cell office:value-type="float" office:value="142.446" table:style-name="ce8">
            <text:p>142.446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3953.299000000001" table:style-name="ce8">
            <text:p>13,953.299</text:p>
          </table:table-cell>
          <table:table-cell office:value-type="float" office:value="2021.009" table:style-name="ce8">
            <text:p>2,021.009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904.281999999999" table:style-name="ce8">
            <text:p>14,904.282</text:p>
          </table:table-cell>
          <table:table-cell office:value-type="float" office:value="517.48699999999997" table:style-name="ce8">
            <text:p>517.487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0398.269" table:style-name="ce8">
            <text:p>10,398.269</text:p>
          </table:table-cell>
          <table:table-cell office:value-type="float" office:value="22.132000000000001" table:style-name="ce8">
            <text:p>22.132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24.98699999999997" table:style-name="ce8">
            <text:p>724.987</text:p>
          </table:table-cell>
          <table:table-cell office:value-type="float" office:value="207.37" table:style-name="ce8">
            <text:p>207.370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7125.1869999999999" table:style-name="ce8">
            <text:p>7,125.187</text:p>
          </table:table-cell>
          <table:table-cell office:value-type="float" office:value="465.06099999999998" table:style-name="ce8">
            <text:p>465.061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8.637" table:style-name="ce8">
            <text:p>28.637</text:p>
          </table:table-cell>
          <table:table-cell office:value-type="float" office:value="145.90100000000001" table:style-name="ce8">
            <text:p>145.901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0235.671999999999" table:style-name="ce8">
            <text:p>20,235.672</text:p>
          </table:table-cell>
          <table:table-cell office:value-type="float" office:value="419.68900000000002" table:style-name="ce8">
            <text:p>419.689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5361.764999999999" table:style-name="ce8">
            <text:p>45,361.765</text:p>
          </table:table-cell>
          <table:table-cell office:value-type="float" office:value="2481.11" table:style-name="ce8">
            <text:p>2,481.110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1532.4639999999999" table:style-name="ce8">
            <text:p>1,532.464</text:p>
          </table:table-cell>
          <table:table-cell office:value-type="float" office:value="37.744" table:style-name="ce8">
            <text:p>37.744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22821.098999999998" table:style-name="ce8">
            <text:p>22,821.099</text:p>
          </table:table-cell>
          <table:table-cell office:value-type="float" office:value="0" table:style-name="ce8">
            <text:p>0.000</text:p>
          </table:table-cell>
          <table:table-cell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32165.70099999994" table:style-name="ce10">
            <text:p>332,165.701</text:p>
          </table:table-cell>
          <table:table-cell office:value-type="float" office:value="9469.7019999999993" table:style-name="ce10">
            <text:p>9,469.702</text:p>
          </table:table-cell>
          <table:table-cell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style-name="ce10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20">
            <text:p>Notes</text:p>
          </table:table-cell>
          <table:table-cell table:number-columns-repeated="2" table:style-name="ce20"/>
          <table:table-cell table:number-columns-repeated="2" table:style-name="ce12"/>
          <table:table-cell table:number-columns-repeated="16379"/>
        </table:table-row>
        <table:table-row table:number-rows-repeated="8" table:style-name="ro3">
          <table:table-cell table:style-name="ce25"/>
          <table:table-cell table:number-columns-repeated="2" table:style-name="ce20"/>
          <table:table-cell table:number-columns-repeated="2" table:style-name="ce12"/>
          <table:table-cell table:number-columns-repeated="16379"/>
        </table:table-row>
        <table:table-row table:style-name="ro5">
          <table:table-cell table:number-columns-spanned="5" table:number-rows-spanned="1" table:style-name="ce85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2">
            <text:p>Catalogue<text:s/></text:p>
          </table:table-cell>
          <table:table-cell office:value-type="string" table:style-name="ce12">
            <text:p>LIT 7680</text:p>
          </table:table-cell>
          <table:table-cell table:style-name="ce19"/>
          <table:table-cell table:number-columns-repeated="2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23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538" table:style-name="ro3">
          <table:table-cell table:number-columns-repeated="16384"/>
        </table:table-row>
        <table:named-expressions>
          <table:named-range table:name="Print_Area" table:cell-range-address="2023_Quarter_1.$A$1:2023_Quarter_1.$E$38" table:base-cell-address="2023_Quarter_1.$A$1"/>
        </table:named-expressions>
      </table:table>
      <table:table table:name="2022_Quarters_1_-_4" table:style-name="ta2"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1" table:number-columns-repeated="16377" table:default-cell-style-name="ce54"/>
        <table:table-row table:style-name="ro1">
          <table:table-cell table:style-name="ce55">
            <draw:frame draw:z-index="1" draw:id="id1" draw:style-name="a1" draw:name="Picture 2" svg:x="0.06667in" svg:y="0.05in" svg:width="2.8in" svg:height="0.80833in" style:rel-width="scale" style:rel-height="scale">
              <draw:image xlink:href="" xlink:type="simple" xlink:show="embed" xlink:actuate="onLoad"/>
              <svg:title/>
              <svg:desc/>
            </draw:frame>
            <draw:frame draw:z-index="2" draw:id="id2" draw:style-name="a2" draw:name="Picture 2" svg:x="0.06667in" svg:y="0.05in" svg:width="2.8in" svg:height="0.80833in" style:rel-width="scale" style:rel-height="scale">
              <draw:image xlink:href="" xlink:type="simple" xlink:show="embed" xlink:actuate="onLoad"/>
              <svg:title/>
              <svg:desc/>
            </draw:frame>
            <draw:frame draw:z-index="3" draw:id="id3" draw:style-name="a3" draw:name="Picture 2" svg:x="0.06667in" svg:y="0.05in" svg:width="2.8in" svg:height="0.80833in" style:rel-width="scale" style:rel-height="scale">
              <draw:image xlink:href="" xlink:type="simple" xlink:show="embed" xlink:actuate="onLoad"/>
              <svg:title/>
              <svg:desc/>
            </draw:frame>
            <draw:frame draw:z-index="4" draw:id="id4" draw:style-name="a4" draw:name="Picture 4" svg:x="0.06667in" svg:y="0.05in" svg:width="2.8in" svg:height="0.80833in" style:rel-width="scale" style:rel-height="scale">
              <draw:image xlink:href="" xlink:type="simple" xlink:show="embed" xlink:actuate="onLoad"/>
              <svg:title/>
              <svg:desc>Environment Agency logo</svg:desc>
            </draw:frame>
          </table:table-cell>
          <table:table-cell table:number-columns-repeated="4" table:style-name="ce55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6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74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4" table:style-name="ce78"/>
          <table:table-cell table:number-columns-repeated="16379"/>
        </table:table-row>
        <table:table-row table:style-name="ro3">
          <table:table-cell office:value-type="string" table:style-name="ce78">
            <text:p>Period covered: January - March 2022</text:p>
          </table:table-cell>
          <table:table-cell table:number-columns-repeated="4" table:style-name="ce78"/>
          <table:table-cell table:number-columns-repeated="16379" table:style-name="ce73"/>
        </table:table-row>
        <table:table-row table:style-name="ro3">
          <table:table-cell office:value-type="string" table:style-name="ce81">
            <text:p>Report run on: 29/03/2023</text:p>
          </table:table-cell>
          <table:table-cell table:style-name="ce80"/>
          <table:table-cell table:number-columns-repeated="3" table:style-name="ce78"/>
          <table:table-cell table:number-columns-repeated="16379"/>
        </table:table-row>
        <table:table-row table:style-name="ro3">
          <table:table-cell table:number-columns-repeated="5" table:style-name="ce78"/>
          <table:table-cell table:number-columns-repeated="16379"/>
        </table:table-row>
        <table:table-row table:style-name="ro4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153964.45300000001" table:style-name="ce62">
            <text:p>153,964.45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43267.222000000002" table:style-name="ce62">
            <text:p>43,267.22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17962.683000000001" table:style-name="ce62">
            <text:p>17,962.68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7754.3779999999997" table:style-name="ce62">
            <text:p>7,754.37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19612.156999999999" table:style-name="ce62">
            <text:p>19,612.157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21533.352999999999" table:style-name="ce62">
            <text:p>21,533.35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12031.641" table:style-name="ce62">
            <text:p>12,031.64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1248.7560000000001" table:style-name="ce62">
            <text:p>1,248.75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6344.5659999999998" table:style-name="ce62">
            <text:p>6,344.56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90.323999999999998" table:style-name="ce62">
            <text:p>90.324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26961.794999999998" table:style-name="ce62">
            <text:p>26,961.79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54790.523000000001" table:style-name="ce62">
            <text:p>54,790.52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1531.769" table:style-name="ce62">
            <text:p>1,531.76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19877.603999999999" table:style-name="ce62">
            <text:p>19,877.604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86971.22399999993" table:style-name="ce60">
            <text:p>386,971.224</text:p>
          </table:table-cell>
          <table:table-cell table:number-columns-repeated="2" table:style-name="ce60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3" table:style-name="ce60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4" table:style-name="ce78"/>
          <table:table-cell table:number-columns-repeated="16379"/>
        </table:table-row>
        <table:table-row table:style-name="ro3">
          <table:table-cell office:value-type="string" table:style-name="ce78">
            <text:p>Period covered: April - June 2022</text:p>
          </table:table-cell>
          <table:table-cell table:number-columns-repeated="4" table:style-name="ce78"/>
          <table:table-cell table:number-columns-repeated="16379"/>
        </table:table-row>
        <table:table-row table:style-name="ro3">
          <table:table-cell office:value-type="string" table:style-name="ce81">
            <text:p>Report run on: 29/03/2023</text:p>
          </table:table-cell>
          <table:table-cell table:style-name="ce80"/>
          <table:table-cell table:number-columns-repeated="3" table:style-name="ce78"/>
          <table:table-cell table:number-columns-repeated="16379"/>
        </table:table-row>
        <table:table-row table:style-name="ro3">
          <table:table-cell table:number-columns-repeated="5" table:style-name="ce78"/>
          <table:table-cell table:number-columns-repeated="16379"/>
        </table:table-row>
        <table:table-row table:style-name="ro4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133705.48800000001" table:style-name="ce62">
            <text:p>133,705.48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37338.616999999998" table:style-name="ce62">
            <text:p>37,338.617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16460.182000000001" table:style-name="ce62">
            <text:p>16,460.18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7027.7139999999999" table:style-name="ce62">
            <text:p>7,027.714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14789.846" table:style-name="ce62">
            <text:p>14,789.84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22026.882000000001" table:style-name="ce62">
            <text:p>22,026.88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11650.802" table:style-name="ce62">
            <text:p>11,650.80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967.17700000000002" table:style-name="ce62">
            <text:p>967.177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5803.3249999999998" table:style-name="ce62">
            <text:p>5,803.32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70.448999999999998" table:style-name="ce62">
            <text:p>70.44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22067.84" table:style-name="ce62">
            <text:p>22,067.840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49095.08" table:style-name="ce62">
            <text:p>49,095.080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1369.145" table:style-name="ce62">
            <text:p>1,369.14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24771.844000000001" table:style-name="ce62">
            <text:p>24,771.844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47144.39100000006" table:style-name="ce60">
            <text:p>347,144.391</text:p>
          </table:table-cell>
          <table:table-cell table:number-columns-repeated="2" table:style-name="ce60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3" table:style-name="ce60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78"/>
          <table:table-cell table:number-columns-repeated="2" table:style-name="ce60"/>
          <table:table-cell table:number-columns-repeated="16379"/>
        </table:table-row>
        <table:table-row table:style-name="ro3">
          <table:table-cell office:value-type="string" table:style-name="ce78">
            <text:p>Period covered: July - September 2022</text:p>
          </table:table-cell>
          <table:table-cell table:number-columns-repeated="2" table:style-name="ce78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81">
            <text:p>Report run on: 29/03/2023</text:p>
          </table:table-cell>
          <table:table-cell table:style-name="ce80"/>
          <table:table-cell table:style-name="ce78"/>
          <table:table-cell table:number-columns-repeated="2" table:style-name="ce55"/>
          <table:table-cell table:number-columns-repeated="16379"/>
        </table:table-row>
        <table:table-row table:style-name="ro3">
          <table:table-cell table:number-columns-repeated="3" table:style-name="ce78"/>
          <table:table-cell table:number-columns-repeated="2" table:style-name="ce55"/>
          <table:table-cell table:number-columns-repeated="16379"/>
        </table:table-row>
        <table:table-row table:style-name="ro4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55"/>
          <table:table-cell table:number-columns-repeated="16379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140956.60800000001" table:style-name="ce62">
            <text:p>140,956.608</text:p>
          </table:table-cell>
          <table:table-cell table:style-name="ce64"/>
          <table:table-cell table:style-name="ce55"/>
          <table:table-cell table:number-columns-repeated="16379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41591.173000000003" table:style-name="ce62">
            <text:p>41,591.17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17733.933000000001" table:style-name="ce62">
            <text:p>17,733.93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8178.558" table:style-name="ce62">
            <text:p>8,178.558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14866.161" table:style-name="ce62">
            <text:p>14,866.16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13738.563" table:style-name="ce62">
            <text:p>13,738.56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13732.808999999999" table:style-name="ce62">
            <text:p>13,732.809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936.76900000000001" table:style-name="ce62">
            <text:p>936.769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6000.7209999999995" table:style-name="ce62">
            <text:p>6,000.72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49.646000000000001" table:style-name="ce62">
            <text:p>49.646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20624.795999999998" table:style-name="ce62">
            <text:p>20,624.796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54072.305" table:style-name="ce62">
            <text:p>54,072.305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1222.0250000000001" table:style-name="ce62">
            <text:p>1,222.025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39689.949999999997" table:style-name="ce62">
            <text:p>39,689.950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73394.01699999999" table:style-name="ce60">
            <text:p>373,394.017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table:number-columns-repeated="2" table:style-name="ce61"/>
          <table:table-cell table:style-name="ce60"/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78"/>
          <table:table-cell table:number-columns-repeated="2" table:style-name="ce60"/>
          <table:table-cell table:number-columns-repeated="16379" table:style-name="ce54"/>
        </table:table-row>
        <table:table-row table:style-name="ro3">
          <table:table-cell office:value-type="string" table:style-name="ce78">
            <text:p>Period covered: October - December 2022</text:p>
          </table:table-cell>
          <table:table-cell table:number-columns-repeated="2" table:style-name="ce78"/>
          <table:table-cell table:number-columns-repeated="2" table:style-name="ce55"/>
          <table:table-cell table:number-columns-repeated="16379" table:style-name="ce54"/>
        </table:table-row>
        <table:table-row table:style-name="ro2">
          <table:table-cell office:value-type="string" table:style-name="ce81">
            <text:p>Report run on: 29/03/2023</text:p>
          </table:table-cell>
          <table:table-cell table:style-name="ce80"/>
          <table:table-cell table:style-name="ce78"/>
          <table:table-cell table:number-columns-repeated="2" table:style-name="ce55"/>
          <table:table-cell table:number-columns-repeated="16379" table:style-name="ce54"/>
        </table:table-row>
        <table:table-row table:style-name="ro2">
          <table:table-cell table:number-columns-repeated="3" table:style-name="ce78"/>
          <table:table-cell table:number-columns-repeated="2" table:style-name="ce55"/>
          <table:table-cell table:number-columns-repeated="3" table:style-name="ce72"/>
          <table:table-cell table:number-columns-repeated="16376"/>
        </table:table-row>
        <table:table-row table:style-name="ro3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55"/>
          <table:table-cell table:number-columns-repeated="16379" table:style-name="ce54"/>
        </table:table-row>
        <table:table-row table:style-name="ro4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162030.20199999999" table:style-name="ce62">
            <text:p>162,030.202</text:p>
          </table:table-cell>
          <table:table-cell table:style-name="ce64"/>
          <table:table-cell table:style-name="ce55"/>
          <table:table-cell table:number-columns-repeated="16379" table:style-name="ce54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56921.722000000002" table:style-name="ce62">
            <text:p>56,921.722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19343.261999999999" table:style-name="ce62">
            <text:p>19,343.262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10516.993" table:style-name="ce62">
            <text:p>10,516.993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18799.794000000002" table:style-name="ce62">
            <text:p>18,799.794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12319.861000000001" table:style-name="ce62">
            <text:p>12,319.861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21928.400000000001" table:style-name="ce62">
            <text:p>21,928.400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920.63699999999994" table:style-name="ce62">
            <text:p>920.637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6927.88" table:style-name="ce62">
            <text:p>6,927.88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51.83" table:style-name="ce62">
            <text:p>51.83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27989.383999999998" table:style-name="ce62">
            <text:p>27,989.384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59086.110999999997" table:style-name="ce62">
            <text:p>59,086.11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1688.6790000000001" table:style-name="ce62">
            <text:p>1,688.679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42707.519999999997" table:style-name="ce62">
            <text:p>42,707.52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441232.27500000002" table:style-name="ce60">
            <text:p>441,232.275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2" table:style-name="ce60"/>
          <table:table-cell table:style-name="ce71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78"/>
          <table:table-cell table:style-name="ce60"/>
          <table:table-cell table:style-name="ce57"/>
          <table:table-cell table:number-columns-repeated="16379"/>
        </table:table-row>
        <table:table-row table:style-name="ro3">
          <table:table-cell office:value-type="string" table:style-name="ce78">
            <text:p>Period covered: January - December 2022</text:p>
          </table:table-cell>
          <table:table-cell table:number-columns-repeated="2" table:style-name="ce78"/>
          <table:table-cell table:style-name="ce59"/>
          <table:table-cell table:style-name="ce55"/>
          <table:table-cell table:number-columns-repeated="16379"/>
        </table:table-row>
        <table:table-row table:style-name="ro3">
          <table:table-cell office:value-type="string" table:style-name="ce81">
            <text:p>Report run on: 29/03/2023</text:p>
          </table:table-cell>
          <table:table-cell table:style-name="ce80"/>
          <table:table-cell table:style-name="ce78"/>
          <table:table-cell table:style-name="ce68"/>
          <table:table-cell table:style-name="ce67"/>
          <table:table-cell table:number-columns-repeated="16379"/>
        </table:table-row>
        <table:table-row table:style-name="ro3">
          <table:table-cell table:number-columns-repeated="3" table:style-name="ce78"/>
          <table:table-cell table:style-name="ce57"/>
          <table:table-cell table:style-name="ce55"/>
          <table:table-cell table:number-columns-repeated="16379"/>
        </table:table-row>
        <table:table-row table:style-name="ro7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office:value-type="string" table:style-name="ce64">
            <text:p>Non Household EEE (tonnes)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590656.75099999993" table:style-name="ce62">
            <text:p>590,656.751</text:p>
          </table:table-cell>
          <table:table-cell office:value-type="float" office:value="34413.038" table:style-name="ce62">
            <text:p>34,413.038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179118.73400000003" table:style-name="ce62">
            <text:p>179,118.734</text:p>
          </table:table-cell>
          <table:table-cell office:value-type="float" office:value="9387.5689999999995" table:style-name="ce62">
            <text:p>9,387.569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71500.060000000012" table:style-name="ce62">
            <text:p>71,500.060</text:p>
          </table:table-cell>
          <table:table-cell office:value-type="float" office:value="59052.726000000002" table:style-name="ce62">
            <text:p>59,052.726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33477.643000000004" table:style-name="ce62">
            <text:p>33,477.643</text:p>
          </table:table-cell>
          <table:table-cell office:value-type="float" office:value="6923.7150000000001" table:style-name="ce62">
            <text:p>6,923.715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68067.957999999999" table:style-name="ce62">
            <text:p>68,067.958</text:p>
          </table:table-cell>
          <table:table-cell office:value-type="float" office:value="40911.976000000002" table:style-name="ce62">
            <text:p>40,911.976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69618.659" table:style-name="ce62">
            <text:p>69,618.659</text:p>
          </table:table-cell>
          <table:table-cell office:value-type="float" office:value="30842.399000000001" table:style-name="ce62">
            <text:p>30,842.399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59343.652000000002" table:style-name="ce62">
            <text:p>59,343.652</text:p>
          </table:table-cell>
          <table:table-cell office:value-type="float" office:value="4092.1190000000001" table:style-name="ce62">
            <text:p>4,092.119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4073.3389999999999" table:style-name="ce62">
            <text:p>4,073.339</text:p>
          </table:table-cell>
          <table:table-cell office:value-type="float" office:value="14008.958000000001" table:style-name="ce62">
            <text:p>14,008.958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25076.492000000002" table:style-name="ce62">
            <text:p>25,076.492</text:p>
          </table:table-cell>
          <table:table-cell office:value-type="float" office:value="29833.663" table:style-name="ce62">
            <text:p>29,833.663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262.24899999999997" table:style-name="ce62">
            <text:p>262.249</text:p>
          </table:table-cell>
          <table:table-cell office:value-type="float" office:value="5465.2520000000004" table:style-name="ce62">
            <text:p>5,465.252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97643.815000000002" table:style-name="ce62">
            <text:p>97,643.815</text:p>
          </table:table-cell>
          <table:table-cell office:value-type="float" office:value="11563.513999999999" table:style-name="ce62">
            <text:p>11,563.514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217044.019" table:style-name="ce62">
            <text:p>217,044.019</text:p>
          </table:table-cell>
          <table:table-cell office:value-type="float" office:value="47651.834000000003" table:style-name="ce62">
            <text:p>47,651.834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5811.6180000000004" table:style-name="ce62">
            <text:p>5,811.618</text:p>
          </table:table-cell>
          <table:table-cell office:value-type="float" office:value="1208.809" table:style-name="ce62">
            <text:p>1,208.809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127046.91800000001" table:style-name="ce62">
            <text:p>127,046.918</text:p>
          </table:table-cell>
          <table:table-cell office:value-type="float" office:value="3.0630000000000002" table:style-name="ce62">
            <text:p>3.063</text:p>
          </table:table-cell>
          <table:table-cell table:style-name="ce55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1548741.9070000001" table:style-name="ce60">
            <text:p>1,548,741.907</text:p>
          </table:table-cell>
          <table:table-cell office:value-type="float" office:value="295358.63500000007" table:style-name="ce60">
            <text:p>295,358.635</text:p>
          </table:table-cell>
          <table:table-cell table:style-name="ce55"/>
          <table:table-cell table:number-columns-repeated="16379"/>
        </table:table-row>
        <table:table-row table:style-name="ro3">
          <table:table-cell table:number-columns-repeated="2" table:style-name="ce61"/>
          <table:table-cell table:style-name="ce60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59">
            <text:p>Notes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77">
            <text:p>The summary table for January - December 2022 includes small producer data, so will exceed the sum of the four quarters.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77">
            <text:p>We have identified and are investigating a decrease in B2C category 8 EEE being placed on the market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77">
            <text:p>We have identified and are investigated a increase or B2C category 14 EEE being placed on the market.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77">
            <text:p>We have identified and are investigating an increase of B2B category 11 EEE being placed on the market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5">
          <table:table-cell table:number-columns-spanned="5" table:number-rows-spanned="1" table:style-name="ce87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55">
            <text:p>Catalogue<text:s/></text:p>
          </table:table-cell>
          <table:table-cell office:value-type="string" table:style-name="ce55">
            <text:p>LIT 7680</text:p>
          </table:table-cell>
          <table:table-cell table:style-name="ce57"/>
          <table:table-cell table:number-columns-repeated="2" table:style-name="ce55"/>
          <table:table-cell table:number-columns-repeated="16379"/>
        </table:table-row>
        <table:table-row table:style-name="ro6">
          <table:table-cell office:value-type="string" table:style-name="ce75">
            <text:p>© Environment Agency copyright and database right 2021. All rights reserved.<text:s text:c="2"/></text:p>
          </table:table-cell>
          <table:table-cell table:number-columns-repeated="4" table:style-name="ce55"/>
          <table:table-cell table:number-columns-repeated="16379"/>
        </table:table-row>
        <table:table-row table:number-rows-repeated="1048459" table:style-name="ro3">
          <table:table-cell table:number-columns-repeated="16384"/>
        </table:table-row>
        <table:named-expressions>
          <table:named-range table:name="Print_Area" table:cell-range-address="2022_Quarters_1_-_4.$A$1:2022_Quarters_1_-_4.$E$117" table:base-cell-address="2022_Quarters_1_-_4.$A$1"/>
        </table:named-expressions>
      </table:table>
      <table:table table:name="2021_Quarters_1_-_4" table:style-name="ta2">
        <table:table-column table:style-name="co1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" table:number-columns-repeated="16377" table:default-cell-style-name="ce54"/>
        <table:table-row table:style-name="ro1">
          <table:table-cell table:style-name="ce55">
            <draw:frame draw:z-index="1" draw:id="id5" draw:style-name="a5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6" draw:style-name="a6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7" draw:style-name="a7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8" draw:style-name="a8" draw:name="Picture 4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>Environment Agency logo</svg:desc>
            </draw:frame>
          </table:table-cell>
          <table:table-cell table:number-columns-repeated="4" table:style-name="ce55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6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74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4" table:style-name="ce78"/>
          <table:table-cell table:number-columns-repeated="16379"/>
        </table:table-row>
        <table:table-row table:style-name="ro3">
          <table:table-cell office:value-type="string" table:style-name="ce78">
            <text:p>Period covered: January - March 2021</text:p>
          </table:table-cell>
          <table:table-cell table:number-columns-repeated="4" table:style-name="ce78"/>
          <table:table-cell table:number-columns-repeated="16379" table:style-name="ce73"/>
        </table:table-row>
        <table:table-row table:style-name="ro3">
          <table:table-cell office:value-type="string" table:style-name="ce81">
            <text:p>Report run on: 29/03/2022</text:p>
          </table:table-cell>
          <table:table-cell table:style-name="ce80"/>
          <table:table-cell table:number-columns-repeated="3" table:style-name="ce78"/>
          <table:table-cell table:number-columns-repeated="16379"/>
        </table:table-row>
        <table:table-row table:style-name="ro3">
          <table:table-cell table:number-columns-repeated="5" table:style-name="ce78"/>
          <table:table-cell table:number-columns-repeated="16379"/>
        </table:table-row>
        <table:table-row table:style-name="ro4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165699.70300000001" table:style-name="ce62">
            <text:p>165,699.70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46296.911" table:style-name="ce62">
            <text:p>46,296.91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22278.542000000001" table:style-name="ce62">
            <text:p>22,278.54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8797.2139999999999" table:style-name="ce62">
            <text:p>8,797.214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15616.462" table:style-name="ce62">
            <text:p>15,616.46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23985.222000000002" table:style-name="ce62">
            <text:p>23,985.22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17102.825000000001" table:style-name="ce62">
            <text:p>17,102.82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1381.23" table:style-name="ce62">
            <text:p>1,381.230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6268.7550000000001" table:style-name="ce62">
            <text:p>6,268.75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48.865000000000002" table:style-name="ce62">
            <text:p>48.86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21632.828000000001" table:style-name="ce62">
            <text:p>21,632.82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62447.809000000001" table:style-name="ce62">
            <text:p>62,447.80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1975.6420000000001" table:style-name="ce62">
            <text:p>1,975.64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11112.453" table:style-name="ce62">
            <text:p>11,112.45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404644.46099999995" table:style-name="ce60">
            <text:p>404,644.461</text:p>
          </table:table-cell>
          <table:table-cell table:number-columns-repeated="2" table:style-name="ce60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3" table:style-name="ce60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4" table:style-name="ce78"/>
          <table:table-cell table:number-columns-repeated="16379"/>
        </table:table-row>
        <table:table-row table:style-name="ro3">
          <table:table-cell office:value-type="string" table:style-name="ce78">
            <text:p>Period covered: April - June 2021</text:p>
          </table:table-cell>
          <table:table-cell table:number-columns-repeated="4" table:style-name="ce78"/>
          <table:table-cell table:number-columns-repeated="16379"/>
        </table:table-row>
        <table:table-row table:style-name="ro3">
          <table:table-cell office:value-type="string" table:style-name="ce81">
            <text:p>Report run on: 29/03/2022</text:p>
          </table:table-cell>
          <table:table-cell table:style-name="ce80"/>
          <table:table-cell table:number-columns-repeated="3" table:style-name="ce78"/>
          <table:table-cell table:number-columns-repeated="16379"/>
        </table:table-row>
        <table:table-row table:style-name="ro3">
          <table:table-cell table:number-columns-repeated="5" table:style-name="ce78"/>
          <table:table-cell table:number-columns-repeated="16379"/>
        </table:table-row>
        <table:table-row table:style-name="ro4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160637.02799999999" table:style-name="ce62">
            <text:p>160,637.02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42611.112000000001" table:style-name="ce62">
            <text:p>42,611.11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19330.166000000001" table:style-name="ce62">
            <text:p>19,330.16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7590.2650000000003" table:style-name="ce62">
            <text:p>7,590.26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15218.214" table:style-name="ce62">
            <text:p>15,218.214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27415.429" table:style-name="ce62">
            <text:p>27,415.42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16845.266" table:style-name="ce62">
            <text:p>16,845.26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1160.4649999999999" table:style-name="ce62">
            <text:p>1,160.46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6498.9709999999995" table:style-name="ce62">
            <text:p>6,498.97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64.510999999999996" table:style-name="ce62">
            <text:p>64.51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22272.687999999998" table:style-name="ce62">
            <text:p>22,272.68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59136.131000000001" table:style-name="ce62">
            <text:p>59,136.13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1514.7159999999999" table:style-name="ce62">
            <text:p>1,514.71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7894.3710000000001" table:style-name="ce62">
            <text:p>7,894.37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88189.33300000004" table:style-name="ce60">
            <text:p>388,189.333</text:p>
          </table:table-cell>
          <table:table-cell table:number-columns-repeated="2" table:style-name="ce60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3" table:style-name="ce60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78"/>
          <table:table-cell table:number-columns-repeated="2" table:style-name="ce60"/>
          <table:table-cell table:number-columns-repeated="16379"/>
        </table:table-row>
        <table:table-row table:style-name="ro3">
          <table:table-cell office:value-type="string" table:style-name="ce78">
            <text:p>Period covered: July - September 2021</text:p>
          </table:table-cell>
          <table:table-cell table:number-columns-repeated="2" table:style-name="ce78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81">
            <text:p>Report run on: 29/03/2022</text:p>
          </table:table-cell>
          <table:table-cell table:style-name="ce80"/>
          <table:table-cell table:style-name="ce78"/>
          <table:table-cell table:number-columns-repeated="2" table:style-name="ce55"/>
          <table:table-cell table:number-columns-repeated="16379"/>
        </table:table-row>
        <table:table-row table:style-name="ro3">
          <table:table-cell table:number-columns-repeated="3" table:style-name="ce78"/>
          <table:table-cell table:number-columns-repeated="2" table:style-name="ce55"/>
          <table:table-cell table:number-columns-repeated="16379"/>
        </table:table-row>
        <table:table-row table:style-name="ro4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55"/>
          <table:table-cell table:number-columns-repeated="16379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159080.89499999999" table:style-name="ce62">
            <text:p>159,080.895</text:p>
          </table:table-cell>
          <table:table-cell table:style-name="ce64"/>
          <table:table-cell table:style-name="ce55"/>
          <table:table-cell table:number-columns-repeated="16379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42863.368999999999" table:style-name="ce62">
            <text:p>42,863.369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18502.095000000001" table:style-name="ce62">
            <text:p>18,502.095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7966.5730000000003" table:style-name="ce62">
            <text:p>7,966.57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14445.281000000001" table:style-name="ce62">
            <text:p>14,445.28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21121.18" table:style-name="ce62">
            <text:p>21,121.18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16943.196" table:style-name="ce62">
            <text:p>16,943.196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1132.0809999999999" table:style-name="ce62">
            <text:p>1,132.08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5719.7950000000001" table:style-name="ce62">
            <text:p>5,719.795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117.38500000000001" table:style-name="ce62">
            <text:p>117.385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22065.727999999999" table:style-name="ce62">
            <text:p>22,065.728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65082.612000000001" table:style-name="ce62">
            <text:p>65,082.612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1683.0830000000001" table:style-name="ce62">
            <text:p>1,683.08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8818.6270000000004" table:style-name="ce62">
            <text:p>8,818.627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85541.89999999997" table:style-name="ce60">
            <text:p>385,541.900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table:number-columns-repeated="2" table:style-name="ce61"/>
          <table:table-cell table:style-name="ce60"/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78"/>
          <table:table-cell table:number-columns-repeated="2" table:style-name="ce60"/>
          <table:table-cell table:number-columns-repeated="16379" table:style-name="ce54"/>
        </table:table-row>
        <table:table-row table:style-name="ro3">
          <table:table-cell office:value-type="string" table:style-name="ce78">
            <text:p>Period covered: October - December 2021</text:p>
          </table:table-cell>
          <table:table-cell table:number-columns-repeated="2" table:style-name="ce78"/>
          <table:table-cell table:number-columns-repeated="2" table:style-name="ce55"/>
          <table:table-cell table:number-columns-repeated="16379" table:style-name="ce54"/>
        </table:table-row>
        <table:table-row table:style-name="ro2">
          <table:table-cell office:value-type="string" table:style-name="ce81">
            <text:p>Report run on: 29/03/2022</text:p>
          </table:table-cell>
          <table:table-cell table:style-name="ce80"/>
          <table:table-cell table:style-name="ce78"/>
          <table:table-cell table:number-columns-repeated="2" table:style-name="ce55"/>
          <table:table-cell table:number-columns-repeated="16379" table:style-name="ce54"/>
        </table:table-row>
        <table:table-row table:style-name="ro2">
          <table:table-cell table:number-columns-repeated="3" table:style-name="ce78"/>
          <table:table-cell table:number-columns-repeated="2" table:style-name="ce55"/>
          <table:table-cell table:number-columns-repeated="3" table:style-name="ce72"/>
          <table:table-cell table:number-columns-repeated="16376"/>
        </table:table-row>
        <table:table-row table:style-name="ro7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55"/>
          <table:table-cell table:number-columns-repeated="16379" table:style-name="ce54"/>
        </table:table-row>
        <table:table-row table:style-name="ro4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175391.27" table:style-name="ce62">
            <text:p>175,391.270</text:p>
          </table:table-cell>
          <table:table-cell table:style-name="ce64"/>
          <table:table-cell table:style-name="ce55"/>
          <table:table-cell table:number-columns-repeated="16379" table:style-name="ce54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55880.902999999998" table:style-name="ce62">
            <text:p>55,880.903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22327.865000000002" table:style-name="ce62">
            <text:p>22,327.865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10593.924999999999" table:style-name="ce62">
            <text:p>10,593.925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21797.065999999999" table:style-name="ce62">
            <text:p>21,797.066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16305.974" table:style-name="ce62">
            <text:p>16,305.974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24697.973000000002" table:style-name="ce62">
            <text:p>24,697.973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1050.4110000000001" table:style-name="ce62">
            <text:p>1,050.411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5807.0789999999997" table:style-name="ce62">
            <text:p>5,807.079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136.60300000000001" table:style-name="ce62">
            <text:p>136.60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32043.491000000002" table:style-name="ce62">
            <text:p>32,043.49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65324.38" table:style-name="ce62">
            <text:p>65,324.38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2098.4499999999998" table:style-name="ce62">
            <text:p>2,098.45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15678.161" table:style-name="ce62">
            <text:p>15,678.16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449133.55100000004" table:style-name="ce60">
            <text:p>449,133.55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2" table:style-name="ce60"/>
          <table:table-cell table:style-name="ce71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78"/>
          <table:table-cell table:style-name="ce60"/>
          <table:table-cell table:style-name="ce57"/>
          <table:table-cell table:number-columns-repeated="16379"/>
        </table:table-row>
        <table:table-row table:style-name="ro3">
          <table:table-cell office:value-type="string" table:style-name="ce78">
            <text:p>Period covered: January - December 2021</text:p>
          </table:table-cell>
          <table:table-cell table:number-columns-repeated="2" table:style-name="ce78"/>
          <table:table-cell table:style-name="ce59"/>
          <table:table-cell table:style-name="ce55"/>
          <table:table-cell table:number-columns-repeated="16379"/>
        </table:table-row>
        <table:table-row table:style-name="ro3">
          <table:table-cell office:value-type="string" table:style-name="ce81">
            <text:p>Report run on: 29/03/2022</text:p>
          </table:table-cell>
          <table:table-cell table:style-name="ce80"/>
          <table:table-cell table:style-name="ce78"/>
          <table:table-cell table:style-name="ce68"/>
          <table:table-cell table:style-name="ce67"/>
          <table:table-cell table:number-columns-repeated="16379"/>
        </table:table-row>
        <table:table-row table:style-name="ro3">
          <table:table-cell table:number-columns-repeated="3" table:style-name="ce78"/>
          <table:table-cell table:style-name="ce57"/>
          <table:table-cell table:style-name="ce55"/>
          <table:table-cell table:number-columns-repeated="16379"/>
        </table:table-row>
        <table:table-row table:style-name="ro7">
          <table:table-cell table:style-name="ce79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office:value-type="string" table:style-name="ce64">
            <text:p>Non Household EEE (tonnes)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" table:style-name="ce78">
            <text:p>1</text:p>
          </table:table-cell>
          <table:table-cell office:value-type="string" table:style-name="ce78">
            <text:p>Large Household Appliances</text:p>
          </table:table-cell>
          <table:table-cell office:value-type="float" office:value="660841.70200000005" table:style-name="ce62">
            <text:p>660,841.702</text:p>
          </table:table-cell>
          <table:table-cell office:value-type="float" office:value="33258.059000000001" table:style-name="ce62">
            <text:p>33,258.059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2" table:style-name="ce78">
            <text:p>2</text:p>
          </table:table-cell>
          <table:table-cell office:value-type="string" table:style-name="ce78">
            <text:p>Small Household Appliances</text:p>
          </table:table-cell>
          <table:table-cell office:value-type="float" office:value="187861.20099999997" table:style-name="ce62">
            <text:p>187,861.201</text:p>
          </table:table-cell>
          <table:table-cell office:value-type="float" office:value="8757.2160000000003" table:style-name="ce62">
            <text:p>8,757.216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3" table:style-name="ce78">
            <text:p>3</text:p>
          </table:table-cell>
          <table:table-cell office:value-type="string" table:style-name="ce78">
            <text:p>IT and Telcomms Equipment</text:p>
          </table:table-cell>
          <table:table-cell office:value-type="float" office:value="82561.150999999998" table:style-name="ce62">
            <text:p>82,561.151</text:p>
          </table:table-cell>
          <table:table-cell office:value-type="float" office:value="57440.957000000002" table:style-name="ce62">
            <text:p>57,440.957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4" table:style-name="ce78">
            <text:p>4</text:p>
          </table:table-cell>
          <table:table-cell office:value-type="string" table:style-name="ce78">
            <text:p>Consumer Equipment</text:p>
          </table:table-cell>
          <table:table-cell office:value-type="float" office:value="35065.254999999997" table:style-name="ce62">
            <text:p>35,065.255</text:p>
          </table:table-cell>
          <table:table-cell office:value-type="float" office:value="6033.4500000000007" table:style-name="ce62">
            <text:p>6,033.450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5" table:style-name="ce78">
            <text:p>5</text:p>
          </table:table-cell>
          <table:table-cell office:value-type="string" table:style-name="ce78">
            <text:p>Lighting Equipment</text:p>
          </table:table-cell>
          <table:table-cell office:value-type="float" office:value="67179.709000000003" table:style-name="ce62">
            <text:p>67,179.709</text:p>
          </table:table-cell>
          <table:table-cell office:value-type="float" office:value="41240.376000000004" table:style-name="ce62">
            <text:p>41,240.376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6" table:style-name="ce78">
            <text:p>6</text:p>
          </table:table-cell>
          <table:table-cell office:value-type="string" table:style-name="ce78">
            <text:p>Electrical and Electronic Tools</text:p>
          </table:table-cell>
          <table:table-cell office:value-type="float" office:value="89059.319000000003" table:style-name="ce62">
            <text:p>89,059.319</text:p>
          </table:table-cell>
          <table:table-cell office:value-type="float" office:value="30165.842000000001" table:style-name="ce62">
            <text:p>30,165.842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7" table:style-name="ce78">
            <text:p>7</text:p>
          </table:table-cell>
          <table:table-cell office:value-type="string" table:style-name="ce78">
            <text:p>Toys Leisure and Sports</text:p>
          </table:table-cell>
          <table:table-cell office:value-type="float" office:value="75642.271999999997" table:style-name="ce62">
            <text:p>75,642.272</text:p>
          </table:table-cell>
          <table:table-cell office:value-type="float" office:value="3722.125" table:style-name="ce62">
            <text:p>3,722.125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8" table:style-name="ce78">
            <text:p>8</text:p>
          </table:table-cell>
          <table:table-cell office:value-type="string" table:style-name="ce78">
            <text:p>Medical Devices</text:p>
          </table:table-cell>
          <table:table-cell office:value-type="float" office:value="4753.0789999999997" table:style-name="ce62">
            <text:p>4,753.079</text:p>
          </table:table-cell>
          <table:table-cell office:value-type="float" office:value="15188.55" table:style-name="ce62">
            <text:p>15,188.550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9" table:style-name="ce78">
            <text:p>9</text:p>
          </table:table-cell>
          <table:table-cell office:value-type="string" table:style-name="ce78">
            <text:p>Monitoring and Control Instruments</text:p>
          </table:table-cell>
          <table:table-cell office:value-type="float" office:value="24332.734999999997" table:style-name="ce62">
            <text:p>24,332.735</text:p>
          </table:table-cell>
          <table:table-cell office:value-type="float" office:value="31525.217000000001" table:style-name="ce62">
            <text:p>31,525.217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0" table:style-name="ce78">
            <text:p>10</text:p>
          </table:table-cell>
          <table:table-cell office:value-type="string" table:style-name="ce78">
            <text:p>Automatic Dispensers</text:p>
          </table:table-cell>
          <table:table-cell office:value-type="float" office:value="372.32100000000003" table:style-name="ce62">
            <text:p>372.321</text:p>
          </table:table-cell>
          <table:table-cell office:value-type="float" office:value="5468.259" table:style-name="ce62">
            <text:p>5,468.259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1" table:style-name="ce78">
            <text:p>11</text:p>
          </table:table-cell>
          <table:table-cell office:value-type="string" table:style-name="ce78">
            <text:p>Display Equipment</text:p>
          </table:table-cell>
          <table:table-cell office:value-type="float" office:value="98016.72600000001" table:style-name="ce62">
            <text:p>98,016.726</text:p>
          </table:table-cell>
          <table:table-cell office:value-type="float" office:value="8425.17" table:style-name="ce62">
            <text:p>8,425.170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2" table:style-name="ce78">
            <text:p>12</text:p>
          </table:table-cell>
          <table:table-cell office:value-type="string" table:style-name="ce78">
            <text:p>Cooling Appliances Containing Refrigerants</text:p>
          </table:table-cell>
          <table:table-cell office:value-type="float" office:value="251997.43" table:style-name="ce62">
            <text:p>251,997.430</text:p>
          </table:table-cell>
          <table:table-cell office:value-type="float" office:value="51482.17" table:style-name="ce62">
            <text:p>51,482.170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3" table:style-name="ce78">
            <text:p>13</text:p>
          </table:table-cell>
          <table:table-cell office:value-type="string" table:style-name="ce78">
            <text:p>Gas Discharge Lamps and LED Light Sources</text:p>
          </table:table-cell>
          <table:table-cell office:value-type="float" office:value="7290.4880000000003" table:style-name="ce62">
            <text:p>7,290.488</text:p>
          </table:table-cell>
          <table:table-cell office:value-type="float" office:value="1175.74" table:style-name="ce62">
            <text:p>1,175.740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4" table:style-name="ce78">
            <text:p>14</text:p>
          </table:table-cell>
          <table:table-cell office:value-type="string" table:style-name="ce78">
            <text:p>Photovoltaic Panels</text:p>
          </table:table-cell>
          <table:table-cell office:value-type="float" office:value="43504.126000000004" table:style-name="ce62">
            <text:p>43,504.126</text:p>
          </table:table-cell>
          <table:table-cell office:value-type="float" office:value="142.99599999999998" table:style-name="ce62">
            <text:p>142.996</text:p>
          </table:table-cell>
          <table:table-cell table:style-name="ce55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1628477.514" table:formula="of:=SUM([.C94:.C107])" table:style-name="ce60">
            <text:p>1,628,477.514</text:p>
          </table:table-cell>
          <table:table-cell office:value-type="float" office:value="294026.12699999998" table:formula="of:=SUM([.D94:.D107])" table:style-name="ce60">
            <text:p>294,026.127</text:p>
          </table:table-cell>
          <table:table-cell table:style-name="ce55"/>
          <table:table-cell table:number-columns-repeated="16379"/>
        </table:table-row>
        <table:table-row table:style-name="ro3">
          <table:table-cell table:number-columns-repeated="2" table:style-name="ce61"/>
          <table:table-cell table:style-name="ce60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59">
            <text:p>Notes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77">
            <text:p>The summary table for January - December 2021 includes small producer data, so will exceed the sum of the four quarters.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77">
            <text:p>We have identified and validated a significant increase in category 12 non household EEE placed on the UK market.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77">
            <text:p>We are currently investigating anomalous reports of category 14 non-household EEE.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number-rows-repeated="5" table:style-name="ro3">
          <table:table-cell table:style-name="ce77"/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5">
          <table:table-cell table:number-columns-spanned="5" table:number-rows-spanned="1" table:style-name="ce87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55">
            <text:p>Catalogue<text:s/></text:p>
          </table:table-cell>
          <table:table-cell office:value-type="string" table:style-name="ce55">
            <text:p>LIT 7680</text:p>
          </table:table-cell>
          <table:table-cell table:style-name="ce57"/>
          <table:table-cell table:number-columns-repeated="2" table:style-name="ce55"/>
          <table:table-cell table:number-columns-repeated="16379"/>
        </table:table-row>
        <table:table-row table:style-name="ro6">
          <table:table-cell office:value-type="string" table:style-name="ce75">
            <text:p>© Environment Agency copyright and database right 2022. All rights reserved.<text:s text:c="2"/></text:p>
          </table:table-cell>
          <table:table-cell table:number-columns-repeated="4" table:style-name="ce55"/>
          <table:table-cell table:number-columns-repeated="16379"/>
        </table:table-row>
        <table:table-row table:number-rows-repeated="1048455" table:style-name="ro3">
          <table:table-cell table:number-columns-repeated="16384"/>
        </table:table-row>
        <table:named-expressions>
          <table:named-range table:name="Print_Area" table:cell-range-address="2021_Quarters_1_-_4.$A$1:2021_Quarters_1_-_4.$E$121" table:base-cell-address="2021_Quarters_1_-_4.$A$1"/>
        </table:named-expressions>
      </table:table>
      <table:table table:name="2020_Quarters_1_-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12">
            <draw:frame draw:z-index="1" draw:id="id9" draw:style-name="a9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0" draw:style-name="a10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11" draw:style-name="a11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2" draw:style-name="a12" draw:name="Picture 4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13" draw:style-name="a13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6" draw:id="id14" draw:style-name="a14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7" draw:id="id15" draw:style-name="a15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8" draw:id="id16" draw:style-name="a16" draw:name="Picture 4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20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31/03/2021</text:p>
          </table:table-cell>
          <table:table-cell table:style-name="ce15"/>
          <table:table-cell table:number-columns-repeated="3" table:style-name="ce9"/>
          <table:table-cell table:number-columns-repeated="16379" table:style-name="ce12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51653.291" table:style-name="ce8">
            <text:p>151,653.29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4973.281999999999" table:style-name="ce8">
            <text:p>34,973.28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7886.14" table:style-name="ce8">
            <text:p>17,886.14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8310.6029999999992" table:style-name="ce8">
            <text:p>8,310.60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2302.501" table:style-name="ce8">
            <text:p>12,302.50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6974.628000000001" table:style-name="ce8">
            <text:p>16,974.62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710.0619999999999" table:style-name="ce8">
            <text:p>9,710.06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099.261" table:style-name="ce8">
            <text:p>1,099.26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4945.2169999999996" table:style-name="ce8">
            <text:p>4,945.21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8.314" table:style-name="ce8">
            <text:p>28.31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9052.171999999999" table:style-name="ce8">
            <text:p>19,052.17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9276.75" table:style-name="ce8">
            <text:p>49,276.75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1832.498" table:style-name="ce8">
            <text:p>1,832.49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6909.5590000000002" table:style-name="ce8">
            <text:p>6,909.55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34954.27800000005" table:style-name="ce10">
            <text:p>334,954.278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April - June 2020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31/03/2021</text:p>
          </table:table-cell>
          <table:table-cell table:style-name="ce15"/>
          <table:table-cell table:number-columns-repeated="3" table:style-name="ce9"/>
          <table:table-cell table:number-columns-repeated="16379" table:style-name="ce12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8153.573" table:style-name="ce8">
            <text:p>108,153.57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5867.593999999997" table:style-name="ce8">
            <text:p>35,867.59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8855.244999999999" table:style-name="ce8">
            <text:p>18,855.24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8429.8909999999996" table:style-name="ce8">
            <text:p>8,429.89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0772.137000000001" table:style-name="ce8">
            <text:p>10,772.13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2964.451000000001" table:style-name="ce8">
            <text:p>22,964.45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4346.894" table:style-name="ce8">
            <text:p>14,346.89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197.164" table:style-name="ce8">
            <text:p>1,197.16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746.8980000000001" table:style-name="ce8">
            <text:p>2,746.89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0.375" table:style-name="ce8">
            <text:p>10.37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1089.317999999999" table:style-name="ce8">
            <text:p>21,089.31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6028.794000000002" table:style-name="ce8">
            <text:p>46,028.79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868.73699999999997" table:style-name="ce8">
            <text:p>868.73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7570.1440000000002" table:style-name="ce8">
            <text:p>7,570.14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98901.21499999997" table:style-name="ce10">
            <text:p>298,901.215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8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9">
            <text:p>Period covered: July - September 2020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31/03/2021</text:p>
          </table:table-cell>
          <table:table-cell table:style-name="ce15"/>
          <table:table-cell table:style-name="ce9"/>
          <table:table-cell table:number-columns-repeated="16381" table:style-name="ce12"/>
        </table:table-row>
        <table:table-row table:style-name="ro3">
          <table:table-cell table:number-columns-repeated="3" table:style-name="ce9"/>
          <table:table-cell table:number-columns-repeated="2" table:style-name="ce12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67625.95300000001" table:style-name="ce8">
            <text:p>167,625.953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7369.123" table:style-name="ce8">
            <text:p>47,369.123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1109.792000000001" table:style-name="ce8">
            <text:p>21,109.792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0537.448" table:style-name="ce8">
            <text:p>10,537.448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6288.7" table:style-name="ce8">
            <text:p>16,288.70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1276.78" table:style-name="ce8">
            <text:p>21,276.78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7202.371999999999" table:style-name="ce8">
            <text:p>17,202.372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019.754" table:style-name="ce8">
            <text:p>1,019.75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5099.4690000000001" table:style-name="ce8">
            <text:p>5,099.469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43.374000000000002" table:style-name="ce8">
            <text:p>43.37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5425.356" table:style-name="ce8">
            <text:p>25,425.356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70743.512000000002" table:style-name="ce8">
            <text:p>70,743.512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1563.5930000000001" table:style-name="ce8">
            <text:p>1,563.593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12731.023999999999" table:style-name="ce8">
            <text:p>12,731.024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418036.24999999988" table:style-name="ce10">
            <text:p>418,036.250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number-columns-repeated="2" table:style-name="ce14"/>
          <table:table-cell table:style-name="ce10"/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 table:style-name="ce1"/>
        </table:table-row>
        <table:table-row table:style-name="ro3">
          <table:table-cell office:value-type="string" table:style-name="ce9">
            <text:p>Period covered: October - December 2020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 table:style-name="ce1"/>
        </table:table-row>
        <table:table-row table:style-name="ro2">
          <table:table-cell office:value-type="string" table:style-name="ce9">
            <text:p>Report run on: 31/03/2021</text:p>
          </table:table-cell>
          <table:table-cell table:style-name="ce15"/>
          <table:table-cell table:style-name="ce9"/>
          <table:table-cell table:number-columns-repeated="16381" table:style-name="ce12"/>
        </table:table-row>
        <table:table-row table:style-name="ro2">
          <table:table-cell table:number-columns-repeated="3" table:style-name="ce9"/>
          <table:table-cell table:number-columns-repeated="2" table:style-name="ce12"/>
          <table:table-cell table:number-columns-repeated="3" table:style-name="ce4"/>
          <table:table-cell table:number-columns-repeated="16376"/>
        </table:table-row>
        <table:table-row table:style-name="ro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93910.53599999999" table:style-name="ce8">
            <text:p>193,910.536</text:p>
          </table:table-cell>
          <table:table-cell table:style-name="ce11"/>
          <table:table-cell table:style-name="ce12"/>
          <table:table-cell table:number-columns-repeated="16379" table:style-name="ce1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58876.123" table:style-name="ce8">
            <text:p>58,876.123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5997.819" table:style-name="ce8">
            <text:p>25,997.819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4483.227999999999" table:style-name="ce8">
            <text:p>14,483.228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3575.49" table:style-name="ce8">
            <text:p>23,575.490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7098.89" table:style-name="ce8">
            <text:p>17,098.890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31192.142" table:style-name="ce8">
            <text:p>31,192.142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008.675" table:style-name="ce8">
            <text:p>1,008.675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5939.4110000000001" table:style-name="ce8">
            <text:p>5,939.411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34.906999999999996" table:style-name="ce8">
            <text:p>34.907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0577.771000000001" table:style-name="ce8">
            <text:p>40,577.771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79525.229000000007" table:style-name="ce8">
            <text:p>79,525.229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280.8069999999998" table:style-name="ce8">
            <text:p>2,280.807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8985.8389999999999" table:style-name="ce8">
            <text:p>8,985.839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503486.86699999997" table:style-name="ce10">
            <text:p>503,486.867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2" table:style-name="ce10"/>
          <table:table-cell table:style-name="ce18"/>
          <table:table-cell table:number-columns-repeated="16379"/>
        </table:table-row>
        <table:table-row table:style-name="ro8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/>
        </table:table-row>
        <table:table-row table:style-name="ro3">
          <table:table-cell office:value-type="string" table:style-name="ce9">
            <text:p>Period covered: January - December 2020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31/03/2021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16379" table:style-name="ce12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/>
        </table:table-row>
        <table:table-row table:style-name="ro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621382.64099999995" table:style-name="ce8">
            <text:p>621,382.641</text:p>
          </table:table-cell>
          <table:table-cell office:value-type="float" office:value="28881.328000000001" table:style-name="ce8">
            <text:p>28,881.328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77273.571" table:style-name="ce8">
            <text:p>177,273.571</text:p>
          </table:table-cell>
          <table:table-cell office:value-type="float" office:value="7780.384" table:style-name="ce8">
            <text:p>7,780.384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84008.096999999994" table:style-name="ce8">
            <text:p>84,008.097</text:p>
          </table:table-cell>
          <table:table-cell office:value-type="float" office:value="69336.159999999989" table:style-name="ce8">
            <text:p>69,336.160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41937.574000000001" table:style-name="ce8">
            <text:p>41,937.574</text:p>
          </table:table-cell>
          <table:table-cell office:value-type="float" office:value="4970.7389999999996" table:style-name="ce8">
            <text:p>4,970.739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63072.394999999997" table:style-name="ce8">
            <text:p>63,072.395</text:p>
          </table:table-cell>
          <table:table-cell office:value-type="float" office:value="36873.994999999995" table:style-name="ce8">
            <text:p>36,873.995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78381.581000000006" table:style-name="ce8">
            <text:p>78,381.581</text:p>
          </table:table-cell>
          <table:table-cell office:value-type="float" office:value="24599.552" table:style-name="ce8">
            <text:p>24,599.552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72537.767000000007" table:style-name="ce8">
            <text:p>72,537.767</text:p>
          </table:table-cell>
          <table:table-cell office:value-type="float" office:value="4021.9949999999999" table:style-name="ce8">
            <text:p>4,021.995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4360.7820000000002" table:style-name="ce8">
            <text:p>4,360.782</text:p>
          </table:table-cell>
          <table:table-cell office:value-type="float" office:value="12945.031000000001" table:style-name="ce8">
            <text:p>12,945.03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8766.232" table:style-name="ce8">
            <text:p>18,766.232</text:p>
          </table:table-cell>
          <table:table-cell office:value-type="float" office:value="26955.59" table:style-name="ce8">
            <text:p>26,955.590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19.67" table:style-name="ce8">
            <text:p>119.670</text:p>
          </table:table-cell>
          <table:table-cell office:value-type="float" office:value="3440.6579999999999" table:style-name="ce8">
            <text:p>3,440.658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06157.057" table:style-name="ce8">
            <text:p>106,157.057</text:p>
          </table:table-cell>
          <table:table-cell office:value-type="float" office:value="9403.4609999999993" table:style-name="ce8">
            <text:p>9,403.46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45574.55499999999" table:style-name="ce8">
            <text:p>245,574.555</text:p>
          </table:table-cell>
          <table:table-cell office:value-type="float" office:value="37451.245999999999" table:style-name="ce8">
            <text:p>37,451.246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6584.8819999999996" table:style-name="ce8">
            <text:p>6,584.882</text:p>
          </table:table-cell>
          <table:table-cell office:value-type="float" office:value="1458.9199999999998" table:style-name="ce8">
            <text:p>1,458.920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36203.822" table:style-name="ce8">
            <text:p>36,203.822</text:p>
          </table:table-cell>
          <table:table-cell office:value-type="float" office:value="0.91600000000000004" table:style-name="ce8">
            <text:p>0.916</text:p>
          </table:table-cell>
          <table:table-cell table:style-name="ce12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1556360.6259999997" table:style-name="ce10">
            <text:p>1,556,360.626</text:p>
          </table:table-cell>
          <table:table-cell office:value-type="float" office:value="268119.97499999998" table:style-name="ce10">
            <text:p>268,119.975</text:p>
          </table:table-cell>
          <table:table-cell table:style-name="ce12"/>
          <table:table-cell table:number-columns-repeated="16379"/>
        </table:table-row>
        <table:table-row table:style-name="ro3">
          <table:table-cell table:number-columns-repeated="2" table:style-name="ce14"/>
          <table:table-cell table:style-name="ce10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20">
            <text:p>Notes</text:p>
          </table:table-cell>
          <table:table-cell table:number-columns-repeated="2" table:style-name="ce20"/>
          <table:table-cell table:number-columns-repeated="2" table:style-name="ce12"/>
          <table:table-cell table:number-columns-repeated="16379"/>
        </table:table-row>
        <table:table-row table:style-name="ro9">
          <table:table-cell office:value-type="string" table:number-columns-spanned="4" table:number-rows-spanned="1" table:style-name="ce88">
            <text:p>The summary table for January - December 2020 includes small producer data, so will exceed the sum of the four quarters.</text:p>
          </table:table-cell>
          <table:covered-table-cell table:number-columns-repeated="3"/>
          <table:table-cell table:style-name="ce12"/>
          <table:table-cell table:number-columns-repeated="16379"/>
        </table:table-row>
        <table:table-row table:style-name="ro3">
          <table:table-cell table:style-name="ce25"/>
          <table:table-cell table:number-columns-repeated="2" table:style-name="ce20"/>
          <table:table-cell table:number-columns-repeated="2" table:style-name="ce12"/>
          <table:table-cell table:number-columns-repeated="16379"/>
        </table:table-row>
        <table:table-row table:style-name="ro5">
          <table:table-cell table:number-columns-spanned="5" table:number-rows-spanned="1" table:style-name="ce85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2">
            <text:p>Catalogue<text:s/></text:p>
          </table:table-cell>
          <table:table-cell office:value-type="string" table:style-name="ce12">
            <text:p>LIT 7680</text:p>
          </table:table-cell>
          <table:table-cell table:style-name="ce19"/>
          <table:table-cell table:number-columns-repeated="2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21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461" table:style-name="ro3">
          <table:table-cell table:number-columns-repeated="16384"/>
        </table:table-row>
        <table:named-expressions>
          <table:named-range table:name="Print_Area" table:cell-range-address="2020_Quarters_1_-_4.$A$1:2020_Quarters_1_-_4.$E$115" table:base-cell-address="2020_Quarters_1_-_4.$A$1"/>
        </table:named-expressions>
      </table:table>
      <table:table table:name="2019_Quarters_1_-_4" table:style-name="ta2">
        <table:table-column table:style-name="co14" table:default-cell-style-name="ce54"/>
        <table:table-column table:style-name="co2" table:default-cell-style-name="ce54"/>
        <table:table-column table:style-name="co15" table:default-cell-style-name="ce54"/>
        <table:table-column table:style-name="co4" table:default-cell-style-name="ce54"/>
        <table:table-column table:style-name="co5" table:default-cell-style-name="ce54"/>
        <table:table-column table:style-name="co16" table:default-cell-style-name="ce54"/>
        <table:table-column table:style-name="co17" table:default-cell-style-name="ce54"/>
        <table:table-column table:style-name="co18" table:number-columns-repeated="16377" table:default-cell-style-name="ce54"/>
        <table:table-row table:style-name="ro1">
          <table:table-cell table:style-name="ce55">
            <draw:frame draw:z-index="1" draw:id="id17" draw:style-name="a17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8" draw:style-name="a18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19" draw:style-name="a19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20" draw:style-name="a20" draw:name="Picture 4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21" draw:style-name="a21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6" draw:id="id22" draw:style-name="a22" draw:name="Picture 6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7" draw:id="id23" draw:style-name="a23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8" draw:id="id24" draw:style-name="a24" draw:name="Picture 8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55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6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74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4" table:style-name="ce63"/>
          <table:table-cell table:number-columns-repeated="16379"/>
        </table:table-row>
        <table:table-row table:style-name="ro3">
          <table:table-cell office:value-type="string" table:style-name="ce63">
            <text:p>Period covered: January - March 2019</text:p>
          </table:table-cell>
          <table:table-cell table:number-columns-repeated="4" table:style-name="ce63"/>
          <table:table-cell table:number-columns-repeated="16379" table:style-name="ce73"/>
        </table:table-row>
        <table:table-row table:style-name="ro3">
          <table:table-cell office:value-type="string" table:style-name="ce70">
            <text:p>Report run on: 20/03/2020</text:p>
          </table:table-cell>
          <table:table-cell table:style-name="ce69"/>
          <table:table-cell table:number-columns-repeated="3" table:style-name="ce63"/>
          <table:table-cell table:number-columns-repeated="16379"/>
        </table:table-row>
        <table:table-row table:style-name="ro3">
          <table:table-cell table:number-columns-repeated="5" table:style-name="ce63"/>
          <table:table-cell table:number-columns-repeated="16379"/>
        </table:table-row>
        <table:table-row table:style-name="ro4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147851.755" table:style-name="ce62">
            <text:p>147,851.75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35942.044999999998" table:style-name="ce62">
            <text:p>35,942.04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18096.16" table:style-name="ce62">
            <text:p>18,096.160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8331.0329999999994" table:style-name="ce62">
            <text:p>8,331.03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13355.448" table:style-name="ce62">
            <text:p>13,355.44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18045.553" table:style-name="ce62">
            <text:p>18,045.55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9351.2479999999996" table:style-name="ce62">
            <text:p>9,351.24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732.14800000000002" table:style-name="ce62">
            <text:p>732.14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5260.848" table:style-name="ce62">
            <text:p>5,260.84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13.281000000000001" table:style-name="ce62">
            <text:p>13.28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18699.150000000001" table:style-name="ce62">
            <text:p>18,699.150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47157.720999999998" table:style-name="ce62">
            <text:p>47,157.72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2371.3069999999998" table:style-name="ce62">
            <text:p>2,371.307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9747.7279999999992" table:style-name="ce62">
            <text:p>9,747.72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34955.42499999999" table:style-name="ce60">
            <text:p>334,955.425</text:p>
          </table:table-cell>
          <table:table-cell table:number-columns-repeated="2" table:style-name="ce60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3" table:style-name="ce60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4" table:style-name="ce63"/>
          <table:table-cell table:number-columns-repeated="16379"/>
        </table:table-row>
        <table:table-row table:style-name="ro3">
          <table:table-cell office:value-type="string" table:style-name="ce63">
            <text:p>Period covered: April - June 2019</text:p>
          </table:table-cell>
          <table:table-cell table:number-columns-repeated="4" table:style-name="ce63"/>
          <table:table-cell table:number-columns-repeated="16379"/>
        </table:table-row>
        <table:table-row table:style-name="ro3">
          <table:table-cell office:value-type="string" table:style-name="ce70">
            <text:p>Report run on: 20/03/2020</text:p>
          </table:table-cell>
          <table:table-cell table:style-name="ce69"/>
          <table:table-cell table:number-columns-repeated="3" table:style-name="ce63"/>
          <table:table-cell table:number-columns-repeated="16379"/>
        </table:table-row>
        <table:table-row table:style-name="ro3">
          <table:table-cell table:number-columns-repeated="5" table:style-name="ce63"/>
          <table:table-cell table:number-columns-repeated="16379"/>
        </table:table-row>
        <table:table-row table:style-name="ro4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135436.25899999999" table:style-name="ce62">
            <text:p>135,436.25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35632.909" table:style-name="ce62">
            <text:p>35,632.90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16491.567999999999" table:style-name="ce62">
            <text:p>16,491.56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8066.8609999999999" table:style-name="ce62">
            <text:p>8,066.86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11254.005999999999" table:style-name="ce62">
            <text:p>11,254.00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21735.205999999998" table:style-name="ce62">
            <text:p>21,735.20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10148.225" table:style-name="ce62">
            <text:p>10,148.22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721.68499999999995" table:style-name="ce62">
            <text:p>721.68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3985.4259999999999" table:style-name="ce62">
            <text:p>3,985.42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12.903" table:style-name="ce62">
            <text:p>12.90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15673.471" table:style-name="ce62">
            <text:p>15,673.47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51760.809000000001" table:style-name="ce62">
            <text:p>51,760.80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1720.9880000000001" table:style-name="ce62">
            <text:p>1,720.988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6973.3540000000003" table:style-name="ce62">
            <text:p>6,973.354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19613.67" table:style-name="ce60">
            <text:p>319,613.670</text:p>
          </table:table-cell>
          <table:table-cell table:number-columns-repeated="2" table:style-name="ce60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3" table:style-name="ce60"/>
          <table:table-cell table:number-columns-repeated="16379"/>
        </table:table-row>
        <table:table-row table:style-name="ro8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63"/>
          <table:table-cell table:number-columns-repeated="2" table:style-name="ce60"/>
          <table:table-cell table:number-columns-repeated="16379"/>
        </table:table-row>
        <table:table-row table:style-name="ro3">
          <table:table-cell office:value-type="string" table:style-name="ce63">
            <text:p>Period covered: July - September 2019</text:p>
          </table:table-cell>
          <table:table-cell table:number-columns-repeated="2" table:style-name="ce63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70">
            <text:p>Report run on: 20/03/2020</text:p>
          </table:table-cell>
          <table:table-cell table:style-name="ce69"/>
          <table:table-cell table:style-name="ce63"/>
          <table:table-cell table:number-columns-repeated="2" table:style-name="ce55"/>
          <table:table-cell table:number-columns-repeated="16379"/>
        </table:table-row>
        <table:table-row table:style-name="ro3">
          <table:table-cell table:number-columns-repeated="3" table:style-name="ce63"/>
          <table:table-cell table:number-columns-repeated="2" table:style-name="ce55"/>
          <table:table-cell table:number-columns-repeated="16379"/>
        </table:table-row>
        <table:table-row table:style-name="ro4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55"/>
          <table:table-cell table:number-columns-repeated="16379"/>
        </table:table-row>
        <table:table-row table:style-name="ro2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144037.15299999999" table:style-name="ce62">
            <text:p>144,037.153</text:p>
          </table:table-cell>
          <table:table-cell table:style-name="ce64"/>
          <table:table-cell table:style-name="ce55"/>
          <table:table-cell table:number-columns-repeated="16379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37555.947999999997" table:style-name="ce62">
            <text:p>37,555.948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19984.982" table:style-name="ce62">
            <text:p>19,984.982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9343.0619999999999" table:style-name="ce62">
            <text:p>9,343.062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12748.243" table:style-name="ce62">
            <text:p>12,748.24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16107.22" table:style-name="ce62">
            <text:p>16,107.22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13007.800999999999" table:style-name="ce62">
            <text:p>13,007.80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882.00199999999995" table:style-name="ce62">
            <text:p>882.002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4996.3069999999998" table:style-name="ce62">
            <text:p>4,996.307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21.178999999999998" table:style-name="ce62">
            <text:p>21.179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18382.716" table:style-name="ce62">
            <text:p>18,382.716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55627.283000000003" table:style-name="ce62">
            <text:p>55,627.28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1829.423" table:style-name="ce62">
            <text:p>1,829.42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5566.2619999999997" table:style-name="ce62">
            <text:p>5,566.262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40089.58100000001" table:style-name="ce60">
            <text:p>340,089.581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table:number-columns-repeated="2" table:style-name="ce61"/>
          <table:table-cell table:style-name="ce60"/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63"/>
          <table:table-cell table:number-columns-repeated="2" table:style-name="ce60"/>
          <table:table-cell table:number-columns-repeated="16379" table:style-name="ce54"/>
        </table:table-row>
        <table:table-row table:style-name="ro3">
          <table:table-cell office:value-type="string" table:style-name="ce63">
            <text:p>Period covered: October - December 2019</text:p>
          </table:table-cell>
          <table:table-cell table:number-columns-repeated="2" table:style-name="ce63"/>
          <table:table-cell table:number-columns-repeated="2" table:style-name="ce55"/>
          <table:table-cell table:number-columns-repeated="16379" table:style-name="ce54"/>
        </table:table-row>
        <table:table-row table:style-name="ro2">
          <table:table-cell office:value-type="string" table:style-name="ce70">
            <text:p>Report run on: 20/03/2020</text:p>
          </table:table-cell>
          <table:table-cell table:style-name="ce69"/>
          <table:table-cell table:style-name="ce63"/>
          <table:table-cell table:number-columns-repeated="2" table:style-name="ce55"/>
          <table:table-cell table:number-columns-repeated="16379" table:style-name="ce54"/>
        </table:table-row>
        <table:table-row table:style-name="ro2">
          <table:table-cell table:number-columns-repeated="3" table:style-name="ce63"/>
          <table:table-cell table:number-columns-repeated="2" table:style-name="ce55"/>
          <table:table-cell table:number-columns-repeated="3" table:style-name="ce72"/>
          <table:table-cell table:number-columns-repeated="16376"/>
        </table:table-row>
        <table:table-row table:style-name="ro10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55"/>
          <table:table-cell table:number-columns-repeated="16379" table:style-name="ce54"/>
        </table:table-row>
        <table:table-row table:style-name="ro3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172813.92199999999" table:style-name="ce62">
            <text:p>172,813.922</text:p>
          </table:table-cell>
          <table:table-cell table:style-name="ce64"/>
          <table:table-cell table:style-name="ce55"/>
          <table:table-cell table:number-columns-repeated="16379" table:style-name="ce54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49260.446000000004" table:style-name="ce62">
            <text:p>49,260.446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23524.12" table:style-name="ce62">
            <text:p>23,524.120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12561.602999999999" table:style-name="ce62">
            <text:p>12,561.603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17880.132000000001" table:style-name="ce62">
            <text:p>17,880.132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12632.18" table:style-name="ce62">
            <text:p>12,632.180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20562.436000000002" table:style-name="ce62">
            <text:p>20,562.436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803.90499999999997" table:style-name="ce62">
            <text:p>803.905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5315.0339999999997" table:style-name="ce62">
            <text:p>5,315.034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29.297999999999998" table:style-name="ce62">
            <text:p>29.298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33986.648000000001" table:style-name="ce62">
            <text:p>33,986.648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59948.95" table:style-name="ce62">
            <text:p>59,948.95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2486.1370000000002" table:style-name="ce62">
            <text:p>2,486.137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5320.2860000000001" table:style-name="ce62">
            <text:p>5,320.286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417125.09700000001" table:style-name="ce60">
            <text:p>417,125.097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2" table:style-name="ce60"/>
          <table:table-cell table:style-name="ce71"/>
          <table:table-cell table:number-columns-repeated="16379"/>
        </table:table-row>
        <table:table-row table:style-name="ro8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63"/>
          <table:table-cell table:style-name="ce60"/>
          <table:table-cell table:style-name="ce57"/>
          <table:table-cell table:number-columns-repeated="16379"/>
        </table:table-row>
        <table:table-row table:style-name="ro3">
          <table:table-cell office:value-type="string" table:style-name="ce63">
            <text:p>Period covered: January - December 2019</text:p>
          </table:table-cell>
          <table:table-cell table:number-columns-repeated="2" table:style-name="ce63"/>
          <table:table-cell table:style-name="ce59"/>
          <table:table-cell table:style-name="ce55"/>
          <table:table-cell table:number-columns-repeated="16379"/>
        </table:table-row>
        <table:table-row table:style-name="ro3">
          <table:table-cell office:value-type="string" table:style-name="ce70">
            <text:p>Report run on: 20/03/2020</text:p>
          </table:table-cell>
          <table:table-cell table:style-name="ce69"/>
          <table:table-cell table:style-name="ce63"/>
          <table:table-cell table:style-name="ce68"/>
          <table:table-cell table:style-name="ce67"/>
          <table:table-cell table:number-columns-repeated="16379"/>
        </table:table-row>
        <table:table-row table:style-name="ro3">
          <table:table-cell table:number-columns-repeated="3" table:style-name="ce63"/>
          <table:table-cell table:style-name="ce57"/>
          <table:table-cell table:style-name="ce55"/>
          <table:table-cell table:number-columns-repeated="16379"/>
        </table:table-row>
        <table:table-row table:style-name="ro7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office:value-type="string" table:style-name="ce64">
            <text:p>Non Household EEE (tonnes)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598953.42099999997" table:style-name="ce62">
            <text:p>598,953.421</text:p>
          </table:table-cell>
          <table:table-cell office:value-type="float" office:value="51119.8" table:style-name="ce62">
            <text:p>51,119.800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160009.37599999999" table:style-name="ce62">
            <text:p>160,009.376</text:p>
          </table:table-cell>
          <table:table-cell office:value-type="float" office:value="8118.3200000000006" table:style-name="ce62">
            <text:p>8,118.320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78356.78" table:style-name="ce62">
            <text:p>78,356.780</text:p>
          </table:table-cell>
          <table:table-cell office:value-type="float" office:value="72882.515000000014" table:style-name="ce62">
            <text:p>72,882.515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38432.567000000003" table:style-name="ce62">
            <text:p>38,432.567</text:p>
          </table:table-cell>
          <table:table-cell office:value-type="float" office:value="6246.7250000000004" table:style-name="ce62">
            <text:p>6,246.725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55748.6" table:style-name="ce62">
            <text:p>55,748.600</text:p>
          </table:table-cell>
          <table:table-cell office:value-type="float" office:value="42414.58" table:style-name="ce62">
            <text:p>42,414.580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68949.3" table:style-name="ce62">
            <text:p>68,949.300</text:p>
          </table:table-cell>
          <table:table-cell office:value-type="float" office:value="24389.448" table:style-name="ce62">
            <text:p>24,389.448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54097.633999999998" table:style-name="ce62">
            <text:p>54,097.634</text:p>
          </table:table-cell>
          <table:table-cell office:value-type="float" office:value="7380.9150000000009" table:style-name="ce62">
            <text:p>7,380.915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3687.3130000000001" table:style-name="ce62">
            <text:p>3,687.313</text:p>
          </table:table-cell>
          <table:table-cell office:value-type="float" office:value="9472.5439999999999" table:style-name="ce62">
            <text:p>9,472.544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20367.531999999999" table:style-name="ce62">
            <text:p>20,367.532</text:p>
          </table:table-cell>
          <table:table-cell office:value-type="float" office:value="23517.487999999998" table:style-name="ce62">
            <text:p>23,517.488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79.361000000000004" table:style-name="ce62">
            <text:p>79.361</text:p>
          </table:table-cell>
          <table:table-cell office:value-type="float" office:value="6278.8290000000006" table:style-name="ce62">
            <text:p>6,278.829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86814.475999999995" table:style-name="ce62">
            <text:p>86,814.476</text:p>
          </table:table-cell>
          <table:table-cell office:value-type="float" office:value="10153.552" table:style-name="ce62">
            <text:p>10,153.552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213954.321" table:style-name="ce62">
            <text:p>213,954.321</text:p>
          </table:table-cell>
          <table:table-cell office:value-type="float" office:value="38172.536999999997" table:style-name="ce62">
            <text:p>38,172.537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8412.4490000000005" table:style-name="ce62">
            <text:p>8,412.449</text:p>
          </table:table-cell>
          <table:table-cell office:value-type="float" office:value="1885.7479999999998" table:style-name="ce62">
            <text:p>1,885.748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30983.392" table:style-name="ce62">
            <text:p>30,983.392</text:p>
          </table:table-cell>
          <table:table-cell office:value-type="float" office:value="0.1" table:style-name="ce62">
            <text:p>0.100</text:p>
          </table:table-cell>
          <table:table-cell table:style-name="ce55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1418846.5220000001" table:style-name="ce60">
            <text:p>1,418,846.522</text:p>
          </table:table-cell>
          <table:table-cell office:value-type="float" office:value="302033.10100000002" table:style-name="ce60">
            <text:p>302,033.101</text:p>
          </table:table-cell>
          <table:table-cell table:style-name="ce55"/>
          <table:table-cell table:number-columns-repeated="16379"/>
        </table:table-row>
        <table:table-row table:style-name="ro3">
          <table:table-cell table:number-columns-repeated="2" table:style-name="ce61"/>
          <table:table-cell table:style-name="ce60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59">
            <text:p>Notes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11">
          <table:table-cell office:value-type="string" table:number-columns-spanned="4" table:number-rows-spanned="1" table:style-name="ce88">
            <text:p>The summary table for January - December 2019 includes small producer data, so will exceed the sum of the four quarters.</text:p>
          </table:table-cell>
          <table:covered-table-cell table:number-columns-repeated="3"/>
          <table:table-cell table:style-name="ce55"/>
          <table:table-cell table:number-columns-repeated="16379"/>
        </table:table-row>
        <table:table-row table:style-name="ro11">
          <table:table-cell office:value-type="string" table:number-columns-spanned="4" table:number-rows-spanned="1" table:style-name="ce88">
            <text:p>The summary table for January - December 2019 includes manual data changes so will differ to the sum of the four quarters.</text:p>
          </table:table-cell>
          <table:covered-table-cell table:number-columns-repeated="3"/>
          <table:table-cell table:style-name="ce55"/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88">
            <text:p>We are currently investigating anomalous reports of category 14 non-household EEE.</text:p>
          </table:table-cell>
          <table:covered-table-cell table:number-columns-repeated="3"/>
          <table:table-cell table:style-name="ce55"/>
          <table:table-cell table:number-columns-repeated="16379"/>
        </table:table-row>
        <table:table-row table:style-name="ro3">
          <table:table-cell table:number-columns-spanned="5" table:number-rows-spanned="1" table:style-name="ce87"/>
          <table:covered-table-cell table:number-columns-repeated="4"/>
          <table:table-cell table:number-columns-repeated="16379"/>
        </table:table-row>
        <table:table-row table:style-name="ro12">
          <table:table-cell office:value-type="string" table:style-name="ce58">
            <text:p>Catalogue<text:s/></text:p>
          </table:table-cell>
          <table:table-cell office:value-type="string" table:style-name="ce58">
            <text:p>LIT 7680</text:p>
          </table:table-cell>
          <table:table-cell table:style-name="ce57"/>
          <table:table-cell table:number-columns-repeated="2" table:style-name="ce55"/>
          <table:table-cell table:number-columns-repeated="16379"/>
        </table:table-row>
        <table:table-row table:style-name="ro13">
          <table:table-cell office:value-type="string" table:style-name="ce56">
            <text:p>© Environment Agency copyright and database right 2021. All rights reserved.<text:s text:c="2"/></text:p>
          </table:table-cell>
          <table:table-cell table:number-columns-repeated="4" table:style-name="ce55"/>
          <table:table-cell table:number-columns-repeated="16379"/>
        </table:table-row>
        <table:table-row table:number-rows-repeated="1048460" table:style-name="ro3">
          <table:table-cell table:number-columns-repeated="16384"/>
        </table:table-row>
        <table:named-expressions>
          <table:named-range table:name="Print_Area" table:cell-range-address="2019_Quarters_1_-_4.$A$1:2019_Quarters_1_-_4.$E$116" table:base-cell-address="2019_Quarters_1_-_4.$A$1"/>
        </table:named-expressions>
      </table:table>
      <table:table table:name="2018_Quarters_1_-_4" table:style-name="ta2">
        <table:table-column table:style-name="co14" table:default-cell-style-name="ce54"/>
        <table:table-column table:style-name="co2" table:default-cell-style-name="ce54"/>
        <table:table-column table:style-name="co15" table:default-cell-style-name="ce54"/>
        <table:table-column table:style-name="co4" table:default-cell-style-name="ce54"/>
        <table:table-column table:style-name="co5" table:default-cell-style-name="ce54"/>
        <table:table-column table:style-name="co16" table:default-cell-style-name="ce54"/>
        <table:table-column table:style-name="co17" table:default-cell-style-name="ce54"/>
        <table:table-column table:style-name="co18" table:number-columns-repeated="16377" table:default-cell-style-name="ce54"/>
        <table:table-row table:style-name="ro1">
          <table:table-cell table:style-name="ce55">
            <draw:frame draw:z-index="1" draw:id="id25" draw:style-name="a25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26" draw:style-name="a26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27" draw:style-name="a27" draw:name="Picture 5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28" draw:style-name="a28" draw:name="Picture 2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29" draw:style-name="a29" draw:name="Picture 7" svg:x="0.07292in" svg:y="0.05208in" svg:width="2.84375in" svg:height="0.8020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55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6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2">
          <table:table-cell table:number-columns-repeated="5" table:style-name="ce74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4" table:style-name="ce63"/>
          <table:table-cell table:number-columns-repeated="16379"/>
        </table:table-row>
        <table:table-row table:style-name="ro3">
          <table:table-cell office:value-type="string" table:style-name="ce63">
            <text:p>Period covered: January - March 2018</text:p>
          </table:table-cell>
          <table:table-cell table:number-columns-repeated="4" table:style-name="ce63"/>
          <table:table-cell table:number-columns-repeated="16379" table:style-name="ce73"/>
        </table:table-row>
        <table:table-row table:style-name="ro3">
          <table:table-cell office:value-type="string" table:style-name="ce63">
            <text:p>Report run on: 12/03/2019</text:p>
          </table:table-cell>
          <table:table-cell table:style-name="ce76"/>
          <table:table-cell table:number-columns-repeated="3" table:style-name="ce63"/>
          <table:table-cell table:number-columns-repeated="16379"/>
        </table:table-row>
        <table:table-row table:style-name="ro3">
          <table:table-cell table:number-columns-repeated="5" table:style-name="ce63"/>
          <table:table-cell table:number-columns-repeated="16379"/>
        </table:table-row>
        <table:table-row table:style-name="ro4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130234.677" table:style-name="ce62">
            <text:p>130,234.677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34826.550000000003" table:style-name="ce62">
            <text:p>34,826.550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18236.048999999999" table:style-name="ce62">
            <text:p>18,236.04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10750.207" table:style-name="ce62">
            <text:p>10,750.207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0" table:style-name="ce62">
            <text:p>0.000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18465.868999999999" table:style-name="ce62">
            <text:p>18,465.86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7674.2060000000001" table:style-name="ce62">
            <text:p>7,674.20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811.15700000000004" table:style-name="ce62">
            <text:p>811.157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3381.9009999999998" table:style-name="ce62">
            <text:p>3,381.90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0.34300000000000003" table:style-name="ce62">
            <text:p>0.34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17823.732" table:style-name="ce62">
            <text:p>17,823.73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40553.084000000003" table:style-name="ce62">
            <text:p>40,553.084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2356.6260000000002" table:style-name="ce62">
            <text:p>2,356.626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4452.7314999999999" table:style-name="ce62">
            <text:p>4,452.732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289567.13250000001" table:style-name="ce60">
            <text:p>289,567.133</text:p>
          </table:table-cell>
          <table:table-cell table:number-columns-repeated="2" table:style-name="ce60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3" table:style-name="ce60"/>
          <table:table-cell table:number-columns-repeated="16379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4" table:style-name="ce63"/>
          <table:table-cell table:number-columns-repeated="16379"/>
        </table:table-row>
        <table:table-row table:style-name="ro3">
          <table:table-cell office:value-type="string" table:style-name="ce63">
            <text:p>Period covered: April - June 2018</text:p>
          </table:table-cell>
          <table:table-cell table:number-columns-repeated="4" table:style-name="ce63"/>
          <table:table-cell table:number-columns-repeated="16379"/>
        </table:table-row>
        <table:table-row table:style-name="ro3">
          <table:table-cell office:value-type="string" table:style-name="ce63">
            <text:p>Report run on: 12/03/2019</text:p>
          </table:table-cell>
          <table:table-cell table:style-name="ce76"/>
          <table:table-cell table:number-columns-repeated="3" table:style-name="ce63"/>
          <table:table-cell table:number-columns-repeated="16379"/>
        </table:table-row>
        <table:table-row table:style-name="ro3">
          <table:table-cell table:number-columns-repeated="5" table:style-name="ce63"/>
          <table:table-cell table:number-columns-repeated="16379"/>
        </table:table-row>
        <table:table-row table:style-name="ro4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64"/>
          <table:table-cell table:number-columns-repeated="16379"/>
        </table:table-row>
        <table:table-row table:style-name="ro3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130379.94100000001" table:style-name="ce62">
            <text:p>130,379.94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32484.857" table:style-name="ce62">
            <text:p>32,484.857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18680.303" table:style-name="ce62">
            <text:p>18,680.30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8774.3870000000006" table:style-name="ce62">
            <text:p>8,774.387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0" table:style-name="ce62">
            <text:p>0.000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26021.742999999999" table:style-name="ce62">
            <text:p>26,021.74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9440.6890000000003" table:style-name="ce62">
            <text:p>9,440.68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779.54100000000005" table:style-name="ce62">
            <text:p>779.54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2460.8209999999999" table:style-name="ce62">
            <text:p>2,460.821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1.2230000000000001" table:style-name="ce62">
            <text:p>1.223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17656.384999999998" table:style-name="ce62">
            <text:p>17,656.38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49566.499000000003" table:style-name="ce62">
            <text:p>49,566.49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1651.7149999999999" table:style-name="ce62">
            <text:p>1,651.715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3871.0585000000001" table:style-name="ce62">
            <text:p>3,871.059</text:p>
          </table:table-cell>
          <table:table-cell table:number-columns-repeated="2" table:style-name="ce62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01769.16250000003" table:style-name="ce60">
            <text:p>301,769.163</text:p>
          </table:table-cell>
          <table:table-cell table:number-columns-repeated="2" table:style-name="ce60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3" table:style-name="ce60"/>
          <table:table-cell table:number-columns-repeated="16379"/>
        </table:table-row>
        <table:table-row table:style-name="ro8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63"/>
          <table:table-cell table:number-columns-repeated="2" table:style-name="ce60"/>
          <table:table-cell table:number-columns-repeated="16379"/>
        </table:table-row>
        <table:table-row table:style-name="ro3">
          <table:table-cell office:value-type="string" table:style-name="ce63">
            <text:p>Period covered: July - September 2018</text:p>
          </table:table-cell>
          <table:table-cell table:number-columns-repeated="2" table:style-name="ce63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63">
            <text:p>Report run on: 12/03/2019</text:p>
          </table:table-cell>
          <table:table-cell table:style-name="ce76"/>
          <table:table-cell table:style-name="ce63"/>
          <table:table-cell table:number-columns-repeated="2" table:style-name="ce55"/>
          <table:table-cell table:number-columns-repeated="16379"/>
        </table:table-row>
        <table:table-row table:style-name="ro3">
          <table:table-cell table:number-columns-repeated="3" table:style-name="ce63"/>
          <table:table-cell table:number-columns-repeated="2" table:style-name="ce55"/>
          <table:table-cell table:number-columns-repeated="16379"/>
        </table:table-row>
        <table:table-row table:style-name="ro4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55"/>
          <table:table-cell table:number-columns-repeated="16379"/>
        </table:table-row>
        <table:table-row table:style-name="ro2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129118.304" table:style-name="ce62">
            <text:p>129,118.304</text:p>
          </table:table-cell>
          <table:table-cell table:style-name="ce64"/>
          <table:table-cell table:style-name="ce55"/>
          <table:table-cell table:number-columns-repeated="16379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35972.980000000003" table:style-name="ce62">
            <text:p>35,972.98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20123.853999999999" table:style-name="ce62">
            <text:p>20,123.854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9188.8590000000004" table:style-name="ce62">
            <text:p>9,188.859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0" table:style-name="ce62">
            <text:p>0.00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17012.153999999999" table:style-name="ce62">
            <text:p>17,012.154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12466.485000000001" table:style-name="ce62">
            <text:p>12,466.485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728.35799999999995" table:style-name="ce62">
            <text:p>728.358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2626.6660000000002" table:style-name="ce62">
            <text:p>2,626.666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1.954" table:style-name="ce62">
            <text:p>1.954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16761.532999999999" table:style-name="ce62">
            <text:p>16,761.53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54667.171999999999" table:style-name="ce62">
            <text:p>54,667.172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1762.08" table:style-name="ce62">
            <text:p>1,762.080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4833.1405000000004" table:style-name="ce62">
            <text:p>4,833.141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05263.53950000001" table:style-name="ce60">
            <text:p>305,263.540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table:number-columns-repeated="2" table:style-name="ce61"/>
          <table:table-cell table:style-name="ce60"/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63"/>
          <table:table-cell table:number-columns-repeated="2" table:style-name="ce60"/>
          <table:table-cell table:number-columns-repeated="16379" table:style-name="ce54"/>
        </table:table-row>
        <table:table-row table:style-name="ro3">
          <table:table-cell office:value-type="string" table:style-name="ce63">
            <text:p>Period covered: October - December 2018</text:p>
          </table:table-cell>
          <table:table-cell table:number-columns-repeated="2" table:style-name="ce63"/>
          <table:table-cell table:number-columns-repeated="2" table:style-name="ce55"/>
          <table:table-cell table:number-columns-repeated="16379" table:style-name="ce54"/>
        </table:table-row>
        <table:table-row table:style-name="ro2">
          <table:table-cell office:value-type="string" table:style-name="ce63">
            <text:p>Report run on: 12/03/2019</text:p>
          </table:table-cell>
          <table:table-cell table:style-name="ce76"/>
          <table:table-cell table:style-name="ce63"/>
          <table:table-cell table:number-columns-repeated="2" table:style-name="ce55"/>
          <table:table-cell table:number-columns-repeated="16379" table:style-name="ce54"/>
        </table:table-row>
        <table:table-row table:style-name="ro2">
          <table:table-cell table:number-columns-repeated="3" table:style-name="ce63"/>
          <table:table-cell table:number-columns-repeated="2" table:style-name="ce55"/>
          <table:table-cell table:number-columns-repeated="3" table:style-name="ce72"/>
          <table:table-cell table:number-columns-repeated="16376"/>
        </table:table-row>
        <table:table-row table:style-name="ro7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table:number-columns-repeated="2" table:style-name="ce55"/>
          <table:table-cell table:number-columns-repeated="16379" table:style-name="ce54"/>
        </table:table-row>
        <table:table-row table:style-name="ro3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159504.296" table:style-name="ce62">
            <text:p>159,504.296</text:p>
          </table:table-cell>
          <table:table-cell table:style-name="ce64"/>
          <table:table-cell table:style-name="ce55"/>
          <table:table-cell table:number-columns-repeated="16379" table:style-name="ce54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47068.69" table:style-name="ce62">
            <text:p>47,068.690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23900.069" table:style-name="ce62">
            <text:p>23,900.069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13014.166999999999" table:style-name="ce62">
            <text:p>13,014.167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0" table:style-name="ce62">
            <text:p>0.000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12974.696" table:style-name="ce62">
            <text:p>12,974.696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19955.077000000001" table:style-name="ce62">
            <text:p>19,955.077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812.65599999999995" table:style-name="ce62">
            <text:p>812.656</text:p>
          </table:table-cell>
          <table:table-cell table:style-name="ce62"/>
          <table:table-cell table:style-name="ce71"/>
          <table:table-cell table:number-columns-repeated="16379" table:style-name="ce54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2767.422" table:style-name="ce62">
            <text:p>2,767.422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3.391" table:style-name="ce62">
            <text:p>3.39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29440.973999999998" table:style-name="ce62">
            <text:p>29,440.974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59303.517999999996" table:style-name="ce62">
            <text:p>59,303.518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2367.2260000000001" table:style-name="ce62">
            <text:p>2,367.226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6037.4105" table:style-name="ce62">
            <text:p>6,037.411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377149.59250000003" table:style-name="ce60">
            <text:p>377,149.593</text:p>
          </table:table-cell>
          <table:table-cell table:style-name="ce62"/>
          <table:table-cell table:style-name="ce71"/>
          <table:table-cell table:number-columns-repeated="16379"/>
        </table:table-row>
        <table:table-row table:style-name="ro3">
          <table:table-cell table:number-columns-repeated="2" table:style-name="ce61"/>
          <table:table-cell table:number-columns-repeated="2" table:style-name="ce60"/>
          <table:table-cell table:style-name="ce71"/>
          <table:table-cell table:number-columns-repeated="16379"/>
        </table:table-row>
        <table:table-row table:style-name="ro8">
          <table:table-cell office:value-type="string" table:style-name="ce61">
            <text:p>Electrical and Electronic Equipment (EEE) placed on the UK market<text:s/></text:p>
          </table:table-cell>
          <table:table-cell table:number-columns-repeated="2" table:style-name="ce63"/>
          <table:table-cell table:style-name="ce60"/>
          <table:table-cell table:style-name="ce57"/>
          <table:table-cell table:number-columns-repeated="16379"/>
        </table:table-row>
        <table:table-row table:style-name="ro3">
          <table:table-cell office:value-type="string" table:style-name="ce63">
            <text:p>Period covered: January - December 2018</text:p>
          </table:table-cell>
          <table:table-cell table:number-columns-repeated="2" table:style-name="ce63"/>
          <table:table-cell table:style-name="ce59"/>
          <table:table-cell table:style-name="ce55"/>
          <table:table-cell table:number-columns-repeated="16379"/>
        </table:table-row>
        <table:table-row table:style-name="ro3">
          <table:table-cell office:value-type="string" table:style-name="ce63">
            <text:p>Report run on: 12/03/2019</text:p>
          </table:table-cell>
          <table:table-cell table:style-name="ce76"/>
          <table:table-cell table:style-name="ce63"/>
          <table:table-cell table:style-name="ce68"/>
          <table:table-cell table:style-name="ce67"/>
          <table:table-cell table:number-columns-repeated="16379"/>
        </table:table-row>
        <table:table-row table:style-name="ro3">
          <table:table-cell table:number-columns-repeated="3" table:style-name="ce63"/>
          <table:table-cell table:style-name="ce57"/>
          <table:table-cell table:style-name="ce55"/>
          <table:table-cell table:number-columns-repeated="16379"/>
        </table:table-row>
        <table:table-row table:style-name="ro7">
          <table:table-cell table:style-name="ce66"/>
          <table:table-cell office:value-type="string" table:style-name="ce65">
            <text:p>Category</text:p>
          </table:table-cell>
          <table:table-cell office:value-type="string" table:style-name="ce64">
            <text:p>Household EEE (tonnes)</text:p>
          </table:table-cell>
          <table:table-cell office:value-type="string" table:style-name="ce64">
            <text:p>Non Household EEE (tonnes)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" table:style-name="ce63">
            <text:p>1</text:p>
          </table:table-cell>
          <table:table-cell office:value-type="string" table:style-name="ce63">
            <text:p>Large Household Appliances</text:p>
          </table:table-cell>
          <table:table-cell office:value-type="float" office:value="551609.78399999999" table:style-name="ce62">
            <text:p>551,609.784</text:p>
          </table:table-cell>
          <table:table-cell office:value-type="float" office:value="22009.455000000002" table:style-name="ce62">
            <text:p>22,009.455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2" table:style-name="ce63">
            <text:p>2</text:p>
          </table:table-cell>
          <table:table-cell office:value-type="string" table:style-name="ce63">
            <text:p>Small Household Appliances</text:p>
          </table:table-cell>
          <table:table-cell office:value-type="float" office:value="150108.071" table:style-name="ce62">
            <text:p>150,108.071</text:p>
          </table:table-cell>
          <table:table-cell office:value-type="float" office:value="6894.8419999999996" table:style-name="ce62">
            <text:p>6,894.842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3" table:style-name="ce63">
            <text:p>3</text:p>
          </table:table-cell>
          <table:table-cell office:value-type="string" table:style-name="ce63">
            <text:p>IT and Telcomms Equipment</text:p>
          </table:table-cell>
          <table:table-cell office:value-type="float" office:value="82369.034" table:style-name="ce62">
            <text:p>82,369.034</text:p>
          </table:table-cell>
          <table:table-cell office:value-type="float" office:value="71223.603000000003" table:style-name="ce62">
            <text:p>71,223.603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4" table:style-name="ce63">
            <text:p>4</text:p>
          </table:table-cell>
          <table:table-cell office:value-type="string" table:style-name="ce63">
            <text:p>Consumer Equipment</text:p>
          </table:table-cell>
          <table:table-cell office:value-type="float" office:value="42418.536000000007" table:style-name="ce62">
            <text:p>42,418.536</text:p>
          </table:table-cell>
          <table:table-cell office:value-type="float" office:value="6326.6279999999997" table:style-name="ce62">
            <text:p>6,326.628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5" table:style-name="ce63">
            <text:p>5</text:p>
          </table:table-cell>
          <table:table-cell office:value-type="string" table:style-name="ce63">
            <text:p>Lighting Equipment</text:p>
          </table:table-cell>
          <table:table-cell office:value-type="float" office:value="56.278999999999996" table:style-name="ce62">
            <text:p>56.279</text:p>
          </table:table-cell>
          <table:table-cell office:value-type="float" office:value="45846.881000000001" table:style-name="ce62">
            <text:p>45,846.881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6" table:style-name="ce63">
            <text:p>6</text:p>
          </table:table-cell>
          <table:table-cell office:value-type="string" table:style-name="ce63">
            <text:p>Electrical and Electronic Tools</text:p>
          </table:table-cell>
          <table:table-cell office:value-type="float" office:value="69822.677999999985" table:style-name="ce62">
            <text:p>69,822.678</text:p>
          </table:table-cell>
          <table:table-cell office:value-type="float" office:value="22916.822" table:style-name="ce62">
            <text:p>22,916.822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7" table:style-name="ce63">
            <text:p>7</text:p>
          </table:table-cell>
          <table:table-cell office:value-type="string" table:style-name="ce63">
            <text:p>Toys Leisure and Sports</text:p>
          </table:table-cell>
          <table:table-cell office:value-type="float" office:value="51868.286" table:style-name="ce62">
            <text:p>51,868.286</text:p>
          </table:table-cell>
          <table:table-cell office:value-type="float" office:value="5780.8690000000006" table:style-name="ce62">
            <text:p>5,780.869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8" table:style-name="ce63">
            <text:p>8</text:p>
          </table:table-cell>
          <table:table-cell office:value-type="string" table:style-name="ce63">
            <text:p>Medical Devices</text:p>
          </table:table-cell>
          <table:table-cell office:value-type="float" office:value="3059.77" table:style-name="ce62">
            <text:p>3,059.770</text:p>
          </table:table-cell>
          <table:table-cell office:value-type="float" office:value="14031.912" table:style-name="ce62">
            <text:p>14,031.912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9" table:style-name="ce63">
            <text:p>9</text:p>
          </table:table-cell>
          <table:table-cell office:value-type="string" table:style-name="ce63">
            <text:p>Monitoring and Control Instruments</text:p>
          </table:table-cell>
          <table:table-cell office:value-type="float" office:value="11953.025" table:style-name="ce62">
            <text:p>11,953.025</text:p>
          </table:table-cell>
          <table:table-cell office:value-type="float" office:value="22872.308000000001" table:style-name="ce62">
            <text:p>22,872.308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0" table:style-name="ce63">
            <text:p>10</text:p>
          </table:table-cell>
          <table:table-cell office:value-type="string" table:style-name="ce63">
            <text:p>Automatic Dispensers</text:p>
          </table:table-cell>
          <table:table-cell office:value-type="float" office:value="43.935000000000002" table:style-name="ce62">
            <text:p>43.935</text:p>
          </table:table-cell>
          <table:table-cell office:value-type="float" office:value="5662.2319999999963" table:style-name="ce62">
            <text:p>5,662.232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1" table:style-name="ce63">
            <text:p>11</text:p>
          </table:table-cell>
          <table:table-cell office:value-type="string" table:style-name="ce63">
            <text:p>Display Equipment</text:p>
          </table:table-cell>
          <table:table-cell office:value-type="float" office:value="82075.496999999988" table:style-name="ce62">
            <text:p>82,075.497</text:p>
          </table:table-cell>
          <table:table-cell office:value-type="float" office:value="9360.5889999999999" table:style-name="ce62">
            <text:p>9,360.589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2" table:style-name="ce63">
            <text:p>12</text:p>
          </table:table-cell>
          <table:table-cell office:value-type="string" table:style-name="ce63">
            <text:p>Cooling Appliances Containing Refrigerants</text:p>
          </table:table-cell>
          <table:table-cell office:value-type="float" office:value="204311.18999999997" table:style-name="ce62">
            <text:p>204,311.190</text:p>
          </table:table-cell>
          <table:table-cell office:value-type="float" office:value="36728.517999999996" table:style-name="ce62">
            <text:p>36,728.518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3" table:style-name="ce63">
            <text:p>13</text:p>
          </table:table-cell>
          <table:table-cell office:value-type="string" table:style-name="ce63">
            <text:p>Gas Discharge Lamps and LED Light Sources</text:p>
          </table:table-cell>
          <table:table-cell office:value-type="float" office:value="8236.6810000000005" table:style-name="ce62">
            <text:p>8,236.681</text:p>
          </table:table-cell>
          <table:table-cell office:value-type="float" office:value="1724.2060000000001" table:style-name="ce62">
            <text:p>1,724.206</text:p>
          </table:table-cell>
          <table:table-cell table:style-name="ce55"/>
          <table:table-cell table:number-columns-repeated="16379"/>
        </table:table-row>
        <table:table-row table:style-name="ro3">
          <table:table-cell office:value-type="float" office:value="14" table:style-name="ce63">
            <text:p>14</text:p>
          </table:table-cell>
          <table:table-cell office:value-type="string" table:style-name="ce63">
            <text:p>Photovoltaic Panels</text:p>
          </table:table-cell>
          <table:table-cell office:value-type="float" office:value="19209.991000000002" table:style-name="ce62">
            <text:p>19,209.991</text:p>
          </table:table-cell>
          <table:table-cell office:value-type="float" office:value="7.0179999999999723" table:style-name="ce62">
            <text:p>7.018</text:p>
          </table:table-cell>
          <table:table-cell table:style-name="ce55"/>
          <table:table-cell table:number-columns-repeated="16379"/>
        </table:table-row>
        <table:table-row table:style-name="ro3">
          <table:table-cell table:style-name="ce61"/>
          <table:table-cell office:value-type="string" table:style-name="ce61">
            <text:p>Totals</text:p>
          </table:table-cell>
          <table:table-cell office:value-type="float" office:value="1277142.757" table:style-name="ce60">
            <text:p>1,277,142.757</text:p>
          </table:table-cell>
          <table:table-cell office:value-type="float" office:value="271385.88300000003" table:style-name="ce60">
            <text:p>271,385.883</text:p>
          </table:table-cell>
          <table:table-cell table:style-name="ce55"/>
          <table:table-cell table:number-columns-repeated="16379"/>
        </table:table-row>
        <table:table-row table:style-name="ro3">
          <table:table-cell table:number-columns-repeated="2" table:style-name="ce61"/>
          <table:table-cell table:style-name="ce60"/>
          <table:table-cell table:number-columns-repeated="2" table:style-name="ce55"/>
          <table:table-cell table:number-columns-repeated="16379"/>
        </table:table-row>
        <table:table-row table:style-name="ro3">
          <table:table-cell office:value-type="string" table:style-name="ce59">
            <text:p>Notes</text:p>
          </table:table-cell>
          <table:table-cell table:number-columns-repeated="2" table:style-name="ce59"/>
          <table:table-cell table:number-columns-repeated="2" table:style-name="ce55"/>
          <table:table-cell table:number-columns-repeated="16379"/>
        </table:table-row>
        <table:table-row table:style-name="ro14">
          <table:table-cell office:value-type="string" table:number-columns-spanned="4" table:number-rows-spanned="1" table:style-name="ce88">
            <text:p>The summary table for January - December 2018 includes small producer data, so will exceed the sum of the four quarters.</text:p>
            <text:p/>
            <text:p>Amendments for the 2018 data have been received and changes have been made to the summary table for January-December 2018, as a result this table will differ from the sum of the four quarters.</text:p>
          </table:table-cell>
          <table:covered-table-cell table:number-columns-repeated="3"/>
          <table:table-cell table:style-name="ce55"/>
          <table:table-cell table:number-columns-repeated="16379"/>
        </table:table-row>
        <table:table-row table:style-name="ro3">
          <table:table-cell table:number-columns-spanned="5" table:number-rows-spanned="1" table:style-name="ce87"/>
          <table:covered-table-cell table:number-columns-repeated="4"/>
          <table:table-cell table:number-columns-repeated="16379"/>
        </table:table-row>
        <table:table-row table:style-name="ro12">
          <table:table-cell office:value-type="string" table:style-name="ce58">
            <text:p>Catalogue<text:s/></text:p>
          </table:table-cell>
          <table:table-cell office:value-type="string" table:style-name="ce58">
            <text:p>LIT 7680</text:p>
          </table:table-cell>
          <table:table-cell table:style-name="ce57"/>
          <table:table-cell table:number-columns-repeated="2" table:style-name="ce55"/>
          <table:table-cell table:number-columns-repeated="16379"/>
        </table:table-row>
        <table:table-row table:style-name="ro6">
          <table:table-cell office:value-type="string" table:style-name="ce75">
            <text:p>© Environment Agency copyright and database right 2020. All rights reserved.<text:s text:c="2"/></text:p>
          </table:table-cell>
          <table:table-cell table:number-columns-repeated="4" table:style-name="ce55"/>
          <table:table-cell table:number-columns-repeated="16379"/>
        </table:table-row>
        <table:table-row table:number-rows-repeated="1048462" table:style-name="ro3">
          <table:table-cell table:number-columns-repeated="16384"/>
        </table:table-row>
        <table:named-expressions>
          <table:named-range table:name="Print_Area" table:cell-range-address="2018_Quarters_1_-_4.$A$1:2018_Quarters_1_-_4.$E$114" table:base-cell-address="2018_Quarters_1_-_4.$A$1"/>
        </table:named-expressions>
      </table:table>
      <table:table table:name="2017_Quarters_1_-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12">
            <draw:frame draw:z-index="1" draw:id="id30" draw:style-name="a30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31" draw:style-name="a31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32" draw:style-name="a32" draw:name="Picture 3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33" draw:style-name="a33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34" draw:style-name="a34" draw:name="Picture 5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17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26/03/2018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33631.13500000001" table:style-name="ce8">
            <text:p>133,631.13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4800.436000000002" table:style-name="ce8">
            <text:p>34,800.43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8981.083999999999" table:style-name="ce8">
            <text:p>18,981.08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0932.293" table:style-name="ce8">
            <text:p>10,932.29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" table:style-name="ce8">
            <text:p>0.00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8704.517" table:style-name="ce8">
            <text:p>18,704.51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693.1319999999996" table:style-name="ce8">
            <text:p>8,693.13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811.64099999999996" table:style-name="ce8">
            <text:p>811.64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3052.5070000000001" table:style-name="ce8">
            <text:p>3,052.50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5.8470000000000004" table:style-name="ce8">
            <text:p>5.84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5660.448" table:style-name="ce8">
            <text:p>15,660.44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6363.095999999998" table:style-name="ce8">
            <text:p>46,363.09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464.1219999999998" table:style-name="ce8">
            <text:p>2,464.12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19851.399000000001" table:style-name="ce8">
            <text:p>19,851.39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13951.65700000001" table:style-name="ce10">
            <text:p>313,951.657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April - June 2017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26/03/2018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33947.23199999999" table:style-name="ce8">
            <text:p>133,947.23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2794.086000000003" table:style-name="ce8">
            <text:p>32,794.08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7915.062999999998" table:style-name="ce8">
            <text:p>17,915.06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9604.0149999999994" table:style-name="ce8">
            <text:p>9,604.01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.7" table:style-name="ce8">
            <text:p>0.70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4871.080999999998" table:style-name="ce8">
            <text:p>24,871.08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839.6530000000002" table:style-name="ce8">
            <text:p>8,839.65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56.38400000000001" table:style-name="ce8">
            <text:p>756.38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586.9789999999998" table:style-name="ce8">
            <text:p>2,586.97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3.7999999999999999E-2" table:style-name="ce8">
            <text:p>0.03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3624.549000000001" table:style-name="ce8">
            <text:p>13,624.54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0467.305999999997" table:style-name="ce8">
            <text:p>50,467.30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1680.8689999999999" table:style-name="ce8">
            <text:p>1,680.86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4182.4449999999997" table:style-name="ce8">
            <text:p>4,182.44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01270.40000000002" table:style-name="ce10">
            <text:p>301,270.400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8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9">
            <text:p>Period covered: July - September 2017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26/03/2018</text:p>
          </table:table-cell>
          <table:table-cell table:style-name="ce15"/>
          <table:table-cell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3" table:style-name="ce9"/>
          <table:table-cell table:number-columns-repeated="2" table:style-name="ce12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35920.266" table:style-name="ce8">
            <text:p>135,920.266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6265.811999999998" table:style-name="ce8">
            <text:p>36,265.812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0836.300999999999" table:style-name="ce8">
            <text:p>20,836.301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1944.98" table:style-name="ce8">
            <text:p>11,944.98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.06" table:style-name="ce8">
            <text:p>0.06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7546.350999999999" table:style-name="ce8">
            <text:p>17,546.351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2053.382" table:style-name="ce8">
            <text:p>12,053.382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74.428" table:style-name="ce8">
            <text:p>774.428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3179.2040000000002" table:style-name="ce8">
            <text:p>3,179.20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5.1630000000000003" table:style-name="ce8">
            <text:p>5.163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6422.97" table:style-name="ce8">
            <text:p>16,422.97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8922.635999999999" table:style-name="ce8">
            <text:p>58,922.636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1828.653" table:style-name="ce8">
            <text:p>1,828.653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4168.2309999999998" table:style-name="ce8">
            <text:p>4,168.231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19868.43700000003" table:style-name="ce10">
            <text:p>319,868.437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number-columns-repeated="2" table:style-name="ce14"/>
          <table:table-cell table:style-name="ce10"/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 table:style-name="ce1"/>
        </table:table-row>
        <table:table-row table:style-name="ro3">
          <table:table-cell office:value-type="string" table:style-name="ce9">
            <text:p>Period covered: October - December 2017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 table:style-name="ce1"/>
        </table:table-row>
        <table:table-row table:style-name="ro2">
          <table:table-cell office:value-type="string" table:style-name="ce9">
            <text:p>Report run on: 26/03/2018</text:p>
          </table:table-cell>
          <table:table-cell table:style-name="ce15"/>
          <table:table-cell table:style-name="ce9"/>
          <table:table-cell table:number-columns-repeated="2" table:style-name="ce12"/>
          <table:table-cell table:number-columns-repeated="16379" table:style-name="ce1"/>
        </table:table-row>
        <table:table-row table:style-name="ro2">
          <table:table-cell table:number-columns-repeated="3" table:style-name="ce9"/>
          <table:table-cell table:number-columns-repeated="2" table:style-name="ce12"/>
          <table:table-cell table:number-columns-repeated="3" table:style-name="ce4"/>
          <table:table-cell table:number-columns-repeated="16376"/>
        </table:table-row>
        <table:table-row table:style-name="ro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60995.58600000001" table:style-name="ce8">
            <text:p>160,995.586</text:p>
          </table:table-cell>
          <table:table-cell table:style-name="ce11"/>
          <table:table-cell table:style-name="ce12"/>
          <table:table-cell table:number-columns-repeated="16379" table:style-name="ce1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8236.296999999999" table:style-name="ce8">
            <text:p>48,236.297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5923.631000000001" table:style-name="ce8">
            <text:p>25,923.631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7120.347000000002" table:style-name="ce8">
            <text:p>17,120.347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.17299999999999999" table:style-name="ce8">
            <text:p>0.173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036.971" table:style-name="ce8">
            <text:p>14,036.971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9658.868999999999" table:style-name="ce8">
            <text:p>19,658.869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45.26599999999996" table:style-name="ce8">
            <text:p>745.266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3758.2489999999998" table:style-name="ce8">
            <text:p>3,758.249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5.4749999999999996" table:style-name="ce8">
            <text:p>5.475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9277.170999999998" table:style-name="ce8">
            <text:p>29,277.171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62632.050999999999" table:style-name="ce8">
            <text:p>62,632.051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448.7179999999998" table:style-name="ce8">
            <text:p>2,448.718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5998.0860000000002" table:style-name="ce8">
            <text:p>5,998.086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90836.88999999996" table:style-name="ce10">
            <text:p>390,836.890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number-columns-repeated="2" table:style-name="ce14"/>
          <table:table-cell table:number-columns-repeated="2" table:style-name="ce10"/>
          <table:table-cell table:style-name="ce18"/>
          <table:table-cell table:number-columns-repeated="16379" table:style-name="ce1"/>
        </table:table-row>
        <table:table-row table:style-name="ro8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 table:style-name="ce1"/>
        </table:table-row>
        <table:table-row table:style-name="ro3">
          <table:table-cell office:value-type="string" table:style-name="ce9">
            <text:p>Period covered: January - December 2017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 table:style-name="ce1"/>
        </table:table-row>
        <table:table-row table:style-name="ro15">
          <table:table-cell office:value-type="string" table:style-name="ce9">
            <text:p>Report run on: 26/03/2018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16379" table:style-name="ce1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 table:style-name="ce1"/>
        </table:table-row>
        <table:table-row table:style-name="ro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table:style-name="ce12"/>
          <table:table-cell table:number-columns-repeated="2" table:style-name="ce24"/>
          <table:table-cell table:number-columns-repeated="16377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566170.05700000003" table:style-name="ce8">
            <text:p>566,170.057</text:p>
          </table:table-cell>
          <table:table-cell office:value-type="float" office:value="22072.994000000002" table:style-name="ce8">
            <text:p>22,072.994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53358.72899999999" table:style-name="ce8">
            <text:p>153,358.729</text:p>
          </table:table-cell>
          <table:table-cell office:value-type="float" office:value="6658.366" table:style-name="ce8">
            <text:p>6,658.366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84327.334985000009" table:style-name="ce8">
            <text:p>84,327.335</text:p>
          </table:table-cell>
          <table:table-cell office:value-type="float" office:value="67446.108999999997" table:style-name="ce8">
            <text:p>67,446.109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49252.534" table:style-name="ce8">
            <text:p>49,252.534</text:p>
          </table:table-cell>
          <table:table-cell office:value-type="float" office:value="5391.26" table:style-name="ce8">
            <text:p>5,391.260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8.1240000000000006" table:style-name="ce8">
            <text:p>8.124</text:p>
          </table:table-cell>
          <table:table-cell office:value-type="float" office:value="49103.326000000001" table:style-name="ce8">
            <text:p>49,103.326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75063.794999999998" table:style-name="ce8">
            <text:p>75,063.795</text:p>
          </table:table-cell>
          <table:table-cell office:value-type="float" office:value="24117.822999999997" table:style-name="ce8">
            <text:p>24,117.823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49588.137819999996" table:style-name="ce8">
            <text:p>49,588.138</text:p>
          </table:table-cell>
          <table:table-cell office:value-type="float" office:value="6201.518" table:style-name="ce8">
            <text:p>6,201.518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3110.5480000000002" table:style-name="ce8">
            <text:p>3,110.548</text:p>
          </table:table-cell>
          <table:table-cell office:value-type="float" office:value="24546.745999999999" table:style-name="ce8">
            <text:p>24,546.746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2434.176664999999" table:style-name="ce8">
            <text:p>12,434.177</text:p>
          </table:table-cell>
          <table:table-cell office:value-type="float" office:value="20188.562000000002" table:style-name="ce8">
            <text:p>20,188.562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1.881000000000004" table:style-name="ce8">
            <text:p>21.881</text:p>
          </table:table-cell>
          <table:table-cell office:value-type="float" office:value="8672.4330000000009" table:style-name="ce8">
            <text:p>8,672.433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75183.157999999996" table:style-name="ce8">
            <text:p>75,183.158</text:p>
          </table:table-cell>
          <table:table-cell office:value-type="float" office:value="9735.7579999999998" table:style-name="ce8">
            <text:p>9,735.758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19070.75200000001" table:style-name="ce8">
            <text:p>219,070.752</text:p>
          </table:table-cell>
          <table:table-cell office:value-type="float" office:value="38561.393000000004" table:style-name="ce8">
            <text:p>38,561.393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8222.2050000000017" table:style-name="ce8">
            <text:p>8,222.205</text:p>
          </table:table-cell>
          <table:table-cell office:value-type="float" office:value="2283.6309999999999" table:style-name="ce8">
            <text:p>2,283.631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33670.368999999999" table:style-name="ce8">
            <text:p>33,670.369</text:p>
          </table:table-cell>
          <table:table-cell office:value-type="float" office:value="142.73999999999998" table:style-name="ce8">
            <text:p>142.740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1329481.8014700001" table:style-name="ce10">
            <text:p>1,329,481.801</text:p>
          </table:table-cell>
          <table:table-cell office:value-type="float" office:value="285122.65899999999" table:style-name="ce10">
            <text:p>285,122.659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table:number-columns-repeated="2" table:style-name="ce14"/>
          <table:table-cell table:style-name="ce10"/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string" table:style-name="ce20">
            <text:p>Notes</text:p>
          </table:table-cell>
          <table:table-cell table:number-columns-repeated="2" table:style-name="ce20"/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string" table:number-columns-spanned="4" table:number-rows-spanned="8" table:style-name="ce89">
            <text:p>The summary table for January - December 2017 includes small producer data, so will exceed the sum of the four quarters.</text:p>
            <text:p>Amendments for the 2017 data have been received and changes have been made to the summary table for January-December 2017, as a result this table will differ from the sum of the four quarters.</text:p>
            <text:p/>
            <text:p/>
          </table:table-cell>
          <table:covered-table-cell table:number-columns-repeated="3"/>
          <table:table-cell table:style-name="ce12"/>
          <table:table-cell table:number-columns-repeated="16379" table:style-name="ce1"/>
        </table:table-row>
        <table:table-row table:style-name="ro3">
          <table:covered-table-cell/>
          <table:covered-table-cell table:number-columns-repeated="3"/>
          <table:table-cell table:style-name="ce12"/>
          <table:table-cell table:number-columns-repeated="16379" table:style-name="ce1"/>
        </table:table-row>
        <table:table-row table:style-name="ro10">
          <table:covered-table-cell/>
          <table:covered-table-cell table:number-columns-repeated="3"/>
          <table:table-cell table:style-name="ce12"/>
          <table:table-cell table:number-columns-repeated="16379"/>
        </table:table-row>
        <table:table-row table:number-rows-repeated="5" table:style-name="ro3" table:visibility="collapse">
          <table:covered-table-cell/>
          <table:covered-table-cell table:number-columns-repeated="3"/>
          <table:table-cell table:style-name="ce12"/>
          <table:table-cell table:number-columns-repeated="16379"/>
        </table:table-row>
        <table:table-row table:style-name="ro16">
          <table:table-cell table:number-columns-spanned="5" table:number-rows-spanned="1" table:style-name="ce85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2">
            <text:p>Catalogue<text:s/></text:p>
          </table:table-cell>
          <table:table-cell office:value-type="string" table:style-name="ce12">
            <text:p>LIT 7680</text:p>
          </table:table-cell>
          <table:table-cell table:style-name="ce19"/>
          <table:table-cell table:number-columns-repeated="2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19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455" table:style-name="ro3">
          <table:table-cell table:number-columns-repeated="16384"/>
        </table:table-row>
        <table:named-expressions>
          <table:named-range table:name="Print_Area" table:cell-range-address="2017_Quarters_1_-_4.$A$1:2017_Quarters_1_-_4.$E$121" table:base-cell-address="2017_Quarters_1_-_4.$A$1"/>
        </table:named-expressions>
      </table:table>
      <table:table table:name="2016_Quarters_1_-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12">
            <draw:frame draw:z-index="1" draw:id="id35" draw:style-name="a35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36" draw:style-name="a36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37" draw:style-name="a37" draw:name="Picture 3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38" draw:style-name="a38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39" draw:style-name="a39" draw:name="Picture 5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16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17/03/2017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40733.93799999999" table:style-name="ce8">
            <text:p>140,733.93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8048.572999999997" table:style-name="ce8">
            <text:p>38,048.57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1109.379000000001" table:style-name="ce8">
            <text:p>21,109.37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2683.227000000001" table:style-name="ce8">
            <text:p>12,683.22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" table:style-name="ce8">
            <text:p>0.00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9215.062999999998" table:style-name="ce8">
            <text:p>19,215.06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025.0370000000003" table:style-name="ce8">
            <text:p>9,025.03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809.28499999999997" table:style-name="ce8">
            <text:p>809.28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574.3560000000002" table:style-name="ce8">
            <text:p>2,574.35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5.9169999999999998" table:style-name="ce8">
            <text:p>5.91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6987.333999999999" table:style-name="ce8">
            <text:p>16,987.33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6048.061000000002" table:style-name="ce8">
            <text:p>46,048.06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802.9969999999998" table:style-name="ce8">
            <text:p>2,802.99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27503.464" table:style-name="ce8">
            <text:p>27,503.46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37546.63099999999" table:style-name="ce10">
            <text:p>337,546.631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April - June 2016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17/03/2017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40346.799" table:style-name="ce8">
            <text:p>140,346.79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7289.58" table:style-name="ce8">
            <text:p>37,289.58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9212.609" table:style-name="ce8">
            <text:p>19,212.60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2762.956" table:style-name="ce8">
            <text:p>12,762.95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" table:style-name="ce8">
            <text:p>0.00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5976.62" table:style-name="ce8">
            <text:p>25,976.62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924.3140000000003" table:style-name="ce8">
            <text:p>9,924.31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33.90300000000002" table:style-name="ce8">
            <text:p>733.90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711.636" table:style-name="ce8">
            <text:p>2,711.63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4.0529999999999999" table:style-name="ce8">
            <text:p>4.05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6927.286" table:style-name="ce8">
            <text:p>16,927.28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3419.499000000003" table:style-name="ce8">
            <text:p>53,419.49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323.1129999999998" table:style-name="ce8">
            <text:p>2,323.11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9214.0580000000009" table:style-name="ce8">
            <text:p>9,214.05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30846.42599999998" table:style-name="ce10">
            <text:p>330,846.426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8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9">
            <text:p>Period covered: July - September 2016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17/03/2017</text:p>
          </table:table-cell>
          <table:table-cell table:style-name="ce15"/>
          <table:table-cell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3" table:style-name="ce9"/>
          <table:table-cell table:number-columns-repeated="2" table:style-name="ce12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44158.08900000001" table:style-name="ce8">
            <text:p>144,158.089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8327.510999999999" table:style-name="ce8">
            <text:p>38,327.511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1313.909" table:style-name="ce8">
            <text:p>21,313.909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2642.272000000001" table:style-name="ce8">
            <text:p>12,642.272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" table:style-name="ce8">
            <text:p>0.00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8984.618999999999" table:style-name="ce8">
            <text:p>18,984.619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2588.839" table:style-name="ce8">
            <text:p>12,588.839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814.10699999999997" table:style-name="ce8">
            <text:p>814.107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889.19" table:style-name="ce8">
            <text:p>2,889.19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4.3999999999999997E-2" table:style-name="ce8">
            <text:p>0.04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6703.855" table:style-name="ce8">
            <text:p>16,703.855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62654.659" table:style-name="ce8">
            <text:p>62,654.659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242.078" table:style-name="ce8">
            <text:p>2,242.078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5595.402" table:style-name="ce8">
            <text:p>5,595.402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38914.57400000002" table:style-name="ce10">
            <text:p>338,914.574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number-columns-repeated="2" table:style-name="ce14"/>
          <table:table-cell table:style-name="ce10"/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 table:style-name="ce1"/>
        </table:table-row>
        <table:table-row table:style-name="ro3">
          <table:table-cell office:value-type="string" table:style-name="ce9">
            <text:p>Period covered: October - December 2016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 table:style-name="ce1"/>
        </table:table-row>
        <table:table-row table:style-name="ro2">
          <table:table-cell office:value-type="string" table:style-name="ce9">
            <text:p>Report run on: 17/03/2017</text:p>
          </table:table-cell>
          <table:table-cell table:style-name="ce15"/>
          <table:table-cell table:style-name="ce9"/>
          <table:table-cell table:number-columns-repeated="2" table:style-name="ce12"/>
          <table:table-cell table:number-columns-repeated="16379" table:style-name="ce1"/>
        </table:table-row>
        <table:table-row table:style-name="ro2">
          <table:table-cell table:number-columns-repeated="3" table:style-name="ce9"/>
          <table:table-cell table:number-columns-repeated="2" table:style-name="ce12"/>
          <table:table-cell table:number-columns-repeated="3" table:style-name="ce4"/>
          <table:table-cell table:number-columns-repeated="16376"/>
        </table:table-row>
        <table:table-row table:style-name="ro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69511.967" table:style-name="ce8">
            <text:p>169,511.967</text:p>
          </table:table-cell>
          <table:table-cell table:style-name="ce11"/>
          <table:table-cell table:style-name="ce12"/>
          <table:table-cell table:number-columns-repeated="16379" table:style-name="ce1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52691.366999999998" table:style-name="ce8">
            <text:p>52,691.367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6241.512999999999" table:style-name="ce8">
            <text:p>26,241.513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8719.04" table:style-name="ce8">
            <text:p>18,719.040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" table:style-name="ce8">
            <text:p>0.000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473.916999999999" table:style-name="ce8">
            <text:p>14,473.917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0664.258000000002" table:style-name="ce8">
            <text:p>20,664.258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844.16899999999998" table:style-name="ce8">
            <text:p>844.169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759.3220000000001" table:style-name="ce8">
            <text:p>2,759.322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0.423999999999999" table:style-name="ce8">
            <text:p>10.424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0164.16" table:style-name="ce8">
            <text:p>30,164.160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62910.004999999997" table:style-name="ce8">
            <text:p>62,910.005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3079.4630000000002" table:style-name="ce8">
            <text:p>3,079.463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6911.9690000000001" table:style-name="ce8">
            <text:p>6,911.969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408981.57400000002" table:style-name="ce10">
            <text:p>408,981.574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number-columns-repeated="2" table:style-name="ce14"/>
          <table:table-cell table:number-columns-repeated="2" table:style-name="ce10"/>
          <table:table-cell table:style-name="ce18"/>
          <table:table-cell table:number-columns-repeated="16379" table:style-name="ce1"/>
        </table:table-row>
        <table:table-row table:style-name="ro8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 table:style-name="ce1"/>
        </table:table-row>
        <table:table-row table:style-name="ro3">
          <table:table-cell office:value-type="string" table:style-name="ce9">
            <text:p>Period covered: January - December 2016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 table:style-name="ce1"/>
        </table:table-row>
        <table:table-row table:style-name="ro15">
          <table:table-cell office:value-type="string" table:style-name="ce9">
            <text:p>Report run on: 17/03/2017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16379" table:style-name="ce1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 table:style-name="ce1"/>
        </table:table-row>
        <table:table-row table:style-name="ro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table:style-name="ce12"/>
          <table:table-cell table:number-columns-repeated="2" table:style-name="ce24"/>
          <table:table-cell table:number-columns-repeated="16377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594750.79300000006" table:style-name="ce8">
            <text:p>594,750.793</text:p>
          </table:table-cell>
          <table:table-cell office:value-type="float" office:value="20505.731" table:style-name="ce8">
            <text:p>20,505.731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66357.03099999999" table:style-name="ce8">
            <text:p>166,357.031</text:p>
          </table:table-cell>
          <table:table-cell office:value-type="float" office:value="19097.950999999997" table:style-name="ce8">
            <text:p>19,097.951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87877.41" table:style-name="ce8">
            <text:p>87,877.410</text:p>
          </table:table-cell>
          <table:table-cell office:value-type="float" office:value="75519.210000000006" table:style-name="ce8">
            <text:p>75,519.210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6807.495000000003" table:style-name="ce8">
            <text:p>56,807.495</text:p>
          </table:table-cell>
          <table:table-cell office:value-type="float" office:value="6296.9690000000001" table:style-name="ce8">
            <text:p>6,296.969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50944.610999999997" table:style-name="ce8">
            <text:p>50,944.611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78650.218999999997" table:style-name="ce8">
            <text:p>78,650.219</text:p>
          </table:table-cell>
          <table:table-cell office:value-type="float" office:value="24503.722999999998" table:style-name="ce8">
            <text:p>24,503.723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52202.448000000004" table:style-name="ce8">
            <text:p>52,202.448</text:p>
          </table:table-cell>
          <table:table-cell office:value-type="float" office:value="8136.0839999999998" table:style-name="ce8">
            <text:p>8,136.084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3201.4639999999999" table:style-name="ce8">
            <text:p>3,201.464</text:p>
          </table:table-cell>
          <table:table-cell office:value-type="float" office:value="22581.338" table:style-name="ce8">
            <text:p>22,581.338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0934.504000000001" table:style-name="ce8">
            <text:p>10,934.504</text:p>
          </table:table-cell>
          <table:table-cell office:value-type="float" office:value="38715.961000000003" table:style-name="ce8">
            <text:p>38,715.961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0.437999999999999" table:style-name="ce8">
            <text:p>20.438</text:p>
          </table:table-cell>
          <table:table-cell office:value-type="float" office:value="9499.4179999999997" table:style-name="ce8">
            <text:p>9,499.418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80782.634999999995" table:style-name="ce8">
            <text:p>80,782.635</text:p>
          </table:table-cell>
          <table:table-cell office:value-type="float" office:value="9321.2649999999994" table:style-name="ce8">
            <text:p>9,321.265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25032.22399999999" table:style-name="ce8">
            <text:p>225,032.224</text:p>
          </table:table-cell>
          <table:table-cell office:value-type="float" office:value="35914.22" table:style-name="ce8">
            <text:p>35,914.220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10447.651" table:style-name="ce8">
            <text:p>10,447.651</text:p>
          </table:table-cell>
          <table:table-cell office:value-type="float" office:value="1342.4659999999999" table:style-name="ce8">
            <text:p>1,342.466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49224.892999999996" table:style-name="ce8">
            <text:p>49,224.893</text:p>
          </table:table-cell>
          <table:table-cell office:value-type="float" office:value="9.6080000000000005" table:style-name="ce8">
            <text:p>9.608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1416289.2050000001" table:style-name="ce10">
            <text:p>1,416,289.205</text:p>
          </table:table-cell>
          <table:table-cell office:value-type="float" office:value="322388.55499999999" table:style-name="ce10">
            <text:p>322,388.555</text:p>
          </table:table-cell>
          <table:table-cell table:style-name="ce12"/>
          <table:table-cell table:number-columns-repeated="2" table:style-name="ce26"/>
          <table:table-cell table:number-columns-repeated="16377"/>
        </table:table-row>
        <table:table-row table:style-name="ro3">
          <table:table-cell table:number-columns-repeated="2" table:style-name="ce14"/>
          <table:table-cell table:style-name="ce10"/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string" table:style-name="ce20">
            <text:p>Notes</text:p>
          </table:table-cell>
          <table:table-cell table:number-columns-repeated="2" table:style-name="ce20"/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string" table:style-name="ce25">
            <text:p>The summary table for January - December 2016 includes small producer data, so may exceed the sum of the four quarters.</text:p>
          </table:table-cell>
          <table:table-cell table:number-columns-repeated="2" table:style-name="ce20"/>
          <table:table-cell table:number-columns-repeated="2" table:style-name="ce12"/>
          <table:table-cell table:number-columns-repeated="16379" table:style-name="ce1"/>
        </table:table-row>
        <table:table-row table:style-name="ro5">
          <table:table-cell table:number-columns-spanned="5" table:number-rows-spanned="1" table:style-name="ce85"/>
          <table:covered-table-cell table:number-columns-repeated="4"/>
          <table:table-cell table:number-columns-repeated="16379" table:style-name="ce1"/>
        </table:table-row>
        <table:table-row table:style-name="ro3">
          <table:table-cell office:value-type="string" table:style-name="ce12">
            <text:p>Catalogue<text:s/></text:p>
          </table:table-cell>
          <table:table-cell office:value-type="string" table:style-name="ce12">
            <text:p>LIT 7680</text:p>
          </table:table-cell>
          <table:table-cell table:style-name="ce19"/>
          <table:table-cell table:number-columns-repeated="2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17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462" table:style-name="ro3">
          <table:table-cell table:number-columns-repeated="16384"/>
        </table:table-row>
        <table:named-expressions>
          <table:named-range table:name="Print_Area" table:cell-range-address="2016_Quarters_1_-_4.$A$1:2016_Quarters_1_-_4.$E$114" table:base-cell-address="2016_Quarters_1_-_4.$A$1"/>
        </table:named-expressions>
      </table:table>
      <table:table table:name="2015_Quarters_1_-_4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9" table:default-cell-style-name="ce5"/>
        <table:table-column table:style-name="co1" table:number-columns-repeated="16378" table:default-cell-style-name="ce5"/>
        <table:table-row table:style-name="ro1">
          <table:table-cell table:style-name="ce27">
            <draw:frame draw:z-index="1" draw:id="id40" draw:style-name="a40" draw:name="Picture 2" svg:x="0.03333in" svg:y="0.05in" svg:width="2.28333in" svg:height="0.62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41" draw:style-name="a41" draw:name="Picture 2" svg:x="0.075in" svg:y="0.05in" svg:width="2.79167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42" draw:style-name="a42" draw:name="Picture 3" svg:x="0.075in" svg:y="0.05in" svg:width="2.79167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43" draw:style-name="a43" draw:name="Picture 2" svg:x="0.075in" svg:y="0.05in" svg:width="2.79167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44" draw:style-name="a44" draw:name="Picture 5" svg:x="0.075in" svg:y="0.05in" svg:width="2.79167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27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28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4" table:style-name="ce30"/>
          <table:table-cell table:number-columns-repeated="16379"/>
        </table:table-row>
        <table:table-row table:style-name="ro3">
          <table:table-cell office:value-type="string" table:style-name="ce30">
            <text:p>Period covered: January - March 2015</text:p>
          </table:table-cell>
          <table:table-cell table:number-columns-repeated="4" table:style-name="ce30"/>
          <table:table-cell table:number-columns-repeated="16379" table:style-name="ce6"/>
        </table:table-row>
        <table:table-row table:style-name="ro3">
          <table:table-cell office:value-type="string" table:style-name="ce30">
            <text:p>Report run on: 23/3/2016</text:p>
          </table:table-cell>
          <table:table-cell table:style-name="ce31"/>
          <table:table-cell table:number-columns-repeated="3" table:style-name="ce30"/>
          <table:table-cell table:number-columns-repeated="16379"/>
        </table:table-row>
        <table:table-row table:style-name="ro3">
          <table:table-cell table:number-columns-repeated="5" table:style-name="ce30"/>
          <table:table-cell table:number-columns-repeated="16379"/>
        </table:table-row>
        <table:table-row table:style-name="ro4">
          <table:table-cell table:style-name="ce32"/>
          <table:table-cell office:value-type="string" table:style-name="ce33">
            <text:p>Category</text:p>
          </table:table-cell>
          <table:table-cell office:value-type="string" table:style-name="ce34">
            <text:p>Household EEE (tonnes)</text:p>
          </table:table-cell>
          <table:table-cell table:number-columns-repeated="2" table:style-name="ce34"/>
          <table:table-cell table:number-columns-repeated="16379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30070.14099999999" table:style-name="ce35">
            <text:p>130,070.141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37599.278999999995" table:style-name="ce35">
            <text:p>37,599.279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21062.015000000003" table:style-name="ce35">
            <text:p>21,062.015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11496.309000000001" table:style-name="ce35">
            <text:p>11,496.309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1.7070000000000001" table:style-name="ce35">
            <text:p>1.707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18992.963000000007" table:style-name="ce35">
            <text:p>18,992.963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7876.8240000000005" table:style-name="ce35">
            <text:p>7,876.824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762.53800000000012" table:style-name="ce35">
            <text:p>762.538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2366.9350000000004" table:style-name="ce35">
            <text:p>2,366.935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6.4730000000000008" table:style-name="ce35">
            <text:p>6.473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16664.538" table:style-name="ce35">
            <text:p>16,664.538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45774.400000000001" table:style-name="ce35">
            <text:p>45,774.400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2645.5210000000006" table:style-name="ce35">
            <text:p>2,645.521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53661.73" table:style-name="ce35">
            <text:p>53,661.730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348981.37300000002" table:style-name="ce36">
            <text:p>348,981.373</text:p>
          </table:table-cell>
          <table:table-cell table:number-columns-repeated="2" table:style-name="ce36"/>
          <table:table-cell table:number-columns-repeated="16379"/>
        </table:table-row>
        <table:table-row table:style-name="ro3">
          <table:table-cell table:number-columns-repeated="2" table:style-name="ce29"/>
          <table:table-cell table:number-columns-repeated="3" table:style-name="ce36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4" table:style-name="ce30"/>
          <table:table-cell table:number-columns-repeated="16379"/>
        </table:table-row>
        <table:table-row table:style-name="ro3">
          <table:table-cell office:value-type="string" table:style-name="ce30">
            <text:p>Period covered: April - June 2015</text:p>
          </table:table-cell>
          <table:table-cell table:number-columns-repeated="4" table:style-name="ce30"/>
          <table:table-cell table:number-columns-repeated="16379"/>
        </table:table-row>
        <table:table-row table:style-name="ro3">
          <table:table-cell office:value-type="string" table:style-name="ce30">
            <text:p>Report run on: 23/3/2016</text:p>
          </table:table-cell>
          <table:table-cell table:style-name="ce31"/>
          <table:table-cell table:number-columns-repeated="3" table:style-name="ce30"/>
          <table:table-cell table:number-columns-repeated="16379"/>
        </table:table-row>
        <table:table-row table:style-name="ro3">
          <table:table-cell table:number-columns-repeated="5" table:style-name="ce30"/>
          <table:table-cell table:number-columns-repeated="16379"/>
        </table:table-row>
        <table:table-row table:style-name="ro4">
          <table:table-cell table:style-name="ce32"/>
          <table:table-cell office:value-type="string" table:style-name="ce33">
            <text:p>Category</text:p>
          </table:table-cell>
          <table:table-cell office:value-type="string" table:style-name="ce34">
            <text:p>Household EEE (tonnes)</text:p>
          </table:table-cell>
          <table:table-cell table:number-columns-repeated="2" table:style-name="ce34"/>
          <table:table-cell table:number-columns-repeated="16379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22877.38500000001" table:style-name="ce35">
            <text:p>122,877.385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36501.786" table:style-name="ce35">
            <text:p>36,501.786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19115.696" table:style-name="ce35">
            <text:p>19,115.696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12731.538000000002" table:style-name="ce35">
            <text:p>12,731.538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23.880000000000003" table:style-name="ce35">
            <text:p>23.880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23186.750000000004" table:style-name="ce35">
            <text:p>23,186.750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8273.58" table:style-name="ce35">
            <text:p>8,273.580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804.61900000000003" table:style-name="ce35">
            <text:p>804.619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2342.5629999999996" table:style-name="ce35">
            <text:p>2,342.563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5.8019999999999996" table:style-name="ce35">
            <text:p>5.802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14133.142000000002" table:style-name="ce35">
            <text:p>14,133.142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49593.833999999995" table:style-name="ce35">
            <text:p>49,593.834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2328.1270000000004" table:style-name="ce35">
            <text:p>2,328.127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11911.38" table:style-name="ce35">
            <text:p>11,911.380</text:p>
          </table:table-cell>
          <table:table-cell table:number-columns-repeated="2" table:style-name="ce35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303830.08199999994" table:style-name="ce36">
            <text:p>303,830.082</text:p>
          </table:table-cell>
          <table:table-cell table:number-columns-repeated="2" table:style-name="ce36"/>
          <table:table-cell table:number-columns-repeated="16379"/>
        </table:table-row>
        <table:table-row table:style-name="ro3">
          <table:table-cell table:number-columns-repeated="2" table:style-name="ce29"/>
          <table:table-cell table:number-columns-repeated="3" table:style-name="ce36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2" table:style-name="ce30"/>
          <table:table-cell table:number-columns-repeated="2" table:style-name="ce36"/>
          <table:table-cell table:number-columns-repeated="16379"/>
        </table:table-row>
        <table:table-row table:style-name="ro3">
          <table:table-cell office:value-type="string" table:style-name="ce30">
            <text:p>Period covered: July - September 2015</text:p>
          </table:table-cell>
          <table:table-cell table:number-columns-repeated="2" table:style-name="ce30"/>
          <table:table-cell table:number-columns-repeated="2" table:style-name="ce27"/>
          <table:table-cell table:number-columns-repeated="16379"/>
        </table:table-row>
        <table:table-row table:style-name="ro3">
          <table:table-cell office:value-type="string" table:style-name="ce30">
            <text:p>Report run on: 23/3/2016</text:p>
          </table:table-cell>
          <table:table-cell table:style-name="ce31"/>
          <table:table-cell table:style-name="ce30"/>
          <table:table-cell table:number-columns-repeated="2" table:style-name="ce27"/>
          <table:table-cell table:number-columns-repeated="16379"/>
        </table:table-row>
        <table:table-row table:style-name="ro3">
          <table:table-cell table:number-columns-repeated="3" table:style-name="ce30"/>
          <table:table-cell table:number-columns-repeated="2" table:style-name="ce27"/>
          <table:table-cell table:number-columns-repeated="16379"/>
        </table:table-row>
        <table:table-row table:style-name="ro4">
          <table:table-cell table:style-name="ce32"/>
          <table:table-cell office:value-type="string" table:style-name="ce33">
            <text:p>Category</text:p>
          </table:table-cell>
          <table:table-cell office:value-type="string" table:style-name="ce34">
            <text:p>Household EEE (tonnes)</text:p>
          </table:table-cell>
          <table:table-cell table:number-columns-repeated="2" table:style-name="ce27"/>
          <table:table-cell table:number-columns-repeated="16379"/>
        </table:table-row>
        <table:table-row table:style-name="ro2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34678.67800000001" table:style-name="ce35">
            <text:p>134,678.678</text:p>
          </table:table-cell>
          <table:table-cell table:style-name="ce34"/>
          <table:table-cell table:style-name="ce27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40357.858" table:style-name="ce35">
            <text:p>40,357.858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23291.164999999997" table:style-name="ce35">
            <text:p>23,291.165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12854.213" table:style-name="ce35">
            <text:p>12,854.213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2.532" table:style-name="ce35">
            <text:p>2.532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18057.809999999998" table:style-name="ce35">
            <text:p>18,057.810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11069.752000000004" table:style-name="ce35">
            <text:p>11,069.752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721.43900000000008" table:style-name="ce35">
            <text:p>721.439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2380.9" table:style-name="ce35">
            <text:p>2,380.900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11.657999999999999" table:style-name="ce35">
            <text:p>11.658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15773.211000000001" table:style-name="ce35">
            <text:p>15,773.211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60235.955000000016" table:style-name="ce35">
            <text:p>60,235.955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2450.9580000000005" table:style-name="ce35">
            <text:p>2,450.958</text:p>
          </table:table-cell>
          <table:table-cell table:style-name="ce35"/>
          <table:table-cell table:style-name="ce37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15660.108" table:style-name="ce35">
            <text:p>15,660.108</text:p>
          </table:table-cell>
          <table:table-cell table:style-name="ce35"/>
          <table:table-cell table:style-name="ce37"/>
          <table:table-cell table:number-columns-repeated="16379" table:style-name="ce5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337546.23700000008" table:style-name="ce36">
            <text:p>337,546.237</text:p>
          </table:table-cell>
          <table:table-cell table:style-name="ce35"/>
          <table:table-cell table:style-name="ce37"/>
          <table:table-cell table:number-columns-repeated="16379" table:style-name="ce5"/>
        </table:table-row>
        <table:table-row table:style-name="ro8">
          <table:table-cell table:number-columns-repeated="2" table:style-name="ce29"/>
          <table:table-cell table:number-columns-repeated="2" table:style-name="ce36"/>
          <table:table-cell table:style-name="ce37"/>
          <table:table-cell table:number-columns-repeated="16379" table:style-name="ce5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2" table:style-name="ce30"/>
          <table:table-cell table:style-name="ce36"/>
          <table:table-cell table:style-name="ce38"/>
          <table:table-cell table:number-columns-repeated="16379" table:style-name="ce5"/>
        </table:table-row>
        <table:table-row table:style-name="ro2">
          <table:table-cell office:value-type="string" table:style-name="ce30">
            <text:p>Period covered: October - December 2015</text:p>
          </table:table-cell>
          <table:table-cell table:number-columns-repeated="2" table:style-name="ce30"/>
          <table:table-cell table:style-name="ce39"/>
          <table:table-cell table:style-name="ce27"/>
          <table:table-cell table:number-columns-repeated="16379" table:style-name="ce5"/>
        </table:table-row>
        <table:table-row table:style-name="ro2">
          <table:table-cell office:value-type="string" table:style-name="ce30">
            <text:p>Report run on: 23/3/2016</text:p>
          </table:table-cell>
          <table:table-cell table:style-name="ce31"/>
          <table:table-cell table:style-name="ce30"/>
          <table:table-cell table:style-name="ce40"/>
          <table:table-cell table:style-name="ce41"/>
          <table:table-cell table:number-columns-repeated="3" table:style-name="ce7"/>
          <table:table-cell table:number-columns-repeated="16376"/>
        </table:table-row>
        <table:table-row table:style-name="ro3">
          <table:table-cell table:number-columns-repeated="3" table:style-name="ce30"/>
          <table:table-cell table:style-name="ce38"/>
          <table:table-cell table:style-name="ce27"/>
          <table:table-cell table:number-columns-repeated="16379" table:style-name="ce5"/>
        </table:table-row>
        <table:table-row table:style-name="ro4">
          <table:table-cell table:style-name="ce32"/>
          <table:table-cell office:value-type="string" table:style-name="ce33">
            <text:p>Category</text:p>
          </table:table-cell>
          <table:table-cell office:value-type="string" table:style-name="ce34">
            <text:p>Household EEE (tonnes)</text:p>
          </table:table-cell>
          <table:table-cell table:number-columns-repeated="2" table:style-name="ce27"/>
          <table:table-cell table:number-columns-repeated="16379" table:style-name="ce5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169163.92599999998" table:style-name="ce35">
            <text:p>169,163.926</text:p>
          </table:table-cell>
          <table:table-cell table:number-columns-repeated="2" table:style-name="ce27"/>
          <table:table-cell table:number-columns-repeated="16379" table:style-name="ce5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57428.159999999989" table:style-name="ce35">
            <text:p>57,428.160</text:p>
          </table:table-cell>
          <table:table-cell table:number-columns-repeated="2" table:style-name="ce27"/>
          <table:table-cell table:number-columns-repeated="16379" table:style-name="ce5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32338.083999999995" table:style-name="ce35">
            <text:p>32,338.084</text:p>
          </table:table-cell>
          <table:table-cell table:number-columns-repeated="2" table:style-name="ce27"/>
          <table:table-cell table:number-columns-repeated="16379" table:style-name="ce5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18747.030000000002" table:style-name="ce35">
            <text:p>18,747.030</text:p>
          </table:table-cell>
          <table:table-cell table:number-columns-repeated="2" table:style-name="ce27"/>
          <table:table-cell table:number-columns-repeated="16379" table:style-name="ce5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2.4039999999999999" table:style-name="ce35">
            <text:p>2.404</text:p>
          </table:table-cell>
          <table:table-cell table:number-columns-repeated="2" table:style-name="ce27"/>
          <table:table-cell table:number-columns-repeated="16379" table:style-name="ce5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13980.228999999998" table:style-name="ce35">
            <text:p>13,980.229</text:p>
          </table:table-cell>
          <table:table-cell table:number-columns-repeated="2" table:style-name="ce27"/>
          <table:table-cell table:number-columns-repeated="16379" table:style-name="ce5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19472.549000000003" table:style-name="ce35">
            <text:p>19,472.549</text:p>
          </table:table-cell>
          <table:table-cell table:number-columns-repeated="2" table:style-name="ce27"/>
          <table:table-cell table:number-columns-repeated="16379" table:style-name="ce5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726.68300000000011" table:style-name="ce35">
            <text:p>726.683</text:p>
          </table:table-cell>
          <table:table-cell table:number-columns-repeated="2" table:style-name="ce27"/>
          <table:table-cell table:number-columns-repeated="16379" table:style-name="ce5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2776.585" table:style-name="ce35">
            <text:p>2,776.585</text:p>
          </table:table-cell>
          <table:table-cell table:number-columns-repeated="2" table:style-name="ce27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7.2960000000000012" table:style-name="ce35">
            <text:p>7.296</text:p>
          </table:table-cell>
          <table:table-cell table:number-columns-repeated="2" table:style-name="ce27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29437.420000000006" table:style-name="ce35">
            <text:p>29,437.420</text:p>
          </table:table-cell>
          <table:table-cell table:number-columns-repeated="2" table:style-name="ce27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61229.914000000004" table:style-name="ce35">
            <text:p>61,229.914</text:p>
          </table:table-cell>
          <table:table-cell table:number-columns-repeated="2" table:style-name="ce27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3958.8640000000009" table:style-name="ce35">
            <text:p>3,958.864</text:p>
          </table:table-cell>
          <table:table-cell table:number-columns-repeated="2" table:style-name="ce27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33082.447" table:style-name="ce35">
            <text:p>33,082.447</text:p>
          </table:table-cell>
          <table:table-cell table:number-columns-repeated="2" table:style-name="ce27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442351.5909999999" table:style-name="ce36">
            <text:p>442,351.591</text:p>
          </table:table-cell>
          <table:table-cell table:number-columns-repeated="2" table:style-name="ce27"/>
          <table:table-cell table:number-columns-repeated="16379"/>
        </table:table-row>
        <table:table-row table:style-name="ro3">
          <table:table-cell table:number-columns-repeated="2" table:style-name="ce29"/>
          <table:table-cell table:style-name="ce36"/>
          <table:table-cell table:number-columns-repeated="2" table:style-name="ce27"/>
          <table:table-cell table:number-columns-repeated="16379"/>
        </table:table-row>
        <table:table-row table:style-name="ro3">
          <table:table-cell office:value-type="string" table:style-name="ce29">
            <text:p>Electrical and Electronic Equipment (EEE) placed on the UK market<text:s/></text:p>
          </table:table-cell>
          <table:table-cell table:number-columns-repeated="2" table:style-name="ce30"/>
          <table:table-cell table:style-name="ce36"/>
          <table:table-cell table:style-name="ce38"/>
          <table:table-cell table:number-columns-repeated="16379"/>
        </table:table-row>
        <table:table-row table:style-name="ro3">
          <table:table-cell office:value-type="string" table:style-name="ce30">
            <text:p>Period covered: January - December 2015</text:p>
          </table:table-cell>
          <table:table-cell table:number-columns-repeated="2" table:style-name="ce30"/>
          <table:table-cell table:style-name="ce39"/>
          <table:table-cell table:style-name="ce27"/>
          <table:table-cell table:number-columns-repeated="16379"/>
        </table:table-row>
        <table:table-row table:style-name="ro3">
          <table:table-cell office:value-type="string" table:style-name="ce30">
            <text:p>Report run on: 23/3/2016</text:p>
          </table:table-cell>
          <table:table-cell table:style-name="ce31"/>
          <table:table-cell table:style-name="ce30"/>
          <table:table-cell table:style-name="ce40"/>
          <table:table-cell table:style-name="ce41"/>
          <table:table-cell table:number-columns-repeated="16379"/>
        </table:table-row>
        <table:table-row table:style-name="ro3">
          <table:table-cell table:number-columns-repeated="3" table:style-name="ce30"/>
          <table:table-cell table:style-name="ce38"/>
          <table:table-cell table:style-name="ce27"/>
          <table:table-cell table:number-columns-repeated="16379"/>
        </table:table-row>
        <table:table-row table:style-name="ro17">
          <table:table-cell table:style-name="ce32"/>
          <table:table-cell office:value-type="string" table:style-name="ce33">
            <text:p>Category</text:p>
          </table:table-cell>
          <table:table-cell office:value-type="string" table:style-name="ce34">
            <text:p>Household EEE (tonnes)</text:p>
          </table:table-cell>
          <table:table-cell office:value-type="string" table:style-name="ce34">
            <text:p>Non-Household EEE (tonnes)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1" table:style-name="ce30">
            <text:p>1</text:p>
          </table:table-cell>
          <table:table-cell office:value-type="string" table:style-name="ce30">
            <text:p>Large Household Appliances</text:p>
          </table:table-cell>
          <table:table-cell office:value-type="float" office:value="556800.71899999981" table:style-name="ce35">
            <text:p>556,800.719</text:p>
          </table:table-cell>
          <table:table-cell office:value-type="float" office:value="18512.870000000006" table:style-name="ce35">
            <text:p>18,512.870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2" table:style-name="ce30">
            <text:p>2</text:p>
          </table:table-cell>
          <table:table-cell office:value-type="string" table:style-name="ce30">
            <text:p>Small Household Appliances</text:p>
          </table:table-cell>
          <table:table-cell office:value-type="float" office:value="172002.04699999999" table:style-name="ce35">
            <text:p>172,002.047</text:p>
          </table:table-cell>
          <table:table-cell office:value-type="float" office:value="6736.9770000000008" table:style-name="ce35">
            <text:p>6,736.977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3" table:style-name="ce30">
            <text:p>3</text:p>
          </table:table-cell>
          <table:table-cell office:value-type="string" table:style-name="ce30">
            <text:p>IT and Telcomms Equipment</text:p>
          </table:table-cell>
          <table:table-cell office:value-type="float" office:value="95888.275999999969" table:style-name="ce35">
            <text:p>95,888.276</text:p>
          </table:table-cell>
          <table:table-cell office:value-type="float" office:value="75269.530000000013" table:style-name="ce35">
            <text:p>75,269.530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4" table:style-name="ce30">
            <text:p>4</text:p>
          </table:table-cell>
          <table:table-cell office:value-type="string" table:style-name="ce30">
            <text:p>Consumer Equipment</text:p>
          </table:table-cell>
          <table:table-cell office:value-type="float" office:value="55919.620000000024" table:style-name="ce35">
            <text:p>55,919.620</text:p>
          </table:table-cell>
          <table:table-cell office:value-type="float" office:value="6871.188000000001" table:style-name="ce35">
            <text:p>6,871.188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5" table:style-name="ce30">
            <text:p>5</text:p>
          </table:table-cell>
          <table:table-cell office:value-type="string" table:style-name="ce30">
            <text:p>Lighting Equipment</text:p>
          </table:table-cell>
          <table:table-cell office:value-type="float" office:value="48.841999999999999" table:style-name="ce35">
            <text:p>48.842</text:p>
          </table:table-cell>
          <table:table-cell office:value-type="float" office:value="44759.186999999998" table:style-name="ce35">
            <text:p>44,759.187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6" table:style-name="ce30">
            <text:p>6</text:p>
          </table:table-cell>
          <table:table-cell office:value-type="string" table:style-name="ce30">
            <text:p>Electrical and Electronic Tools</text:p>
          </table:table-cell>
          <table:table-cell office:value-type="float" office:value="74247.61599999998" table:style-name="ce35">
            <text:p>74,247.616</text:p>
          </table:table-cell>
          <table:table-cell office:value-type="float" office:value="30255.856000000003" table:style-name="ce35">
            <text:p>30,255.856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7" table:style-name="ce30">
            <text:p>7</text:p>
          </table:table-cell>
          <table:table-cell office:value-type="string" table:style-name="ce30">
            <text:p>Toys Leisure and Sports</text:p>
          </table:table-cell>
          <table:table-cell office:value-type="float" office:value="46760.778000000006" table:style-name="ce35">
            <text:p>46,760.778</text:p>
          </table:table-cell>
          <table:table-cell office:value-type="float" office:value="8788.0180000000037" table:style-name="ce35">
            <text:p>8,788.018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8" table:style-name="ce30">
            <text:p>8</text:p>
          </table:table-cell>
          <table:table-cell office:value-type="string" table:style-name="ce30">
            <text:p>Medical Devices</text:p>
          </table:table-cell>
          <table:table-cell office:value-type="float" office:value="3043.5160000000005" table:style-name="ce35">
            <text:p>3,043.516</text:p>
          </table:table-cell>
          <table:table-cell office:value-type="float" office:value="18019.917000000005" table:style-name="ce35">
            <text:p>18,019.917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9" table:style-name="ce30">
            <text:p>9</text:p>
          </table:table-cell>
          <table:table-cell office:value-type="string" table:style-name="ce30">
            <text:p>Monitoring and Control Instruments</text:p>
          </table:table-cell>
          <table:table-cell office:value-type="float" office:value="9897.7350000000097" table:style-name="ce35">
            <text:p>9,897.735</text:p>
          </table:table-cell>
          <table:table-cell office:value-type="float" office:value="69546.351999999999" table:style-name="ce35">
            <text:p>69,546.352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10" table:style-name="ce30">
            <text:p>10</text:p>
          </table:table-cell>
          <table:table-cell office:value-type="string" table:style-name="ce30">
            <text:p>Automatic Dispensers</text:p>
          </table:table-cell>
          <table:table-cell office:value-type="float" office:value="31.477999999999998" table:style-name="ce35">
            <text:p>31.478</text:p>
          </table:table-cell>
          <table:table-cell office:value-type="float" office:value="13135.250000000002" table:style-name="ce35">
            <text:p>13,135.250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11" table:style-name="ce30">
            <text:p>11</text:p>
          </table:table-cell>
          <table:table-cell office:value-type="string" table:style-name="ce30">
            <text:p>Display Equipment</text:p>
          </table:table-cell>
          <table:table-cell office:value-type="float" office:value="76010.725999999995" table:style-name="ce35">
            <text:p>76,010.726</text:p>
          </table:table-cell>
          <table:table-cell office:value-type="float" office:value="10509.538999999999" table:style-name="ce35">
            <text:p>10,509.539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12" table:style-name="ce30">
            <text:p>12</text:p>
          </table:table-cell>
          <table:table-cell office:value-type="string" table:style-name="ce30">
            <text:p>Cooling Appliances Containing Refrigerants</text:p>
          </table:table-cell>
          <table:table-cell office:value-type="float" office:value="216836.45200000002" table:style-name="ce35">
            <text:p>216,836.452</text:p>
          </table:table-cell>
          <table:table-cell office:value-type="float" office:value="32723.370000000006" table:style-name="ce35">
            <text:p>32,723.370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13" table:style-name="ce30">
            <text:p>13</text:p>
          </table:table-cell>
          <table:table-cell office:value-type="string" table:style-name="ce30">
            <text:p>Gas Discharge Lamps and LED Light Sources</text:p>
          </table:table-cell>
          <table:table-cell office:value-type="float" office:value="11413.644" table:style-name="ce35">
            <text:p>11,413.644</text:p>
          </table:table-cell>
          <table:table-cell office:value-type="float" office:value="807.53899999999999" table:style-name="ce35">
            <text:p>807.539</text:p>
          </table:table-cell>
          <table:table-cell table:style-name="ce27"/>
          <table:table-cell table:number-columns-repeated="16379"/>
        </table:table-row>
        <table:table-row table:style-name="ro3">
          <table:table-cell office:value-type="float" office:value="14" table:style-name="ce30">
            <text:p>14</text:p>
          </table:table-cell>
          <table:table-cell office:value-type="string" table:style-name="ce30">
            <text:p>Photovoltaic Panels</text:p>
          </table:table-cell>
          <table:table-cell office:value-type="float" office:value="114324.47200000001" table:style-name="ce35">
            <text:p>114,324.472</text:p>
          </table:table-cell>
          <table:table-cell office:value-type="float" office:value="2.6399999999999997" table:style-name="ce35">
            <text:p>2.640</text:p>
          </table:table-cell>
          <table:table-cell table:style-name="ce27"/>
          <table:table-cell table:number-columns-repeated="16379"/>
        </table:table-row>
        <table:table-row table:style-name="ro3">
          <table:table-cell table:style-name="ce29"/>
          <table:table-cell office:value-type="string" table:style-name="ce29">
            <text:p>Totals</text:p>
          </table:table-cell>
          <table:table-cell office:value-type="float" office:value="1433225.9209999999" table:style-name="ce36">
            <text:p>1,433,225.921</text:p>
          </table:table-cell>
          <table:table-cell office:value-type="float" office:value="335938.23300000001" table:style-name="ce36">
            <text:p>335,938.233</text:p>
          </table:table-cell>
          <table:table-cell table:style-name="ce27"/>
          <table:table-cell table:number-columns-repeated="16379"/>
        </table:table-row>
        <table:table-row table:style-name="ro3">
          <table:table-cell table:number-columns-repeated="2" table:style-name="ce29"/>
          <table:table-cell table:style-name="ce36"/>
          <table:table-cell table:number-columns-repeated="2" table:style-name="ce27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90">
            <text:p>The summary table for January - December 2015 includes small producer data so may exceed the sum of the four quarters.</text:p>
          </table:table-cell>
          <table:covered-table-cell table:number-columns-repeated="4"/>
          <table:table-cell table:number-columns-repeated="16379"/>
        </table:table-row>
        <table:table-row table:style-name="ro15">
          <table:table-cell office:value-type="string" table:number-columns-spanned="5" table:number-rows-spanned="1" table:style-name="ce90">
            <text:p>There have been a number of resubmissions by producer compliance schemes of EEE placed on the market data since this report was first published on 1 March 2016. There has been a reduction in category 13 in both Household and Non-household.</text:p>
          </table:table-cell>
          <table:covered-table-cell table:number-columns-repeated="4"/>
          <table:table-cell table:number-columns-repeated="16379"/>
        </table:table-row>
        <table:table-row table:style-name="ro18">
          <table:table-cell office:value-type="string" table:number-columns-spanned="5" table:number-rows-spanned="1" table:style-name="ce90">
            <text:p>We are investigating 21.694 tonnes of Household category 5 EEE that has been reported as being placed on the market. This may be subject to revision.</text:p>
          </table:table-cell>
          <table:covered-table-cell table:number-columns-repeated="4"/>
          <table:table-cell table:number-columns-repeated="16379"/>
        </table:table-row>
        <table:table-row table:style-name="ro18">
          <table:table-cell office:value-type="string" table:number-columns-spanned="5" table:number-rows-spanned="1" table:style-name="ce90">
            <text:p>There is a small amount of Non-household category 14 EEE reported as being placed on the market. This is currently being investigated and may be subject to revision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7">
            <text:p>Catalogue<text:s/></text:p>
          </table:table-cell>
          <table:table-cell office:value-type="string" table:style-name="ce27">
            <text:p>LIT 7680</text:p>
          </table:table-cell>
          <table:table-cell table:style-name="ce38"/>
          <table:table-cell table:number-columns-repeated="2" table:style-name="ce27"/>
          <table:table-cell table:number-columns-repeated="16379"/>
        </table:table-row>
        <table:table-row table:style-name="ro6">
          <table:table-cell office:value-type="string" table:style-name="ce42">
            <text:p>© Environment Agency copyright and database right 2016. All rights reserved.<text:s text:c="2"/></text:p>
          </table:table-cell>
          <table:table-cell table:number-columns-repeated="4" table:style-name="ce27"/>
          <table:table-cell table:number-columns-repeated="16379"/>
        </table:table-row>
        <table:table-row table:number-rows-repeated="1048461" table:style-name="ro3">
          <table:table-cell table:number-columns-repeated="16384"/>
        </table:table-row>
      </table:table>
      <table:table table:name="2014_Quarters_1-4" table:style-name="ta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9" table:default-cell-style-name="ce1"/>
        <table:table-column table:style-name="co1" table:number-columns-repeated="16378" table:default-cell-style-name="ce1"/>
        <table:table-row table:style-name="ro1">
          <table:table-cell table:style-name="ce12">
            <draw:frame draw:z-index="1" draw:id="id45" draw:style-name="a45" draw:name="Picture 2" svg:x="0.03333in" svg:y="0.05in" svg:width="1.61667in" svg:height="0.76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46" draw:style-name="a46" draw:name="Picture 2" svg:x="0.03333in" svg:y="0.05in" svg:width="2.64167in" svg:height="0.76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47" draw:style-name="a47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48" draw:style-name="a48" draw:name="Picture 4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49" draw:style-name="a49" draw:name="Picture 2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6" draw:id="id50" draw:style-name="a50" draw:name="Picture 6" svg:x="0.06667in" svg:y="0.05in" svg:width="2.8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14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31/3/2015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7496.92900000002" table:style-name="ce8">
            <text:p>117,496.92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3555.503000000012" table:style-name="ce8">
            <text:p>33,555.50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7468.316999999999" table:style-name="ce8">
            <text:p>17,468.31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0110.572" table:style-name="ce8">
            <text:p>10,110.57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9.5000000000000001E-2" table:style-name="ce8">
            <text:p>0.09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705.966000000004" table:style-name="ce8">
            <text:p>14,705.96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7535.5839999999989" table:style-name="ce8">
            <text:p>7,535.58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93.77900000000011" table:style-name="ce8">
            <text:p>693.77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628.0550000000003" table:style-name="ce8">
            <text:p>1,628.05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.571" table:style-name="ce8">
            <text:p>1.57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3847.733" table:style-name="ce8">
            <text:p>13,847.73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9995.404999999999" table:style-name="ce8">
            <text:p>39,995.40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592.56000000000006" table:style-name="ce8">
            <text:p>592.56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4407.451" table:style-name="ce43">
            <text:p>4,407.45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62039.52000000008" table:style-name="ce10">
            <text:p>262,039.520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April - June 2014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31/3/2015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7072.47500000001" table:style-name="ce8">
            <text:p>117,072.47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2765.183000000001" table:style-name="ce8">
            <text:p>32,765.18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5393.722000000002" table:style-name="ce8">
            <text:p>15,393.72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0397.245999999999" table:style-name="ce8">
            <text:p>10,397.24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9.0000000000000011E-2" table:style-name="ce8">
            <text:p>0.09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4328.357" table:style-name="ce8">
            <text:p>24,328.35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6934.302999999999" table:style-name="ce8">
            <text:p>6,934.30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96.40700000000015" table:style-name="ce8">
            <text:p>696.40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259.1059999999998" table:style-name="ce8">
            <text:p>1,259.10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7.2040000000000006" table:style-name="ce8">
            <text:p>7.20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5180.912" table:style-name="ce8">
            <text:p>15,180.91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6187.052000000003" table:style-name="ce8">
            <text:p>46,187.05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483.76600000000013" table:style-name="ce8">
            <text:p>483.76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4508.4850000000006" table:style-name="ce44">
            <text:p>4,508.48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75214.30799999996" table:style-name="ce10">
            <text:p>275,214.308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9">
            <text:p>Period covered: July - September 2014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31/3/2015</text:p>
          </table:table-cell>
          <table:table-cell table:style-name="ce15"/>
          <table:table-cell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3" table:style-name="ce9"/>
          <table:table-cell table:number-columns-repeated="2" table:style-name="ce12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4635.22299999997" table:style-name="ce8">
            <text:p>124,635.223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7012.404000000002" table:style-name="ce8">
            <text:p>37,012.40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8685.864000000001" table:style-name="ce8">
            <text:p>18,685.86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1281.343000000001" table:style-name="ce8">
            <text:p>11,281.343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0.19" table:style-name="ce8">
            <text:p>0.19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6792.105000000003" table:style-name="ce8">
            <text:p>16,792.105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564.3880000000008" table:style-name="ce8">
            <text:p>9,564.388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85.01900000000012" table:style-name="ce8">
            <text:p>785.019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515.3820000000001" table:style-name="ce8">
            <text:p>1,515.382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4.507999999999999" table:style-name="ce8">
            <text:p>14.508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4135.688" table:style-name="ce8">
            <text:p>14,135.688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8342.529000000002" table:style-name="ce8">
            <text:p>58,342.529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666.83399999999995" table:style-name="ce8">
            <text:p>666.83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11940.438340000002" table:style-name="ce44">
            <text:p>11,940.438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05371.91533999995" table:style-name="ce10">
            <text:p>305,371.915</text:p>
          </table:table-cell>
          <table:table-cell table:style-name="ce8"/>
          <table:table-cell table:style-name="ce18"/>
          <table:table-cell table:number-columns-repeated="16379" table:style-name="ce1"/>
        </table:table-row>
        <table:table-row table:style-name="ro8">
          <table:table-cell table:number-columns-repeated="2" table:style-name="ce14"/>
          <table:table-cell table:number-columns-repeated="2" table:style-name="ce10"/>
          <table:table-cell table:style-name="ce18"/>
          <table:table-cell table:number-columns-repeated="16379" table:style-name="ce1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 table:style-name="ce1"/>
        </table:table-row>
        <table:table-row table:style-name="ro2">
          <table:table-cell office:value-type="string" table:style-name="ce9">
            <text:p>Period covered: October - December 2014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9">
            <text:p>Report run on: 31/3/2015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3" table:style-name="ce4"/>
          <table:table-cell table:number-columns-repeated="16376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 table:style-name="ce1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59831.24" table:style-name="ce8">
            <text:p>159,831.240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51787.739000000001" table:style-name="ce8">
            <text:p>51,787.739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6993.760999999995" table:style-name="ce8">
            <text:p>26,993.761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7299.105000000003" table:style-name="ce8">
            <text:p>17,299.105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2.48" table:style-name="ce8">
            <text:p>12.480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2969.828000000001" table:style-name="ce8">
            <text:p>12,969.828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9219.920999999998" table:style-name="ce8">
            <text:p>19,219.921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70.07499999999993" table:style-name="ce8">
            <text:p>670.075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544.2329999999999" table:style-name="ce8">
            <text:p>1,544.233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0.17" table:style-name="ce8">
            <text:p>0.17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7641.579000000002" table:style-name="ce8">
            <text:p>27,641.579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7291.21100000001" table:style-name="ce8">
            <text:p>57,291.211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1008.4870000000001" table:style-name="ce8">
            <text:p>1,008.48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12183.280779999999" table:style-name="ce45">
            <text:p>12,183.28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88453.10978" table:style-name="ce10">
            <text:p>388,453.110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2" table:style-name="ce14"/>
          <table:table-cell table:style-name="ce10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/>
        </table:table-row>
        <table:table-row table:style-name="ro3">
          <table:table-cell office:value-type="string" table:style-name="ce9">
            <text:p>Period covered: January - December 2014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31/3/2015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16379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/>
        </table:table-row>
        <table:table-row table:style-name="ro1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-Household EEE (tonnes)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519035.86699999997" table:style-name="ce8">
            <text:p>519,035.867</text:p>
          </table:table-cell>
          <table:table-cell office:value-type="float" office:value="25818.446" table:style-name="ce8">
            <text:p>25,818.446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55120.82899999997" table:style-name="ce8">
            <text:p>155,120.829</text:p>
          </table:table-cell>
          <table:table-cell office:value-type="float" office:value="9659.4280000000017" table:style-name="ce8">
            <text:p>9,659.428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8541.663999999961" table:style-name="ce8">
            <text:p>78,541.664</text:p>
          </table:table-cell>
          <table:table-cell office:value-type="float" office:value="96779.664999999994" table:style-name="ce8">
            <text:p>96,779.665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49088.266000000025" table:style-name="ce8">
            <text:p>49,088.266</text:p>
          </table:table-cell>
          <table:table-cell office:value-type="float" office:value="7986.1860000000006" table:style-name="ce8">
            <text:p>7,986.186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2.855000000000002" table:style-name="ce8">
            <text:p>12.855</text:p>
          </table:table-cell>
          <table:table-cell office:value-type="float" office:value="50859.07" table:style-name="ce8">
            <text:p>50,859.070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68796.255999999994" table:style-name="ce8">
            <text:p>68,796.256</text:p>
          </table:table-cell>
          <table:table-cell office:value-type="float" office:value="33483.656000000003" table:style-name="ce8">
            <text:p>33,483.656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43254.196000000004" table:style-name="ce8">
            <text:p>43,254.196</text:p>
          </table:table-cell>
          <table:table-cell office:value-type="float" office:value="9020.3230000000003" table:style-name="ce8">
            <text:p>9,020.32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845.28" table:style-name="ce8">
            <text:p>2,845.280</text:p>
          </table:table-cell>
          <table:table-cell office:value-type="float" office:value="20225.990999999998" table:style-name="ce8">
            <text:p>20,225.99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5946.7760000000017" table:style-name="ce8">
            <text:p>5,946.776</text:p>
          </table:table-cell>
          <table:table-cell office:value-type="float" office:value="50431.026000000013" table:style-name="ce8">
            <text:p>50,431.026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3.452999999999999" table:style-name="ce8">
            <text:p>23.453</text:p>
          </table:table-cell>
          <table:table-cell office:value-type="float" office:value="10870.552999999998" table:style-name="ce8">
            <text:p>10,870.55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70805.912000000011" table:style-name="ce8">
            <text:p>70,805.912</text:p>
          </table:table-cell>
          <table:table-cell office:value-type="float" office:value="14579.544000000004" table:style-name="ce8">
            <text:p>14,579.544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01816.19700000001" table:style-name="ce8">
            <text:p>201,816.197</text:p>
          </table:table-cell>
          <table:table-cell office:value-type="float" office:value="33559.455000000009" table:style-name="ce8">
            <text:p>33,559.455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751.6469999999999" table:style-name="ce8">
            <text:p>2,751.647</text:p>
          </table:table-cell>
          <table:table-cell office:value-type="float" office:value="13610.491999999998" table:style-name="ce8">
            <text:p>13,610.492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33039.655120000003" table:style-name="ce8">
            <text:p>33,039.655</text:p>
          </table:table-cell>
          <table:table-cell office:value-type="float" office:value="63214.351280000003" table:style-name="ce44">
            <text:p>63,214.351</text:p>
          </table:table-cell>
          <table:table-cell table:style-name="ce12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1231078.8531200001" table:style-name="ce10">
            <text:p>1,231,078.853</text:p>
          </table:table-cell>
          <table:table-cell office:value-type="float" office:value="440098.18599999999" table:style-name="ce10">
            <text:p>440,098.186</text:p>
          </table:table-cell>
          <table:table-cell table:style-name="ce12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2" table:style-name="ce10"/>
          <table:table-cell table:style-name="ce12"/>
          <table:table-cell table:number-columns-repeated="16379"/>
        </table:table-row>
        <table:table-row table:style-name="ro3">
          <table:table-cell office:value-type="string" table:style-name="ce14">
            <text:p>Notes</text:p>
          </table:table-cell>
          <table:table-cell table:style-name="ce14"/>
          <table:table-cell table:style-name="ce10"/>
          <table:table-cell table:number-columns-repeated="2" table:style-name="ce12"/>
          <table:table-cell table:number-columns-repeated="16379"/>
        </table:table-row>
        <table:table-row table:style-name="ro19">
          <table:table-cell office:value-type="string" table:number-columns-spanned="5" table:number-rows-spanned="1" table:style-name="ce91">
            <text:p>There have been a number of resubmissions by producer compliance schemes of EEE placed on the market data since this report was first published last month.</text:p>
          </table:table-cell>
          <table:covered-table-cell table:number-columns-repeated="4"/>
          <table:table-cell table:number-columns-repeated="16379"/>
        </table:table-row>
        <table:table-row table:style-name="ro20">
          <table:table-cell office:value-type="string" table:number-columns-spanned="5" table:number-rows-spanned="1" table:style-name="ce92">
            <text:p>The 2014 category 5 non-household tonnage reported was higher than anticipated. Investigation has revealed that a scheme submitted one member’s data as number of units rather than tonnage and as such the data has been corrected.</text:p>
          </table:table-cell>
          <table:covered-table-cell table:number-columns-repeated="4"/>
          <table:table-cell table:number-columns-repeated="16379"/>
        </table:table-row>
        <table:table-row table:style-name="ro21">
          <table:table-cell table:number-columns-repeated="5" table:style-name="ce21"/>
          <table:table-cell table:number-columns-repeated="16379"/>
        </table:table-row>
        <table:table-row table:style-name="ro3">
          <table:table-cell office:value-type="string" table:style-name="ce12">
            <text:p>Catalogue<text:s/></text:p>
          </table:table-cell>
          <table:table-cell office:value-type="string" table:style-name="ce12">
            <text:p>LIT 7680</text:p>
          </table:table-cell>
          <table:table-cell table:style-name="ce19"/>
          <table:table-cell table:number-columns-repeated="2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15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461" table:style-name="ro3">
          <table:table-cell table:number-columns-repeated="16384"/>
        </table:table-row>
        <table:named-expressions>
          <table:named-range table:name="Print_Area" table:cell-range-address="2014_Quarters_1-4.$A$1:2014_Quarters_1-4.$E$115" table:base-cell-address="2014_Quarters_1-4.$A$1"/>
        </table:named-expressions>
      </table:table>
      <table:table table:name="2013_Quarters_1_-_4" table:style-name="ta5">
        <table:table-column table:style-name="co1" table:default-cell-style-name="ce1"/>
        <table:table-column table:style-name="co2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9" table:default-cell-style-name="ce1"/>
        <table:table-column table:style-name="co1" table:number-columns-repeated="16378" table:default-cell-style-name="ce1"/>
        <table:table-row table:style-name="ro1">
          <table:table-cell table:style-name="ce12">
            <draw:frame draw:z-index="1" draw:id="id51" draw:style-name="a51" draw:name="Picture 2" svg:x="0.03333in" svg:y="0.05in" svg:width="2.64167in" svg:height="0.76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52" draw:style-name="a52" draw:name="Picture 2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53" draw:style-name="a53" draw:name="Picture 3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54" draw:style-name="a54" draw:name="Picture 2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55" draw:style-name="a55" draw:name="Picture 5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13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26/3/2014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7192.59699999999" table:style-name="ce46">
            <text:p><text:s/>117,192.597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1707.755000000005" table:style-name="ce46">
            <text:p><text:s/>31,707.75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5693.731000000002" table:style-name="ce46">
            <text:p><text:s/>15,693.731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1361.449000000002" table:style-name="ce46">
            <text:p><text:s/>11,361.449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24.982" table:style-name="ce46">
            <text:p><text:s/>224.982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2396.209000000001" table:style-name="ce46">
            <text:p><text:s/>12,396.209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6987.8379999999988" table:style-name="ce46">
            <text:p><text:s/>6,987.838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14.9369999999999" table:style-name="ce46">
            <text:p><text:s/>714.937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036.242" table:style-name="ce46">
            <text:p><text:s/>1,036.242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.137" table:style-name="ce46">
            <text:p><text:s/>1.137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2665.930000000002" table:style-name="ce46">
            <text:p><text:s/>12,665.930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6750.976999999999" table:style-name="ce46">
            <text:p><text:s/>36,750.977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525.69399999999996" table:style-name="ce46">
            <text:p><text:s/>525.694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47259.47799999997" table:style-name="ce47">
            <text:p><text:s/>247,259.478<text:s/>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April - June 2013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26/3/2014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8817.41900000001" table:style-name="ce46">
            <text:p><text:s/>108,817.419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2454.862000000001" table:style-name="ce46">
            <text:p><text:s/>32,454.862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6319.075000000001" table:style-name="ce46">
            <text:p><text:s/>16,319.07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1446.500000000002" table:style-name="ce46">
            <text:p><text:s/>11,446.500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92.38500000000002" table:style-name="ce46">
            <text:p><text:s/>192.38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0106.100000000002" table:style-name="ce46">
            <text:p><text:s/>20,106.100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6231.5319999999992" table:style-name="ce46">
            <text:p><text:s/>6,231.532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37.33399999999995" table:style-name="ce46">
            <text:p><text:s/>737.334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003.8950000000001" table:style-name="ce46">
            <text:p><text:s/>1,003.89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3.57" table:style-name="ce46">
            <text:p><text:s/>3.570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2885.021999999999" table:style-name="ce46">
            <text:p><text:s/>12,885.022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1190.324999999997" table:style-name="ce46">
            <text:p><text:s/>41,190.32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352.505" table:style-name="ce46">
            <text:p><text:s/>352.50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51740.52400000003" table:style-name="ce47">
            <text:p><text:s/>251,740.524<text:s/>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9">
            <text:p>Period covered: July - September 2013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26/3/2014</text:p>
          </table:table-cell>
          <table:table-cell table:style-name="ce15"/>
          <table:table-cell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3" table:style-name="ce9"/>
          <table:table-cell table:number-columns-repeated="2" table:style-name="ce12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1662.93700000002" table:style-name="ce46">
            <text:p><text:s/>121,662.937<text:s/>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5670.859000000004" table:style-name="ce46">
            <text:p><text:s/>35,670.859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8524.305000000004" table:style-name="ce46">
            <text:p><text:s/>18,524.305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3017.776999999998" table:style-name="ce46">
            <text:p><text:s/>13,017.777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42.47800000000001" table:style-name="ce46">
            <text:p><text:s/>242.478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374.545000000002" table:style-name="ce46">
            <text:p><text:s/>14,374.545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398.6190000000006" table:style-name="ce46">
            <text:p><text:s/>8,398.619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90.66800000000001" table:style-name="ce46">
            <text:p><text:s/>790.668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147.027" table:style-name="ce46">
            <text:p><text:s/>1,147.027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.9670000000000001" table:style-name="ce46">
            <text:p><text:s/>2.967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3325.573000000002" table:style-name="ce46">
            <text:p><text:s/>13,325.573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4560.718000000008" table:style-name="ce46">
            <text:p><text:s/>54,560.718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348.476" table:style-name="ce46">
            <text:p><text:s/>348.476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82066.94900000008" table:style-name="ce47">
            <text:p><text:s/>282,066.949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8">
          <table:table-cell table:number-columns-repeated="2" table:style-name="ce14"/>
          <table:table-cell table:number-columns-repeated="2" table:style-name="ce10"/>
          <table:table-cell table:style-name="ce18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 table:style-name="ce1"/>
        </table:table-row>
        <table:table-row table:style-name="ro2">
          <table:table-cell office:value-type="string" table:style-name="ce9">
            <text:p>Period covered: October - December 2013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9">
            <text:p>Report run on: 26/3/2014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3" table:style-name="ce4"/>
          <table:table-cell table:number-columns-repeated="16376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 table:style-name="ce1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48285.674" table:style-name="ce46">
            <text:p><text:s/>148,285.674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6343.173000000003" table:style-name="ce46">
            <text:p><text:s/>46,343.173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5291.991000000002" table:style-name="ce46">
            <text:p><text:s/>25,291.991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8276.655000000006" table:style-name="ce46">
            <text:p><text:s/>18,276.655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417.52299999999997" table:style-name="ce46">
            <text:p><text:s/>417.523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0296.957000000002" table:style-name="ce46">
            <text:p><text:s/>10,296.957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7560.125999999997" table:style-name="ce46">
            <text:p><text:s/>17,560.126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23.48800000000006" table:style-name="ce46">
            <text:p><text:s/>723.488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344.4" table:style-name="ce46">
            <text:p><text:s/>1,344.400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6.0710000000000006" table:style-name="ce46">
            <text:p><text:s/>6.071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2828.024000000005" table:style-name="ce46">
            <text:p><text:s/>22,828.024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6044.411000000015" table:style-name="ce46">
            <text:p><text:s/>56,044.411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586.42999999999995" table:style-name="ce46">
            <text:p><text:s/>586.430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48004.92300000007" table:style-name="ce47">
            <text:p><text:s/>348,004.923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2" table:style-name="ce14"/>
          <table:table-cell table:style-name="ce10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/>
        </table:table-row>
        <table:table-row table:style-name="ro3">
          <table:table-cell office:value-type="string" table:style-name="ce9">
            <text:p>Period covered: January - December 2013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26/3/2014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16379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/>
        </table:table-row>
        <table:table-row table:style-name="ro1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-Household EEE (tonnes)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95958.62700000009" table:style-name="ce46">
            <text:p><text:s/>495,958.627<text:s/></text:p>
          </table:table-cell>
          <table:table-cell office:value-type="float" office:value="22900.273999999998" table:style-name="ce8">
            <text:p>22,900.274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46176.64900000003" table:style-name="ce46">
            <text:p><text:s/>146,176.649<text:s/></text:p>
          </table:table-cell>
          <table:table-cell office:value-type="float" office:value="9170.7910000000011" table:style-name="ce8">
            <text:p>9,170.79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5829.101999999984" table:style-name="ce46">
            <text:p><text:s/>75,829.102<text:s/></text:p>
          </table:table-cell>
          <table:table-cell office:value-type="float" office:value="100903.54900000003" table:style-name="ce8">
            <text:p>100,903.549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4102.380999999994" table:style-name="ce46">
            <text:p><text:s/>54,102.381<text:s/></text:p>
          </table:table-cell>
          <table:table-cell office:value-type="float" office:value="7685.2960000000012" table:style-name="ce8">
            <text:p>7,685.296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077.3679999999999" table:style-name="ce46">
            <text:p><text:s/>1,077.368<text:s/></text:p>
          </table:table-cell>
          <table:table-cell office:value-type="float" office:value="50358.882999999994" table:style-name="ce8">
            <text:p>50,358.88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57173.811000000002" table:style-name="ce46">
            <text:p><text:s/>57,173.811<text:s/></text:p>
          </table:table-cell>
          <table:table-cell office:value-type="float" office:value="25269.064000000006" table:style-name="ce8">
            <text:p>25,269.064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39178.115000000013" table:style-name="ce46">
            <text:p><text:s/>39,178.115<text:s/></text:p>
          </table:table-cell>
          <table:table-cell office:value-type="float" office:value="7478.5429999999997" table:style-name="ce8">
            <text:p>7,478.54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966.4270000000001" table:style-name="ce46">
            <text:p><text:s/>2,966.427<text:s/></text:p>
          </table:table-cell>
          <table:table-cell office:value-type="float" office:value="11422.911000000002" table:style-name="ce8">
            <text:p>11,422.91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4531.5639999999994" table:style-name="ce46">
            <text:p><text:s/>4,531.564<text:s/></text:p>
          </table:table-cell>
          <table:table-cell office:value-type="float" office:value="17157.728000000003" table:style-name="ce8">
            <text:p>17,157.728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3.745000000000001" table:style-name="ce46">
            <text:p><text:s/>13.745<text:s/></text:p>
          </table:table-cell>
          <table:table-cell office:value-type="float" office:value="8077.0249999999996" table:style-name="ce8">
            <text:p>8,077.025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61704.548999999999" table:style-name="ce46">
            <text:p><text:s/>61,704.549<text:s/></text:p>
          </table:table-cell>
          <table:table-cell office:value-type="float" office:value="13451.617000000006" table:style-name="ce8">
            <text:p>13,451.617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88546.43100000007" table:style-name="ce46">
            <text:p><text:s/>188,546.431<text:s/></text:p>
          </table:table-cell>
          <table:table-cell office:value-type="float" office:value="31841.171000000006" table:style-name="ce8">
            <text:p>31,841.17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813.1049999999998" table:style-name="ce46">
            <text:p><text:s/>1,813.105<text:s/></text:p>
          </table:table-cell>
          <table:table-cell office:value-type="float" office:value="8348.5760000000009" table:style-name="ce8">
            <text:p>8,348.576</text:p>
          </table:table-cell>
          <table:table-cell table:style-name="ce12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1129071.8740000001" table:style-name="ce47">
            <text:p><text:s/>1,129,071.874<text:s/></text:p>
          </table:table-cell>
          <table:table-cell office:value-type="float" office:value="314065.42800000007" table:style-name="ce10">
            <text:p>314,065.428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style-name="ce48">
            <text:p>Notes</text:p>
          </table:table-cell>
          <table:table-cell table:style-name="ce48"/>
          <table:table-cell table:style-name="ce8"/>
          <table:table-cell table:number-columns-repeated="2" table:style-name="ce49"/>
          <table:table-cell table:number-columns-repeated="16379"/>
        </table:table-row>
        <table:table-row table:style-name="ro22">
          <table:table-cell office:value-type="string" table:number-columns-spanned="5" table:number-rows-spanned="1" table:style-name="ce93">
            <text:p>The WEEE (Amendment) Regulations 2009 have changed the reporting requirement for non-household EEE. This data is now reported on an annual basis and will be included as part of this report when the fourth quarter data is published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2">
            <text:p>Catalogue<text:s/></text:p>
          </table:table-cell>
          <table:table-cell office:value-type="string" table:style-name="ce12">
            <text:p>LIT 7680</text:p>
          </table:table-cell>
          <table:table-cell table:style-name="ce19"/>
          <table:table-cell table:number-columns-repeated="2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14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469" table:style-name="ro3">
          <table:table-cell table:number-columns-repeated="16384"/>
        </table:table-row>
      </table:table>
      <table:table table:name="2012_Quarters_1_-_4" table:style-name="ta5">
        <table:table-column table:style-name="co1" table:default-cell-style-name="ce1"/>
        <table:table-column table:style-name="co2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9" table:default-cell-style-name="ce1"/>
        <table:table-column table:style-name="co1" table:number-columns-repeated="16378" table:default-cell-style-name="ce1"/>
        <table:table-row table:style-name="ro1">
          <table:table-cell table:style-name="ce12">
            <draw:frame draw:z-index="1" draw:id="id56" draw:style-name="a56" draw:name="Picture 2" svg:x="0.06667in" svg:y="0.05in" svg:width="2.65in" svg:height="0.76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57" draw:style-name="a57" draw:name="Picture 2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58" draw:style-name="a58" draw:name="Picture 3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59" draw:style-name="a59" draw:name="Picture 2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60" draw:style-name="a60" draw:name="Picture 5" svg:x="0.06667in" svg:y="0.05in" svg:width="2.80833in" svg:height="0.8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12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21/3/2013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9459.33500000002" table:style-name="ce82">
            <text:p><text:s/>109,459.33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1148.876000000007" table:style-name="ce82">
            <text:p><text:s/>31,148.876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8026.825999999997" table:style-name="ce82">
            <text:p><text:s/>18,026.826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2422.842000000001" table:style-name="ce82">
            <text:p><text:s/>12,422.842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30.614" table:style-name="ce82">
            <text:p><text:s/>130.614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285.724" table:style-name="ce82">
            <text:p><text:s/>14,285.724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052.3809999999994" table:style-name="ce82">
            <text:p><text:s/>8,052.381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88.64100000000008" table:style-name="ce82">
            <text:p><text:s/>788.641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064.94" table:style-name="ce82">
            <text:p><text:s/>1,064.940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.0300000000000002" table:style-name="ce82">
            <text:p><text:s/>2.030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8330.362000000001" table:style-name="ce82">
            <text:p><text:s/>18,330.362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9328.745000000003" table:style-name="ce82">
            <text:p><text:s/>39,328.74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676.86199999999997" table:style-name="ce82">
            <text:p><text:s/>676.862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53718.17800000001" table:style-name="ce83">
            <text:p><text:s/>253,718.178<text:s/>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April - June 2012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21/3/2013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2442.64399999997" table:style-name="ce82">
            <text:p><text:s/>102,442.644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1123.919999999998" table:style-name="ce82">
            <text:p><text:s/>31,123.920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6865.475999999999" table:style-name="ce82">
            <text:p><text:s/>16,865.476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1436.504999999999" table:style-name="ce82">
            <text:p><text:s/>11,436.50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29.73700000000002" table:style-name="ce82">
            <text:p><text:s/>129.737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7290.841000000004" table:style-name="ce82">
            <text:p><text:s/>17,290.841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7690.3409999999994" table:style-name="ce82">
            <text:p><text:s/>7,690.341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809.70400000000006" table:style-name="ce82">
            <text:p><text:s/>809.704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896.16900000000021" table:style-name="ce82">
            <text:p><text:s/>896.169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.8090000000000002" table:style-name="ce82">
            <text:p><text:s/>1.809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8118.053999999996" table:style-name="ce82">
            <text:p><text:s/>18,118.054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1342.639999999999" table:style-name="ce82">
            <text:p><text:s/>41,342.640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503.17500000000007" table:style-name="ce82">
            <text:p><text:s/>503.175<text:s/>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48651.01499999996" table:style-name="ce83">
            <text:p><text:s/>248,651.015<text:s/>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9">
            <text:p>Period covered: July - September 2012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21/3/2013</text:p>
          </table:table-cell>
          <table:table-cell table:style-name="ce15"/>
          <table:table-cell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3" table:style-name="ce9"/>
          <table:table-cell table:number-columns-repeated="2" table:style-name="ce12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2567.452" table:style-name="ce82">
            <text:p><text:s/>122,567.452<text:s/>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3279.595000000001" table:style-name="ce82">
            <text:p><text:s/>33,279.595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9392.965999999993" table:style-name="ce82">
            <text:p><text:s/>19,392.966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1174.919000000004" table:style-name="ce82">
            <text:p><text:s/>11,174.919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92.98399999999998" table:style-name="ce82">
            <text:p><text:s/>192.984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221.866" table:style-name="ce82">
            <text:p><text:s/>14,221.866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896.5440000000017" table:style-name="ce82">
            <text:p><text:s/>9,896.544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871.97800000000007" table:style-name="ce82">
            <text:p><text:s/>871.978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134.944" table:style-name="ce82">
            <text:p><text:s/>1,134.944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3.1670000000000003" table:style-name="ce82">
            <text:p><text:s/>3.167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6912.010000000002" table:style-name="ce82">
            <text:p><text:s/>16,912.010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6940.824999999997" table:style-name="ce82">
            <text:p><text:s/>46,940.825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457.95500000000004" table:style-name="ce82">
            <text:p><text:s/>457.955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77047.20500000002" table:style-name="ce83">
            <text:p><text:s/>277,047.205<text:s/>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8">
          <table:table-cell table:number-columns-repeated="2" table:style-name="ce14"/>
          <table:table-cell table:number-columns-repeated="2" table:style-name="ce10"/>
          <table:table-cell table:style-name="ce18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 table:style-name="ce1"/>
        </table:table-row>
        <table:table-row table:style-name="ro2">
          <table:table-cell office:value-type="string" table:style-name="ce9">
            <text:p>Period covered: October - December 2012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9">
            <text:p>Report run on: 21/3/2013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3" table:style-name="ce4"/>
          <table:table-cell table:number-columns-repeated="16376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 table:style-name="ce1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38893.52799999999" table:style-name="ce82">
            <text:p><text:s/>138,893.528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4503.631000000001" table:style-name="ce82">
            <text:p><text:s/>44,503.631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5004.528999999999" table:style-name="ce82">
            <text:p><text:s/>25,004.529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7546.655000000002" table:style-name="ce82">
            <text:p><text:s/>17,546.655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50.0390000000001" table:style-name="ce82">
            <text:p><text:s/>350.039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9635.4410000000007" table:style-name="ce82">
            <text:p><text:s/>9,635.441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6953.808000000005" table:style-name="ce82">
            <text:p><text:s/>16,953.808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58.94799999999998" table:style-name="ce82">
            <text:p><text:s/>658.948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205.3530000000003" table:style-name="ce82">
            <text:p><text:s/>1,205.353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4.45" table:style-name="ce82">
            <text:p><text:s/>4.450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5945.565999999999" table:style-name="ce82">
            <text:p><text:s/>25,945.566<text:s/>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7656.551999999989" table:style-name="ce82">
            <text:p><text:s/>47,656.552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683.26300000000003" table:style-name="ce82">
            <text:p><text:s/>683.263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29041.76299999998" table:style-name="ce83">
            <text:p><text:s/>329,041.763<text:s/>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2" table:style-name="ce14"/>
          <table:table-cell table:style-name="ce10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/>
        </table:table-row>
        <table:table-row table:style-name="ro23">
          <table:table-cell office:value-type="string" table:style-name="ce9">
            <text:p>Period covered: January - December 2012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21/3/2013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16379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/>
        </table:table-row>
        <table:table-row table:style-name="ro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-Household EEE (tonnes)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73362.95899999997" table:style-name="ce82">
            <text:p><text:s/>473,362.959<text:s/></text:p>
          </table:table-cell>
          <table:table-cell office:value-type="float" office:value="24022.551000000007" table:style-name="ce8">
            <text:p>24,022.55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40056.02200000003" table:style-name="ce82">
            <text:p><text:s/>140,056.022<text:s/></text:p>
          </table:table-cell>
          <table:table-cell office:value-type="float" office:value="9082.7950000000037" table:style-name="ce8">
            <text:p>9,082.795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9289.79700000005" table:style-name="ce82">
            <text:p><text:s/>79,289.797<text:s/></text:p>
          </table:table-cell>
          <table:table-cell office:value-type="float" office:value="104477.37099999998" table:style-name="ce8">
            <text:p>104,477.37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2580.921000000017" table:style-name="ce82">
            <text:p><text:s/>52,580.921<text:s/></text:p>
          </table:table-cell>
          <table:table-cell office:value-type="float" office:value="6643.4439999999995" table:style-name="ce8">
            <text:p>6,643.444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803.37400000000025" table:style-name="ce82">
            <text:p><text:s/>803.374<text:s/></text:p>
          </table:table-cell>
          <table:table-cell office:value-type="float" office:value="55552.053999999996" table:style-name="ce8">
            <text:p>55,552.054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55433.871999999996" table:style-name="ce82">
            <text:p><text:s/>55,433.872<text:s/></text:p>
          </table:table-cell>
          <table:table-cell office:value-type="float" office:value="23980.639999999996" table:style-name="ce8">
            <text:p>23,980.640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42593.073999999993" table:style-name="ce82">
            <text:p><text:s/>42,593.074<text:s/></text:p>
          </table:table-cell>
          <table:table-cell office:value-type="float" office:value="7746.7160000000003" table:style-name="ce8">
            <text:p>7,746.716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3129.2709999999997" table:style-name="ce82">
            <text:p><text:s/>3,129.271<text:s/></text:p>
          </table:table-cell>
          <table:table-cell office:value-type="float" office:value="9621.32" table:style-name="ce8">
            <text:p>9,621.320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4301.4060000000009" table:style-name="ce82">
            <text:p><text:s/>4,301.406<text:s/></text:p>
          </table:table-cell>
          <table:table-cell office:value-type="float" office:value="17699.484999999997" table:style-name="ce8">
            <text:p>17,699.485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1.456" table:style-name="ce82">
            <text:p><text:s/>11.456<text:s/></text:p>
          </table:table-cell>
          <table:table-cell office:value-type="float" office:value="7425.4730000000009" table:style-name="ce8">
            <text:p>7,425.47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79305.991999999984" table:style-name="ce82">
            <text:p><text:s/>79,305.992<text:s/></text:p>
          </table:table-cell>
          <table:table-cell office:value-type="float" office:value="13241.542000000001" table:style-name="ce8">
            <text:p>13,241.542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75268.76199999999" table:style-name="ce82">
            <text:p><text:s/>175,268.762<text:s/></text:p>
          </table:table-cell>
          <table:table-cell office:value-type="float" office:value="28540.357000000007" table:style-name="ce8">
            <text:p>28,540.357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2321.2550000000001" table:style-name="ce82">
            <text:p><text:s/>2,321.255<text:s/></text:p>
          </table:table-cell>
          <table:table-cell office:value-type="float" office:value="9683.0170000000016" table:style-name="ce8">
            <text:p>9,683.017</text:p>
          </table:table-cell>
          <table:table-cell table:style-name="ce12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1108458.1609999998" table:style-name="ce83">
            <text:p><text:s/>1,108,458.161<text:s/></text:p>
          </table:table-cell>
          <table:table-cell office:value-type="float" office:value="317716.76500000001" table:style-name="ce10">
            <text:p>317,716.765</text:p>
          </table:table-cell>
          <table:table-cell table:style-name="ce12"/>
          <table:table-cell table:number-columns-repeated="16379"/>
        </table:table-row>
        <table:table-row table:style-name="ro3">
          <table:table-cell table:number-columns-repeated="2" table:style-name="ce14"/>
          <table:table-cell table:style-name="ce83"/>
          <table:table-cell table:style-name="ce10"/>
          <table:table-cell table:style-name="ce12"/>
          <table:table-cell table:number-columns-repeated="16379"/>
        </table:table-row>
        <table:table-row table:style-name="ro24">
          <table:table-cell office:value-type="string" table:style-name="ce48">
            <text:p>Notes</text:p>
          </table:table-cell>
          <table:table-cell office:value-type="string" table:style-name="ce50">
            <text:p>Following receipt of final data corrections the data set has changed, primarily in categories 1 and 7.</text:p>
          </table:table-cell>
          <table:table-cell table:style-name="ce10"/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spanned="5" table:number-rows-spanned="1" table:style-name="ce94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2">
            <text:p>Catalogue<text:s/></text:p>
          </table:table-cell>
          <table:table-cell office:value-type="string" table:style-name="ce12">
            <text:p>LIT 7680</text:p>
          </table:table-cell>
          <table:table-cell table:style-name="ce19"/>
          <table:table-cell table:number-columns-repeated="2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13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468" table:style-name="ro3">
          <table:table-cell table:number-columns-repeated="16384"/>
        </table:table-row>
        <table:named-expressions>
          <table:named-range table:name="Print_Area" table:cell-range-address="2012_Quarters_1_-_4.$A$1:2012_Quarters_1_-_4.$E$108" table:base-cell-address="2012_Quarters_1_-_4.$A$1"/>
        </table:named-expressions>
      </table:table>
      <table:table table:name="2011_Quarters_1_-_4" table:style-name="ta6">
        <table:table-column table:style-name="co1" table:default-cell-style-name="ce1"/>
        <table:table-column table:style-name="co2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9" table:default-cell-style-name="ce1"/>
        <table:table-column table:style-name="co1" table:number-columns-repeated="16378" table:default-cell-style-name="ce1"/>
        <table:table-row table:style-name="ro25">
          <table:table-cell table:style-name="ce12">
            <draw:frame draw:z-index="1" draw:id="id61" draw:style-name="a61" draw:name="Picture 2" svg:x="0.06667in" svg:y="0.06667in" svg:width="2.66667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62" draw:style-name="a62" draw:name="Picture 2" svg:x="0.06667in" svg:y="0.05in" svg:width="2.80833in" svg:height="0.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63" draw:style-name="a63" draw:name="Picture 3" svg:x="0.06667in" svg:y="0.05in" svg:width="2.80833in" svg:height="0.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64" draw:style-name="a64" draw:name="Picture 2" svg:x="0.06667in" svg:y="0.05in" svg:width="2.80833in" svg:height="0.8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65" draw:style-name="a65" draw:name="Picture 5" svg:x="0.06667in" svg:y="0.05in" svg:width="2.80833in" svg:height="0.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11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30 March 2012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4398.72900000006" table:style-name="ce8">
            <text:p>114,398.72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1828.843000000004" table:style-name="ce8">
            <text:p>31,828.84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9465.344000000005" table:style-name="ce8">
            <text:p>19,465.34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4238.684000000003" table:style-name="ce8">
            <text:p>14,238.68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65.036000000000016" table:style-name="ce8">
            <text:p>65.03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5001.264000000006" table:style-name="ce8">
            <text:p>15,001.26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845.2729999999974" table:style-name="ce8">
            <text:p>9,845.27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52.66200000000026" table:style-name="ce8">
            <text:p>652.66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994.22699999999998" table:style-name="ce8">
            <text:p>994.22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.028" table:style-name="ce8">
            <text:p>1.02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2440.362999999998" table:style-name="ce8">
            <text:p>22,440.36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6608.807999999997" table:style-name="ce8">
            <text:p>36,608.80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2383.0360000000001" table:style-name="ce8">
            <text:p>2,383.03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67923.29700000014" table:style-name="ce10">
            <text:p>267,923.297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April - June 2011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30 March 2012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99202.97" table:style-name="ce8">
            <text:p>99,202.97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29281.84" table:style-name="ce8">
            <text:p>29,281.84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8252.3" table:style-name="ce8">
            <text:p>18,252.30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4452.415999999997" table:style-name="ce8">
            <text:p>14,452.41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53.053000000000004" table:style-name="ce8">
            <text:p>53.05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8879.705999999995" table:style-name="ce8">
            <text:p>18,879.70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343.8109999999997" table:style-name="ce8">
            <text:p>8,343.81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19.71600000000001" table:style-name="ce8">
            <text:p>619.71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771.82300000000009" table:style-name="ce8">
            <text:p>771.82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.4870000000000001" table:style-name="ce8">
            <text:p>2.48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9570.703000000001" table:style-name="ce8">
            <text:p>19,570.70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0514.584999999992" table:style-name="ce8">
            <text:p>40,514.58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864.38499999999999" table:style-name="ce8">
            <text:p>864.38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50809.79500000001" table:style-name="ce10">
            <text:p>250,809.795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9">
            <text:p>Period covered: July - September 2011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30 March 2012</text:p>
          </table:table-cell>
          <table:table-cell table:style-name="ce15"/>
          <table:table-cell table:style-name="ce9"/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3" table:style-name="ce9"/>
          <table:table-cell table:number-columns-repeated="2" table:style-name="ce12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0835.60099999998" table:style-name="ce8">
            <text:p>110,835.601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3588.438000000009" table:style-name="ce8">
            <text:p>33,588.438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1755.128000000004" table:style-name="ce8">
            <text:p>21,755.128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4586.807999999999" table:style-name="ce8">
            <text:p>14,586.808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04.41500000000001" table:style-name="ce8">
            <text:p>104.415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2810.964000000002" table:style-name="ce8">
            <text:p>12,810.96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0063.950000000001" table:style-name="ce8">
            <text:p>10,063.95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83.822" table:style-name="ce8">
            <text:p>783.822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914.49099999999999" table:style-name="ce8">
            <text:p>914.491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.7829999999999999" table:style-name="ce8">
            <text:p>2.783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1928.473999999998" table:style-name="ce8">
            <text:p>21,928.47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5965.063999999998" table:style-name="ce8">
            <text:p>45,965.064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817.60199999999998" table:style-name="ce8">
            <text:p>817.602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74157.53999999998" table:style-name="ce10">
            <text:p>274,157.540</text:p>
          </table:table-cell>
          <table:table-cell table:style-name="ce8"/>
          <table:table-cell table:style-name="ce18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2" table:style-name="ce10"/>
          <table:table-cell table:style-name="ce18"/>
          <table:table-cell table:number-columns-repeated="16379"/>
        </table:table-row>
        <table:table-row table:style-name="ro8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 table:style-name="ce1"/>
        </table:table-row>
        <table:table-row table:style-name="ro2">
          <table:table-cell office:value-type="string" table:style-name="ce9">
            <text:p>Period covered: October - December 2011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9">
            <text:p>Report run on: 30 March 2012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3" table:style-name="ce4"/>
          <table:table-cell table:number-columns-repeated="16376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 table:style-name="ce1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38358.07799999995" table:style-name="ce8">
            <text:p>138,358.078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3011.362999999998" table:style-name="ce8">
            <text:p>43,011.363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9509.239000000009" table:style-name="ce8">
            <text:p>29,509.239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1783.958999999999" table:style-name="ce8">
            <text:p>21,783.959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45.07400000000001" table:style-name="ce8">
            <text:p>145.074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9796.8629999999994" table:style-name="ce8">
            <text:p>9,796.863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6529.862000000001" table:style-name="ce8">
            <text:p>16,529.862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15.64399999999989" table:style-name="ce8">
            <text:p>715.644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072.992" table:style-name="ce8">
            <text:p>1,072.992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3.121" table:style-name="ce8">
            <text:p>3.121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4494.987000000008" table:style-name="ce8">
            <text:p>34,494.987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8013.006000000001" table:style-name="ce8">
            <text:p>48,013.006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931.05700000000002" table:style-name="ce8">
            <text:p>931.057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44365.24499999994" table:style-name="ce10">
            <text:p>344,365.245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table:number-columns-repeated="2" table:style-name="ce14"/>
          <table:table-cell table:style-name="ce10"/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style-name="ce10"/>
          <table:table-cell table:style-name="ce19"/>
          <table:table-cell table:number-columns-repeated="16379"/>
        </table:table-row>
        <table:table-row table:style-name="ro3">
          <table:table-cell office:value-type="string" table:style-name="ce9">
            <text:p>Period covered: January - December 2011</text:p>
          </table:table-cell>
          <table:table-cell table:number-columns-repeated="2" table:style-name="ce9"/>
          <table:table-cell table:style-name="ce20"/>
          <table:table-cell table:style-name="ce12"/>
          <table:table-cell table:number-columns-repeated="16379"/>
        </table:table-row>
        <table:table-row table:style-name="ro3">
          <table:table-cell office:value-type="string" table:style-name="ce9">
            <text:p>Report run on: 30 March 2012</text:p>
          </table:table-cell>
          <table:table-cell table:style-name="ce15"/>
          <table:table-cell table:style-name="ce9"/>
          <table:table-cell table:style-name="ce21"/>
          <table:table-cell table:style-name="ce22"/>
          <table:table-cell table:number-columns-repeated="16379"/>
        </table:table-row>
        <table:table-row table:style-name="ro3">
          <table:table-cell table:number-columns-repeated="3" table:style-name="ce9"/>
          <table:table-cell table:style-name="ce19"/>
          <table:table-cell table:style-name="ce12"/>
          <table:table-cell table:number-columns-repeated="16379"/>
        </table:table-row>
        <table:table-row table:style-name="ro1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-Household EEE (tonnes)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62795.37800000008" table:style-name="ce8">
            <text:p>462,795.378</text:p>
          </table:table-cell>
          <table:table-cell office:value-type="float" office:value="17727.36" table:style-name="ce8">
            <text:p>17,727.360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37710.48399999997" table:style-name="ce8">
            <text:p>137,710.484</text:p>
          </table:table-cell>
          <table:table-cell office:value-type="float" office:value="7694.005000000001" table:style-name="ce8">
            <text:p>7,694.005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88982.010999999999" table:style-name="ce8">
            <text:p>88,982.011</text:p>
          </table:table-cell>
          <table:table-cell office:value-type="float" office:value="102913.02199999997" table:style-name="ce8">
            <text:p>102,913.022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65061.866999999991" table:style-name="ce8">
            <text:p>65,061.867</text:p>
          </table:table-cell>
          <table:table-cell office:value-type="float" office:value="6725.6730000000007" table:style-name="ce8">
            <text:p>6,725.67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67.57800000000015" table:style-name="ce8">
            <text:p>367.578</text:p>
          </table:table-cell>
          <table:table-cell office:value-type="float" office:value="72594.840999999986" table:style-name="ce8">
            <text:p>72,594.84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56488.797000000006" table:style-name="ce8">
            <text:p>56,488.797</text:p>
          </table:table-cell>
          <table:table-cell office:value-type="float" office:value="22470.990999999998" table:style-name="ce8">
            <text:p>22,470.99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44782.895999999986" table:style-name="ce8">
            <text:p>44,782.896</text:p>
          </table:table-cell>
          <table:table-cell office:value-type="float" office:value="6447.1610000000019" table:style-name="ce8">
            <text:p>6,447.16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771.8439999999987" table:style-name="ce8">
            <text:p>2,771.844</text:p>
          </table:table-cell>
          <table:table-cell office:value-type="float" office:value="9895.5120000000006" table:style-name="ce8">
            <text:p>9,895.512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3753.5330000000013" table:style-name="ce8">
            <text:p>3,753.533</text:p>
          </table:table-cell>
          <table:table-cell office:value-type="float" office:value="55985.537000000011" table:style-name="ce8">
            <text:p>55,985.537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9.4190000000000005" table:style-name="ce8">
            <text:p>9.419</text:p>
          </table:table-cell>
          <table:table-cell office:value-type="float" office:value="7809.3060000000014" table:style-name="ce8">
            <text:p>7,809.306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98434.526999999987" table:style-name="ce8">
            <text:p>98,434.527</text:p>
          </table:table-cell>
          <table:table-cell office:value-type="float" office:value="12200.372999999998" table:style-name="ce8">
            <text:p>12,200.37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71101.46299999993" table:style-name="ce8">
            <text:p>171,101.463</text:p>
          </table:table-cell>
          <table:table-cell office:value-type="float" office:value="32449.790999999994" table:style-name="ce8">
            <text:p>32,449.79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4996.08" table:style-name="ce8">
            <text:p>4,996.080</text:p>
          </table:table-cell>
          <table:table-cell office:value-type="float" office:value="10579.519" table:style-name="ce8">
            <text:p>10,579.519</text:p>
          </table:table-cell>
          <table:table-cell table:style-name="ce12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1137255.8770000001" table:style-name="ce10">
            <text:p>1,137,255.877</text:p>
          </table:table-cell>
          <table:table-cell office:value-type="float" office:value="365493.0909999999" table:style-name="ce10">
            <text:p>365,493.091</text:p>
          </table:table-cell>
          <table:table-cell table:style-name="ce12"/>
          <table:table-cell table:number-columns-repeated="16379"/>
        </table:table-row>
        <table:table-row table:style-name="ro3">
          <table:table-cell table:number-columns-repeated="2" table:style-name="ce14"/>
          <table:table-cell table:style-name="ce10"/>
          <table:table-cell table:number-columns-repeated="2" table:style-name="ce12"/>
          <table:table-cell table:number-columns-repeated="16379"/>
        </table:table-row>
        <table:table-row table:style-name="ro26">
          <table:table-cell office:value-type="string" table:number-columns-spanned="5" table:number-rows-spanned="1" table:style-name="ce95">
            <text:p>There have been a number of resubmissions by producer compliance schemes of EEE placed on the market data mainly affecting Quarter 4. <text:s/>This has resulted in significantly more Household EEE being reported placed on the market than detailed in our previously published data at the end of February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2" table:style-name="ce12"/>
          <table:table-cell table:style-name="ce19"/>
          <table:table-cell table:number-columns-repeated="2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12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469" table:style-name="ro3">
          <table:table-cell table:number-columns-repeated="16384"/>
        </table:table-row>
        <table:named-expressions>
          <table:named-range table:name="Print_Area" table:cell-range-address="2011_Quarters_1_-_4.$A$1:2011_Quarters_1_-_4.$E$107" table:base-cell-address="2011_Quarters_1_-_4.$A$1"/>
        </table:named-expressions>
      </table:table>
      <table:table table:name="2010_Quarters_1_-_4" table:style-name="ta7">
        <table:table-column table:style-name="co1" table:default-cell-style-name="ce1"/>
        <table:table-column table:style-name="co2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9" table:default-cell-style-name="ce1"/>
        <table:table-column table:style-name="co1" table:number-columns-repeated="16378" table:default-cell-style-name="ce1"/>
        <table:table-row table:style-name="ro27">
          <table:table-cell table:style-name="ce12">
            <draw:frame draw:z-index="1" draw:id="id66" draw:style-name="a66" draw:name="Picture 2" svg:x="0.05833in" svg:y="0.06667in" svg:width="2.575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67" draw:style-name="a67" draw:name="Picture 2" svg:x="0.06667in" svg:y="0.05in" svg:width="2.80833in" svg:height="0.80469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68" draw:style-name="a68" draw:name="Picture 3" svg:x="0.06667in" svg:y="0.05in" svg:width="2.80833in" svg:height="0.80469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69" draw:style-name="a69" draw:name="Picture 2" svg:x="0.06667in" svg:y="0.05in" svg:width="2.80833in" svg:height="0.80469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5" draw:id="id70" draw:style-name="a70" draw:name="Picture 5" svg:x="0.06667in" svg:y="0.05in" svg:width="2.80833in" svg:height="0.80469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84">
            <text:p>This report shows the amounts of household and non-household Electrical and Electronic Equipment placed on the market by members of Producer Compliance Schemes</text:p>
          </table:table-cell>
          <table:covered-table-cell table:number-columns-repeated="4"/>
          <table:table-cell table:number-columns-repeated="16379"/>
        </table:table-row>
        <table:table-row table:style-name="ro2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10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29/03/2011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4131.13100000002" table:style-name="ce8">
            <text:p>114,131.131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1995.54700000001" table:style-name="ce8">
            <text:p>31,995.54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2000.464999999997" table:style-name="ce8">
            <text:p>22,000.46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5485.487999999999" table:style-name="ce8">
            <text:p>15,485.48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40.012" table:style-name="ce8">
            <text:p>40.01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381.795000000002" table:style-name="ce8">
            <text:p>14,381.79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0278.404" table:style-name="ce8">
            <text:p>10,278.40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80.67700000000002" table:style-name="ce8">
            <text:p>580.67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082.694" table:style-name="ce8">
            <text:p>1,082.69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.2230000000000001" table:style-name="ce8">
            <text:p>1.22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6802.876999999993" table:style-name="ce8">
            <text:p>26,802.87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7320.188000000002" table:style-name="ce8">
            <text:p>37,320.18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2265.1060000000002" table:style-name="ce8">
            <text:p>2,265.10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76365.60700000008" table:style-name="ce10">
            <text:p>276,365.607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April - June 2010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29/03/2011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4430.788" table:style-name="ce8">
            <text:p>104,430.78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0385.095999999998" table:style-name="ce8">
            <text:p>30,385.09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0232.386000000002" table:style-name="ce8">
            <text:p>20,232.38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5284.59" table:style-name="ce8">
            <text:p>15,284.59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9.274999999999999" table:style-name="ce8">
            <text:p>29.27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9499.982999999993" table:style-name="ce8">
            <text:p>19,499.98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049.8860000000004" table:style-name="ce8">
            <text:p>9,049.88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73.23400000000004" table:style-name="ce8">
            <text:p>573.23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868.37" table:style-name="ce8">
            <text:p>868.37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.2850000000000001" table:style-name="ce8">
            <text:p>2.285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8100.811999999994" table:style-name="ce8">
            <text:p>28,100.812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0716.846999999994" table:style-name="ce8">
            <text:p>40,716.84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316.749" table:style-name="ce8">
            <text:p>1,316.74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70490.30099999998" table:style-name="ce10">
            <text:p>270,490.301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9">
            <text:p>Period covered: July - September 2010</text:p>
          </table:table-cell>
          <table:table-cell table:number-columns-repeated="2"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9">
            <text:p>Report run on: 29/03/2011</text:p>
          </table:table-cell>
          <table:table-cell table:style-name="ce15"/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3"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3022.17800000001" table:style-name="ce8">
            <text:p>113,022.178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4072.332999999999" table:style-name="ce8">
            <text:p>34,072.333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2750.604999999996" table:style-name="ce8">
            <text:p>22,750.605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5164.133000000003" table:style-name="ce8">
            <text:p>15,164.133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3.729999999999997" table:style-name="ce8">
            <text:p>33.730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3522.616000000004" table:style-name="ce8">
            <text:p>13,522.616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2337.878000000001" table:style-name="ce8">
            <text:p>12,337.878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95.52099999999996" table:style-name="ce8">
            <text:p>595.521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459.3080000000007" table:style-name="ce8">
            <text:p>1,459.308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.7110000000000003" table:style-name="ce8">
            <text:p>2.711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3622.178000000007" table:style-name="ce8">
            <text:p>23,622.178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7020.09" table:style-name="ce8">
            <text:p>47,020.090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998.4849999999999" table:style-name="ce8">
            <text:p>1,998.485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85601.766" table:style-name="ce10">
            <text:p>285,601.766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8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October - December 2010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29/03/2011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table:number-columns-repeated="2" table:style-name="ce11"/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44583.71299999999" table:style-name="ce8">
            <text:p>144,583.713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4876.013999999996" table:style-name="ce8">
            <text:p>44,876.014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31474.876999999997" table:style-name="ce8">
            <text:p>31,474.877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3688.555999999993" table:style-name="ce8">
            <text:p>23,688.55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3.53" table:style-name="ce8">
            <text:p>33.53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1093.22" table:style-name="ce8">
            <text:p>11,093.220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3630.706000000002" table:style-name="ce8">
            <text:p>23,630.70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02.20600000000002" table:style-name="ce8">
            <text:p>502.206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336.8980000000001" table:style-name="ce8">
            <text:p>1,336.898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.8890000000000002" table:style-name="ce8">
            <text:p>2.889</text:p>
          </table:table-cell>
          <table:table-cell table:number-columns-repeated="2" table:style-name="ce8"/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1856.86" table:style-name="ce8">
            <text:p>41,856.860</text:p>
          </table:table-cell>
          <table:table-cell table:number-columns-repeated="2" table:style-name="ce8"/>
          <table:table-cell table:number-columns-repeated="16379" table:style-name="ce1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7981.867999999995" table:style-name="ce8">
            <text:p>47,981.868</text:p>
          </table:table-cell>
          <table:table-cell table:number-columns-repeated="2" table:style-name="ce8"/>
          <table:table-cell table:number-columns-repeated="16379" table:style-name="ce1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2727.4420000000005" table:style-name="ce8">
            <text:p>2,727.442</text:p>
          </table:table-cell>
          <table:table-cell table:number-columns-repeated="2" table:style-name="ce8"/>
          <table:table-cell table:number-columns-repeated="16379" table:style-name="ce1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73788.77899999998" table:style-name="ce10">
            <text:p>373,788.779</text:p>
          </table:table-cell>
          <table:table-cell table:number-columns-repeated="2" table:style-name="ce10"/>
          <table:table-cell table:number-columns-repeated="16379" table:style-name="ce1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 table:style-name="ce1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string" table:style-name="ce9">
            <text:p>Period covered: January - December 2010</text:p>
          </table:table-cell>
          <table:table-cell table:number-columns-repeated="2" table:style-name="ce9"/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office:value-type="string" table:style-name="ce9">
            <text:p>Report run on: 29/03/2011</text:p>
          </table:table-cell>
          <table:table-cell table:style-name="ce15"/>
          <table:table-cell table:style-name="ce9"/>
          <table:table-cell table:number-columns-repeated="2" table:style-name="ce12"/>
          <table:table-cell table:number-columns-repeated="16379" table:style-name="ce1"/>
        </table:table-row>
        <table:table-row table:style-name="ro3">
          <table:table-cell table:number-columns-repeated="3" table:style-name="ce9"/>
          <table:table-cell table:number-columns-repeated="2" table:style-name="ce12"/>
          <table:table-cell table:number-columns-repeated="16379" table:style-name="ce1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-Household EEE (tonnes)</text:p>
          </table:table-cell>
          <table:table-cell table:style-name="ce12"/>
          <table:table-cell table:number-columns-repeated="16379" table:style-name="ce1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76167.81" table:style-name="ce8">
            <text:p>476,167.810</text:p>
          </table:table-cell>
          <table:table-cell office:value-type="float" office:value="19021.341000000004" table:style-name="ce8">
            <text:p>19,021.341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41328.99" table:style-name="ce8">
            <text:p>141,328.990</text:p>
          </table:table-cell>
          <table:table-cell office:value-type="float" office:value="7576.6509999999998" table:style-name="ce8">
            <text:p>7,576.651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96458.333000000013" table:style-name="ce8">
            <text:p>96,458.333</text:p>
          </table:table-cell>
          <table:table-cell office:value-type="float" office:value="108186.75199999999" table:style-name="ce8">
            <text:p>108,186.752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69622.767000000007" table:style-name="ce8">
            <text:p>69,622.767</text:p>
          </table:table-cell>
          <table:table-cell office:value-type="float" office:value="6513.8049999999985" table:style-name="ce8">
            <text:p>6,513.805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36.547" table:style-name="ce8">
            <text:p>136.547</text:p>
          </table:table-cell>
          <table:table-cell office:value-type="float" office:value="67717.97199999998" table:style-name="ce8">
            <text:p>67,717.972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58497.613999999994" table:style-name="ce8">
            <text:p>58,497.614</text:p>
          </table:table-cell>
          <table:table-cell office:value-type="float" office:value="21295.276999999998" table:style-name="ce8">
            <text:p>21,295.277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55296.874000000011" table:style-name="ce8">
            <text:p>55,296.874</text:p>
          </table:table-cell>
          <table:table-cell office:value-type="float" office:value="6840.2510000000002" table:style-name="ce8">
            <text:p>6,840.251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251.6380000000013" table:style-name="ce8">
            <text:p>2,251.638</text:p>
          </table:table-cell>
          <table:table-cell office:value-type="float" office:value="12617.181" table:style-name="ce8">
            <text:p>12,617.181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4747.2700000000004" table:style-name="ce8">
            <text:p>4,747.270</text:p>
          </table:table-cell>
          <table:table-cell office:value-type="float" office:value="18016.796999999999" table:style-name="ce8">
            <text:p>18,016.797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9.1080000000000005" table:style-name="ce8">
            <text:p>9.108</text:p>
          </table:table-cell>
          <table:table-cell office:value-type="float" office:value="8038.5659999999989" table:style-name="ce8">
            <text:p>8,038.566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20382.727" table:style-name="ce8">
            <text:p>120,382.727</text:p>
          </table:table-cell>
          <table:table-cell office:value-type="float" office:value="13809.866999999998" table:style-name="ce8">
            <text:p>13,809.867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73038.99300000007" table:style-name="ce8">
            <text:p>173,038.993</text:p>
          </table:table-cell>
          <table:table-cell office:value-type="float" office:value="30816.395000000008" table:style-name="ce8">
            <text:p>30,816.395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8307.7819999999956" table:style-name="ce8">
            <text:p>8,307.782</text:p>
          </table:table-cell>
          <table:table-cell office:value-type="float" office:value="7878.6370000000006" table:style-name="ce8">
            <text:p>7,878.637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1206246.4529999997" table:style-name="ce10">
            <text:p>1,206,246.453</text:p>
          </table:table-cell>
          <table:table-cell office:value-type="float" office:value="328329.49199999997" table:style-name="ce10">
            <text:p>328,329.492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3">
          <table:table-cell table:number-columns-repeated="2" table:style-name="ce14"/>
          <table:table-cell table:number-columns-repeated="2" table:style-name="ce10"/>
          <table:table-cell table:style-name="ce19"/>
          <table:table-cell table:style-name="ce3"/>
          <table:table-cell table:number-columns-repeated="16378"/>
        </table:table-row>
        <table:table-row table:style-name="ro3">
          <table:table-cell table:style-name="ce14"/>
          <table:table-cell table:number-columns-spanned="3" table:number-rows-spanned="1" table:style-name="ce92"/>
          <table:covered-table-cell table:number-columns-repeated="2"/>
          <table:table-cell table:style-name="ce12"/>
          <table:table-cell table:style-name="ce3"/>
          <table:table-cell table:number-columns-repeated="16378"/>
        </table:table-row>
        <table:table-row table:style-name="ro3">
          <table:table-cell table:number-columns-repeated="2" table:style-name="ce14"/>
          <table:table-cell table:number-columns-repeated="2" table:style-name="ce10"/>
          <table:table-cell table:style-name="ce12"/>
          <table:table-cell table:style-name="ce3"/>
          <table:table-cell table:number-columns-repeated="16378"/>
        </table:table-row>
        <table:table-row table:style-name="ro3">
          <table:table-cell table:number-columns-repeated="2" table:style-name="ce12"/>
          <table:table-cell table:number-columns-repeated="2" table:style-name="ce19"/>
          <table:table-cell table:style-name="ce12"/>
          <table:table-cell table:number-columns-repeated="16379" table:style-name="ce1"/>
        </table:table-row>
        <table:table-row table:style-name="ro6">
          <table:table-cell office:value-type="string" table:style-name="ce23">
            <text:p>© Environment Agency copyright and database right 2011. All rights reserved.<text:s text:c="2"/></text:p>
          </table:table-cell>
          <table:table-cell table:number-columns-repeated="4" table:style-name="ce12"/>
          <table:table-cell table:number-columns-repeated="16379" table:style-name="ce1"/>
        </table:table-row>
        <table:table-row table:number-rows-repeated="1048467" table:style-name="ro3">
          <table:table-cell table:number-columns-repeated="16384"/>
        </table:table-row>
        <table:named-expressions>
          <table:named-range table:name="Print_Area" table:cell-range-address="2010_Quarters_1_-_4.$A$1:2010_Quarters_1_-_4.$E$109" table:base-cell-address="2010_Quarters_1_-_4.$A$1"/>
        </table:named-expressions>
      </table:table>
      <table:table table:name="2009_Quarters_1_-_4" table:style-name="ta8">
        <table:table-column table:style-name="co1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28">
          <table:table-cell table:style-name="ce12">
            <draw:frame draw:z-index="1" draw:id="id71" draw:style-name="a71" draw:name="Picture 2" svg:x="0.10833in" svg:y="0.16667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3" table:style-name="ce84">
            <text:p>This report shows the amount of household and non-household Electrical and Electronic Equipment placed on the market by members of Producer Compliance Schemes.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3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3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March 2009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04/05/2010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7257.893" table:style-name="ce8">
            <text:p>107,257.893</text:p>
          </table:table-cell>
          <table:table-cell office:value-type="float" office:value="3608.976000000001" table:style-name="ce8">
            <text:p>3,608.976</text:p>
          </table:table-cell>
          <table:table-cell office:value-type="float" office:value="110866.86899999999" table:style-name="ce8">
            <text:p>110,866.869</text:p>
          </table:table-cell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2668.273000000001" table:style-name="ce8">
            <text:p>32,668.273</text:p>
          </table:table-cell>
          <table:table-cell office:value-type="float" office:value="1827.1930000000002" table:style-name="ce8">
            <text:p>1,827.193</text:p>
          </table:table-cell>
          <table:table-cell office:value-type="float" office:value="34495.466" table:style-name="ce8">
            <text:p>34,495.466</text:p>
          </table:table-cell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1497.023999999998" table:style-name="ce8">
            <text:p>21,497.024</text:p>
          </table:table-cell>
          <table:table-cell office:value-type="float" office:value="30824.048000000003" table:style-name="ce8">
            <text:p>30,824.048</text:p>
          </table:table-cell>
          <table:table-cell office:value-type="float" office:value="52321.072" table:style-name="ce8">
            <text:p>52,321.072</text:p>
          </table:table-cell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7654.979000000003" table:style-name="ce8">
            <text:p>17,654.979</text:p>
          </table:table-cell>
          <table:table-cell office:value-type="float" office:value="1766.1579999999999" table:style-name="ce8">
            <text:p>1,766.158</text:p>
          </table:table-cell>
          <table:table-cell office:value-type="float" office:value="19421.137000000002" table:style-name="ce8">
            <text:p>19,421.137</text:p>
          </table:table-cell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9.319000000000003" table:style-name="ce8">
            <text:p>29.319</text:p>
          </table:table-cell>
          <table:table-cell office:value-type="float" office:value="15798.089000000002" table:style-name="ce8">
            <text:p>15,798.089</text:p>
          </table:table-cell>
          <table:table-cell office:value-type="float" office:value="15827.408000000001" table:style-name="ce8">
            <text:p>15,827.408</text:p>
          </table:table-cell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8371.361000000004" table:style-name="ce8">
            <text:p>18,371.361</text:p>
          </table:table-cell>
          <table:table-cell office:value-type="float" office:value="5229.1729999999989" table:style-name="ce8">
            <text:p>5,229.173</text:p>
          </table:table-cell>
          <table:table-cell office:value-type="float" office:value="23600.534000000003" table:style-name="ce8">
            <text:p>23,600.534</text:p>
          </table:table-cell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351.6200000000008" table:style-name="ce8">
            <text:p>9,351.620</text:p>
          </table:table-cell>
          <table:table-cell office:value-type="float" office:value="1238.5820000000003" table:style-name="ce8">
            <text:p>1,238.582</text:p>
          </table:table-cell>
          <table:table-cell office:value-type="float" office:value="10590.202000000001" table:style-name="ce8">
            <text:p>10,590.202</text:p>
          </table:table-cell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56.88700000000006" table:style-name="ce8">
            <text:p>556.887</text:p>
          </table:table-cell>
          <table:table-cell office:value-type="float" office:value="3305.3870000000002" table:style-name="ce8">
            <text:p>3,305.387</text:p>
          </table:table-cell>
          <table:table-cell office:value-type="float" office:value="3862.2740000000003" table:style-name="ce8">
            <text:p>3,862.274</text:p>
          </table:table-cell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416.1949999999999" table:style-name="ce8">
            <text:p>1,416.195</text:p>
          </table:table-cell>
          <table:table-cell office:value-type="float" office:value="3461.5040000000008" table:style-name="ce8">
            <text:p>3,461.504</text:p>
          </table:table-cell>
          <table:table-cell office:value-type="float" office:value="4877.6990000000005" table:style-name="ce8">
            <text:p>4,877.699</text:p>
          </table:table-cell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0.223" table:style-name="ce8">
            <text:p>0.223</text:p>
          </table:table-cell>
          <table:table-cell office:value-type="float" office:value="2128.6890000000003" table:style-name="ce8">
            <text:p>2,128.689</text:p>
          </table:table-cell>
          <table:table-cell office:value-type="float" office:value="2128.9120000000003" table:style-name="ce8">
            <text:p>2,128.912</text:p>
          </table:table-cell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0326.144" table:style-name="ce8">
            <text:p>30,326.144</text:p>
          </table:table-cell>
          <table:table-cell office:value-type="float" office:value="5610.2110000000002" table:style-name="ce8">
            <text:p>5,610.211</text:p>
          </table:table-cell>
          <table:table-cell office:value-type="float" office:value="35936.355000000003" table:style-name="ce8">
            <text:p>35,936.355</text:p>
          </table:table-cell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4671.50499999999" table:style-name="ce8">
            <text:p>34,671.505</text:p>
          </table:table-cell>
          <table:table-cell office:value-type="float" office:value="5711.5480000000007" table:style-name="ce8">
            <text:p>5,711.548</text:p>
          </table:table-cell>
          <table:table-cell office:value-type="float" office:value="40383.052999999993" table:style-name="ce8">
            <text:p>40,383.053</text:p>
          </table:table-cell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2529.91" table:style-name="ce8">
            <text:p>2,529.910</text:p>
          </table:table-cell>
          <table:table-cell office:value-type="float" office:value="2148.491" table:style-name="ce8">
            <text:p>2,148.491</text:p>
          </table:table-cell>
          <table:table-cell office:value-type="float" office:value="4678.4009999999998" table:style-name="ce8">
            <text:p>4,678.401</text:p>
          </table:table-cell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76331.33299999993" table:style-name="ce10">
            <text:p>276,331.333</text:p>
          </table:table-cell>
          <table:table-cell office:value-type="float" office:value="82658.048999999999" table:style-name="ce10">
            <text:p>82,658.049</text:p>
          </table:table-cell>
          <table:table-cell office:value-type="float" office:value="358989.38199999998" table:style-name="ce10">
            <text:p>358,989.382</text:p>
          </table:table-cell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April - June 2009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04/05/2010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2927.686" table:style-name="ce8">
            <text:p>102,927.686</text:p>
          </table:table-cell>
          <table:table-cell office:value-type="float" office:value="3463.5730000000012" table:style-name="ce8">
            <text:p>3,463.573</text:p>
          </table:table-cell>
          <table:table-cell office:value-type="float" office:value="106391.25900000001" table:style-name="ce8">
            <text:p>106,391.259</text:p>
          </table:table-cell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0163.361999999997" table:style-name="ce8">
            <text:p>30,163.362</text:p>
          </table:table-cell>
          <table:table-cell office:value-type="float" office:value="1733.3960000000006" table:style-name="ce8">
            <text:p>1,733.396</text:p>
          </table:table-cell>
          <table:table-cell office:value-type="float" office:value="31896.757999999998" table:style-name="ce8">
            <text:p>31,896.758</text:p>
          </table:table-cell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8194.031999999999" table:style-name="ce8">
            <text:p>18,194.032</text:p>
          </table:table-cell>
          <table:table-cell office:value-type="float" office:value="25510.450999999997" table:style-name="ce8">
            <text:p>25,510.451</text:p>
          </table:table-cell>
          <table:table-cell office:value-type="float" office:value="43704.482999999993" table:style-name="ce8">
            <text:p>43,704.483</text:p>
          </table:table-cell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5721.351000000002" table:style-name="ce8">
            <text:p>15,721.351</text:p>
          </table:table-cell>
          <table:table-cell office:value-type="float" office:value="1530.4759999999999" table:style-name="ce8">
            <text:p>1,530.476</text:p>
          </table:table-cell>
          <table:table-cell office:value-type="float" office:value="17251.827000000001" table:style-name="ce8">
            <text:p>17,251.827</text:p>
          </table:table-cell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8.077000000000002" table:style-name="ce8">
            <text:p>18.077</text:p>
          </table:table-cell>
          <table:table-cell office:value-type="float" office:value="19030.130999999998" table:style-name="ce8">
            <text:p>19,030.131</text:p>
          </table:table-cell>
          <table:table-cell office:value-type="float" office:value="19048.207999999999" table:style-name="ce8">
            <text:p>19,048.208</text:p>
          </table:table-cell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3454.148999999998" table:style-name="ce8">
            <text:p>23,454.149</text:p>
          </table:table-cell>
          <table:table-cell office:value-type="float" office:value="4865.1570000000011" table:style-name="ce8">
            <text:p>4,865.157</text:p>
          </table:table-cell>
          <table:table-cell office:value-type="float" office:value="28319.305999999997" table:style-name="ce8">
            <text:p>28,319.306</text:p>
          </table:table-cell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477.34" table:style-name="ce8">
            <text:p>8,477.340</text:p>
          </table:table-cell>
          <table:table-cell office:value-type="float" office:value="1091.873" table:style-name="ce8">
            <text:p>1,091.873</text:p>
          </table:table-cell>
          <table:table-cell office:value-type="float" office:value="9569.2129999999997" table:style-name="ce8">
            <text:p>9,569.213</text:p>
          </table:table-cell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33.59300000000007" table:style-name="ce8">
            <text:p>533.593</text:p>
          </table:table-cell>
          <table:table-cell office:value-type="float" office:value="3039.4169999999995" table:style-name="ce8">
            <text:p>3,039.417</text:p>
          </table:table-cell>
          <table:table-cell office:value-type="float" office:value="3573.01" table:style-name="ce8">
            <text:p>3,573.010</text:p>
          </table:table-cell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840.29" table:style-name="ce8">
            <text:p>840.290</text:p>
          </table:table-cell>
          <table:table-cell office:value-type="float" office:value="3060.4590000000012" table:style-name="ce8">
            <text:p>3,060.459</text:p>
          </table:table-cell>
          <table:table-cell office:value-type="float" office:value="3900.7490000000012" table:style-name="ce8">
            <text:p>3,900.749</text:p>
          </table:table-cell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.3570000000000002" table:style-name="ce8">
            <text:p>2.357</text:p>
          </table:table-cell>
          <table:table-cell office:value-type="float" office:value="1995.7960000000003" table:style-name="ce8">
            <text:p>1,995.796</text:p>
          </table:table-cell>
          <table:table-cell office:value-type="float" office:value="1998.1530000000002" table:style-name="ce8">
            <text:p>1,998.153</text:p>
          </table:table-cell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6292.69300000001" table:style-name="ce8">
            <text:p>26,292.693</text:p>
          </table:table-cell>
          <table:table-cell office:value-type="float" office:value="3494.7540000000008" table:style-name="ce8">
            <text:p>3,494.754</text:p>
          </table:table-cell>
          <table:table-cell office:value-type="float" office:value="29787.447000000011" table:style-name="ce8">
            <text:p>29,787.447</text:p>
          </table:table-cell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0691.15" table:style-name="ce8">
            <text:p>40,691.150</text:p>
          </table:table-cell>
          <table:table-cell office:value-type="float" office:value="7841.5790000000015" table:style-name="ce8">
            <text:p>7,841.579</text:p>
          </table:table-cell>
          <table:table-cell office:value-type="float" office:value="48532.729000000021" table:style-name="ce8">
            <text:p>48,532.729</text:p>
          </table:table-cell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612.8040000000001" table:style-name="ce8">
            <text:p>1,612.804</text:p>
          </table:table-cell>
          <table:table-cell office:value-type="float" office:value="1899.443" table:style-name="ce8">
            <text:p>1,899.443</text:p>
          </table:table-cell>
          <table:table-cell office:value-type="float" office:value="3512.2470000000003" table:style-name="ce8">
            <text:p>3,512.247</text:p>
          </table:table-cell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68928.88400000002" table:style-name="ce10">
            <text:p>268,928.884</text:p>
          </table:table-cell>
          <table:table-cell office:value-type="float" office:value="78556.505000000005" table:style-name="ce10">
            <text:p>78,556.505</text:p>
          </table:table-cell>
          <table:table-cell office:value-type="float" office:value="347485.38900000008" table:style-name="ce10">
            <text:p>347,485.389</text:p>
          </table:table-cell>
          <table:table-cell table:number-columns-repeated="16379"/>
        </table:table-row>
        <table:table-row table:style-name="ro3">
          <table:table-cell table:number-columns-repeated="2" table:style-name="ce14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uly - September 2009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04/05/2010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6512.36600000001" table:style-name="ce8">
            <text:p>116,512.366</text:p>
          </table:table-cell>
          <table:table-cell office:value-type="float" office:value="3963.3389999999999" table:style-name="ce8">
            <text:p>3,963.339</text:p>
          </table:table-cell>
          <table:table-cell office:value-type="float" office:value="120475.70500000002" table:style-name="ce8">
            <text:p>120,475.705</text:p>
          </table:table-cell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5839.638000000006" table:style-name="ce8">
            <text:p>35,839.638</text:p>
          </table:table-cell>
          <table:table-cell office:value-type="float" office:value="1942.876" table:style-name="ce8">
            <text:p>1,942.876</text:p>
          </table:table-cell>
          <table:table-cell office:value-type="float" office:value="37782.514000000003" table:style-name="ce8">
            <text:p>37,782.514</text:p>
          </table:table-cell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3541.933000000008" table:style-name="ce8">
            <text:p>23,541.933</text:p>
          </table:table-cell>
          <table:table-cell office:value-type="float" office:value="28921.328999999998" table:style-name="ce8">
            <text:p>28,921.329</text:p>
          </table:table-cell>
          <table:table-cell office:value-type="float" office:value="52463.262000000002" table:style-name="ce8">
            <text:p>52,463.262</text:p>
          </table:table-cell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6825.288000000008" table:style-name="ce8">
            <text:p>16,825.288</text:p>
          </table:table-cell>
          <table:table-cell office:value-type="float" office:value="1468.38" table:style-name="ce8">
            <text:p>1,468.380</text:p>
          </table:table-cell>
          <table:table-cell office:value-type="float" office:value="18293.668000000009" table:style-name="ce8">
            <text:p>18,293.668</text:p>
          </table:table-cell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9.842000000000002" table:style-name="ce8">
            <text:p>29.842</text:p>
          </table:table-cell>
          <table:table-cell office:value-type="float" office:value="16663.595000000001" table:style-name="ce8">
            <text:p>16,663.595</text:p>
          </table:table-cell>
          <table:table-cell office:value-type="float" office:value="16693.437000000002" table:style-name="ce8">
            <text:p>16,693.437</text:p>
          </table:table-cell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5292.826999999999" table:style-name="ce8">
            <text:p>15,292.827</text:p>
          </table:table-cell>
          <table:table-cell office:value-type="float" office:value="4967.5200000000004" table:style-name="ce8">
            <text:p>4,967.520</text:p>
          </table:table-cell>
          <table:table-cell office:value-type="float" office:value="20260.346999999998" table:style-name="ce8">
            <text:p>20,260.347</text:p>
          </table:table-cell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349.7340000000022" table:style-name="ce8">
            <text:p>9,349.734</text:p>
          </table:table-cell>
          <table:table-cell office:value-type="float" office:value="1176.5740000000001" table:style-name="ce8">
            <text:p>1,176.574</text:p>
          </table:table-cell>
          <table:table-cell office:value-type="float" office:value="10526.308000000003" table:style-name="ce8">
            <text:p>10,526.308</text:p>
          </table:table-cell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29.36799999999994" table:style-name="ce8">
            <text:p>529.368</text:p>
          </table:table-cell>
          <table:table-cell office:value-type="float" office:value="2716.3329999999996" table:style-name="ce8">
            <text:p>2,716.333</text:p>
          </table:table-cell>
          <table:table-cell office:value-type="float" office:value="3245.7009999999996" table:style-name="ce8">
            <text:p>3,245.701</text:p>
          </table:table-cell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932.60600000000022" table:style-name="ce8">
            <text:p>932.606</text:p>
          </table:table-cell>
          <table:table-cell office:value-type="float" office:value="3506.7050000000004" table:style-name="ce8">
            <text:p>3,506.705</text:p>
          </table:table-cell>
          <table:table-cell office:value-type="float" office:value="4439.3110000000006" table:style-name="ce8">
            <text:p>4,439.311</text:p>
          </table:table-cell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.504" table:style-name="ce8">
            <text:p>1.504</text:p>
          </table:table-cell>
          <table:table-cell office:value-type="float" office:value="1919.6080000000002" table:style-name="ce8">
            <text:p>1,919.608</text:p>
          </table:table-cell>
          <table:table-cell office:value-type="float" office:value="1921.1120000000001" table:style-name="ce8">
            <text:p>1,921.112</text:p>
          </table:table-cell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9610.422000000002" table:style-name="ce8">
            <text:p>29,610.422</text:p>
          </table:table-cell>
          <table:table-cell office:value-type="float" office:value="5055.2889999999998" table:style-name="ce8">
            <text:p>5,055.289</text:p>
          </table:table-cell>
          <table:table-cell office:value-type="float" office:value="34665.711000000003" table:style-name="ce8">
            <text:p>34,665.711</text:p>
          </table:table-cell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8596.712000000007" table:style-name="ce8">
            <text:p>48,596.712</text:p>
          </table:table-cell>
          <table:table-cell office:value-type="float" office:value="9717.6970000000001" table:style-name="ce8">
            <text:p>9,717.697</text:p>
          </table:table-cell>
          <table:table-cell office:value-type="float" office:value="58314.409000000007" table:style-name="ce8">
            <text:p>58,314.409</text:p>
          </table:table-cell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2516.3560000000002" table:style-name="ce8">
            <text:p>2,516.356</text:p>
          </table:table-cell>
          <table:table-cell office:value-type="float" office:value="2210.2690000000002" table:style-name="ce8">
            <text:p>2,210.269</text:p>
          </table:table-cell>
          <table:table-cell office:value-type="float" office:value="4726.625" table:style-name="ce8">
            <text:p>4,726.625</text:p>
          </table:table-cell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299578.59600000002" table:style-name="ce10">
            <text:p>299,578.596</text:p>
          </table:table-cell>
          <table:table-cell office:value-type="float" office:value="84229.513999999996" table:style-name="ce10">
            <text:p>84,229.514</text:p>
          </table:table-cell>
          <table:table-cell office:value-type="float" office:value="383808.11" table:style-name="ce10">
            <text:p>383,808.110</text:p>
          </table:table-cell>
          <table:table-cell table:number-columns-repeated="16379"/>
        </table:table-row>
        <table:table-row table:style-name="ro8">
          <table:table-cell table:number-columns-repeated="5" table:style-name="ce12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October - December 2009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: 04/05/2010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7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42238.29999999999" table:style-name="ce8">
            <text:p>142,238.300</text:p>
          </table:table-cell>
          <table:table-cell office:value-type="float" office:value="3983.7880000000005" table:style-name="ce8">
            <text:p>3,983.788</text:p>
          </table:table-cell>
          <table:table-cell office:value-type="float" office:value="146222.08799999999" table:style-name="ce8">
            <text:p>146,222.088</text:p>
          </table:table-cell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7021.449000000001" table:style-name="ce8">
            <text:p>47,021.449</text:p>
          </table:table-cell>
          <table:table-cell office:value-type="float" office:value="2023.0650000000001" table:style-name="ce8">
            <text:p>2,023.065</text:p>
          </table:table-cell>
          <table:table-cell office:value-type="float" office:value="49044.514000000003" table:style-name="ce8">
            <text:p>49,044.514</text:p>
          </table:table-cell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32587.721999999998" table:style-name="ce8">
            <text:p>32,587.722</text:p>
          </table:table-cell>
          <table:table-cell office:value-type="float" office:value="28534.014000000006" table:style-name="ce8">
            <text:p>28,534.014</text:p>
          </table:table-cell>
          <table:table-cell office:value-type="float" office:value="61121.736000000004" table:style-name="ce8">
            <text:p>61,121.736</text:p>
          </table:table-cell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7076.810999999998" table:style-name="ce8">
            <text:p>27,076.811</text:p>
          </table:table-cell>
          <table:table-cell office:value-type="float" office:value="1749.7369999999999" table:style-name="ce8">
            <text:p>1,749.737</text:p>
          </table:table-cell>
          <table:table-cell office:value-type="float" office:value="28826.547999999999" table:style-name="ce8">
            <text:p>28,826.548</text:p>
          </table:table-cell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5.496000000000002" table:style-name="ce8">
            <text:p>35.496</text:p>
          </table:table-cell>
          <table:table-cell office:value-type="float" office:value="16561.324000000001" table:style-name="ce8">
            <text:p>16,561.324</text:p>
          </table:table-cell>
          <table:table-cell office:value-type="float" office:value="16596.82" table:style-name="ce8">
            <text:p>16,596.820</text:p>
          </table:table-cell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1080.965999999999" table:style-name="ce8">
            <text:p>11,080.966</text:p>
          </table:table-cell>
          <table:table-cell office:value-type="float" office:value="4918.0269999999991" table:style-name="ce8">
            <text:p>4,918.027</text:p>
          </table:table-cell>
          <table:table-cell office:value-type="float" office:value="15998.992999999999" table:style-name="ce8">
            <text:p>15,998.993</text:p>
          </table:table-cell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6429.588000000003" table:style-name="ce8">
            <text:p>16,429.588</text:p>
          </table:table-cell>
          <table:table-cell office:value-type="float" office:value="1743.9549999999999" table:style-name="ce8">
            <text:p>1,743.955</text:p>
          </table:table-cell>
          <table:table-cell office:value-type="float" office:value="18173.543000000005" table:style-name="ce8">
            <text:p>18,173.543</text:p>
          </table:table-cell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457.22300000000001" table:style-name="ce8">
            <text:p>457.223</text:p>
          </table:table-cell>
          <table:table-cell office:value-type="float" office:value="3005.1930000000002" table:style-name="ce8">
            <text:p>3,005.193</text:p>
          </table:table-cell>
          <table:table-cell office:value-type="float" office:value="3462.4160000000002" table:style-name="ce8">
            <text:p>3,462.416</text:p>
          </table:table-cell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118.2210000000005" table:style-name="ce8">
            <text:p>1,118.221</text:p>
          </table:table-cell>
          <table:table-cell office:value-type="float" office:value="3444.4649999999992" table:style-name="ce8">
            <text:p>3,444.465</text:p>
          </table:table-cell>
          <table:table-cell office:value-type="float" office:value="4562.6859999999997" table:style-name="ce8">
            <text:p>4,562.686</text:p>
          </table:table-cell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7.821999999999999" table:style-name="ce8">
            <text:p>27.822</text:p>
          </table:table-cell>
          <table:table-cell office:value-type="float" office:value="1944.2089999999998" table:style-name="ce8">
            <text:p>1,944.209</text:p>
          </table:table-cell>
          <table:table-cell office:value-type="float" office:value="1972.0309999999997" table:style-name="ce8">
            <text:p>1,972.031</text:p>
          </table:table-cell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6682.135000000002" table:style-name="ce8">
            <text:p>46,682.135</text:p>
          </table:table-cell>
          <table:table-cell office:value-type="float" office:value="3824.6229999999996" table:style-name="ce8">
            <text:p>3,824.623</text:p>
          </table:table-cell>
          <table:table-cell office:value-type="float" office:value="50506.758000000002" table:style-name="ce8">
            <text:p>50,506.758</text:p>
          </table:table-cell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6812.503000000004" table:style-name="ce8">
            <text:p>46,812.503</text:p>
          </table:table-cell>
          <table:table-cell office:value-type="float" office:value="6855.8310000000001" table:style-name="ce8">
            <text:p>6,855.831</text:p>
          </table:table-cell>
          <table:table-cell office:value-type="float" office:value="53668.334000000003" table:style-name="ce8">
            <text:p>53,668.334</text:p>
          </table:table-cell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3940.8309999999997" table:style-name="ce8">
            <text:p>3,940.831</text:p>
          </table:table-cell>
          <table:table-cell office:value-type="float" office:value="2185.1290000000004" table:style-name="ce8">
            <text:p>2,185.129</text:p>
          </table:table-cell>
          <table:table-cell office:value-type="float" office:value="6125.96" table:style-name="ce8">
            <text:p>6,125.960</text:p>
          </table:table-cell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75509.06700000004" table:style-name="ce10">
            <text:p>375,509.067</text:p>
          </table:table-cell>
          <table:table-cell office:value-type="float" office:value="80773.36" table:style-name="ce10">
            <text:p>80,773.360</text:p>
          </table:table-cell>
          <table:table-cell office:value-type="float" office:value="456282.4270000002" table:style-name="ce10">
            <text:p>456,282.427</text:p>
          </table:table-cell>
          <table:table-cell table:number-columns-repeated="16379"/>
        </table:table-row>
        <table:table-row table:style-name="ro3">
          <table:table-cell table:number-columns-repeated="5" table:style-name="ce12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anuary - December 2009</text:p>
          </table:table-cell>
          <table:table-cell table:number-columns-repeated="4" table:style-name="ce9"/>
          <table:table-cell table:number-columns-repeated="16379" table:style-name="ce2"/>
        </table:table-row>
        <table:table-row table:style-name="ro3">
          <table:table-cell office:value-type="string" table:style-name="ce9">
            <text:p>Report run on: 04/05/2010</text:p>
          </table:table-cell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68936.24499999994" table:style-name="ce8">
            <text:p>468,936.245</text:p>
          </table:table-cell>
          <table:table-cell office:value-type="float" office:value="15019.675999999998" table:style-name="ce8">
            <text:p>15,019.676</text:p>
          </table:table-cell>
          <table:table-cell office:value-type="float" office:value="483955.92099999991" table:style-name="ce8">
            <text:p>483,955.921</text:p>
          </table:table-cell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45692.72200000004" table:style-name="ce8">
            <text:p>145,692.722</text:p>
          </table:table-cell>
          <table:table-cell office:value-type="float" office:value="7526.53" table:style-name="ce8">
            <text:p>7,526.530</text:p>
          </table:table-cell>
          <table:table-cell office:value-type="float" office:value="153219.25200000004" table:style-name="ce8">
            <text:p>153,219.252</text:p>
          </table:table-cell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95820.710999999996" table:style-name="ce8">
            <text:p>95,820.711</text:p>
          </table:table-cell>
          <table:table-cell office:value-type="float" office:value="113789.84199999999" table:style-name="ce8">
            <text:p>113,789.842</text:p>
          </table:table-cell>
          <table:table-cell office:value-type="float" office:value="209610.55299999999" table:style-name="ce8">
            <text:p>209,610.553</text:p>
          </table:table-cell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77278.428999999989" table:style-name="ce8">
            <text:p>77,278.429</text:p>
          </table:table-cell>
          <table:table-cell office:value-type="float" office:value="6514.7510000000002" table:style-name="ce8">
            <text:p>6,514.751</text:p>
          </table:table-cell>
          <table:table-cell office:value-type="float" office:value="83793.179999999993" table:style-name="ce8">
            <text:p>83,793.180</text:p>
          </table:table-cell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12.73400000000001" table:style-name="ce8">
            <text:p>112.734</text:p>
          </table:table-cell>
          <table:table-cell office:value-type="float" office:value="68053.138999999996" table:style-name="ce8">
            <text:p>68,053.139</text:p>
          </table:table-cell>
          <table:table-cell office:value-type="float" office:value="68165.872999999992" table:style-name="ce8">
            <text:p>68,165.873</text:p>
          </table:table-cell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68199.303" table:style-name="ce8">
            <text:p>68,199.303</text:p>
          </table:table-cell>
          <table:table-cell office:value-type="float" office:value="19979.877000000004" table:style-name="ce8">
            <text:p>19,979.877</text:p>
          </table:table-cell>
          <table:table-cell office:value-type="float" office:value="88179.18" table:style-name="ce8">
            <text:p>88,179.180</text:p>
          </table:table-cell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43608.281999999992" table:style-name="ce8">
            <text:p>43,608.282</text:p>
          </table:table-cell>
          <table:table-cell office:value-type="float" office:value="5250.9840000000004" table:style-name="ce8">
            <text:p>5,250.984</text:p>
          </table:table-cell>
          <table:table-cell office:value-type="float" office:value="48859.265999999989" table:style-name="ce8">
            <text:p>48,859.266</text:p>
          </table:table-cell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077.0709999999999" table:style-name="ce8">
            <text:p>2,077.071</text:p>
          </table:table-cell>
          <table:table-cell office:value-type="float" office:value="12066.33" table:style-name="ce8">
            <text:p>12,066.330</text:p>
          </table:table-cell>
          <table:table-cell office:value-type="float" office:value="14143.401" table:style-name="ce8">
            <text:p>14,143.401</text:p>
          </table:table-cell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4307.3119999999999" table:style-name="ce8">
            <text:p>4,307.312</text:p>
          </table:table-cell>
          <table:table-cell office:value-type="float" office:value="13473.133" table:style-name="ce8">
            <text:p>13,473.133</text:p>
          </table:table-cell>
          <table:table-cell office:value-type="float" office:value="17780.445" table:style-name="ce8">
            <text:p>17,780.445</text:p>
          </table:table-cell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31.905999999999999" table:style-name="ce8">
            <text:p>31.906</text:p>
          </table:table-cell>
          <table:table-cell office:value-type="float" office:value="7988.3020000000006" table:style-name="ce8">
            <text:p>7,988.302</text:p>
          </table:table-cell>
          <table:table-cell office:value-type="float" office:value="8020.2080000000005" table:style-name="ce8">
            <text:p>8,020.208</text:p>
          </table:table-cell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32911.39400000003" table:style-name="ce8">
            <text:p>132,911.394</text:p>
          </table:table-cell>
          <table:table-cell office:value-type="float" office:value="17984.877" table:style-name="ce8">
            <text:p>17,984.877</text:p>
          </table:table-cell>
          <table:table-cell office:value-type="float" office:value="150896.27100000004" table:style-name="ce8">
            <text:p>150,896.271</text:p>
          </table:table-cell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70771.87" table:style-name="ce8">
            <text:p>170,771.870</text:p>
          </table:table-cell>
          <table:table-cell office:value-type="float" office:value="30126.655000000002" table:style-name="ce8">
            <text:p>30,126.655</text:p>
          </table:table-cell>
          <table:table-cell office:value-type="float" office:value="200898.52500000002" table:style-name="ce8">
            <text:p>200,898.525</text:p>
          </table:table-cell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0599.901" table:style-name="ce8">
            <text:p>10,599.901</text:p>
          </table:table-cell>
          <table:table-cell office:value-type="float" office:value="8443.3320000000003" table:style-name="ce8">
            <text:p>8,443.332</text:p>
          </table:table-cell>
          <table:table-cell office:value-type="float" office:value="19043.233" table:style-name="ce8">
            <text:p>19,043.233</text:p>
          </table:table-cell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1220347.8799999999" table:style-name="ce10">
            <text:p>1,220,347.880</text:p>
          </table:table-cell>
          <table:table-cell office:value-type="float" office:value="326217.42799999996" table:style-name="ce10">
            <text:p>326,217.428</text:p>
          </table:table-cell>
          <table:table-cell office:value-type="float" office:value="1546565.308" table:style-name="ce10">
            <text:p>1,546,565.308</text:p>
          </table:table-cell>
          <table:table-cell table:number-columns-repeated="16379"/>
        </table:table-row>
        <table:table-row table:style-name="ro3">
          <table:table-cell table:number-columns-repeated="5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11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470" table:style-name="ro3">
          <table:table-cell table:number-columns-repeated="16384"/>
        </table:table-row>
        <table:named-expressions>
          <table:named-range table:name="Print_Area" table:cell-range-address="2009_Quarters_1_-_4.$A$1:2009_Quarters_1_-_4.$E$106" table:base-cell-address="2009_Quarters_1_-_4.$A$1"/>
        </table:named-expressions>
      </table:table>
      <table:table table:name="2008_Quarters_1_-_4" table:style-name="ta6">
        <table:table-column table:style-name="co1" table:default-cell-style-name="ce1"/>
        <table:table-column table:style-name="co20" table:default-cell-style-name="ce1"/>
        <table:table-column table:style-name="co3" table:default-cell-style-name="ce1"/>
        <table:table-column table:style-name="co22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28">
          <table:table-cell table:style-name="ce12">
            <draw:frame draw:z-index="1" draw:id="id72" draw:style-name="a72" draw:name="Picture 2" svg:x="0.06667in" svg:y="0.2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6" table:style-name="ce12"/>
          <table:table-cell table:number-columns-repeated="16377"/>
        </table:table-row>
        <table:table-row table:style-name="ro3">
          <table:table-cell office:value-type="string" table:number-columns-spanned="5" table:number-rows-spanned="2" table:style-name="ce84">
            <text:p>This report shows the amount of household and non-household Electrical and Electronic Equipment placed on the market by members of Producer Compliance Schemes.</text:p>
          </table:table-cell>
          <table:covered-table-cell table:number-columns-repeated="4"/>
          <table:table-cell table:number-columns-repeated="2" table:style-name="ce12"/>
          <table:table-cell table:number-columns-repeated="16377"/>
        </table:table-row>
        <table:table-row table:style-name="ro3">
          <table:covered-table-cell/>
          <table:covered-table-cell table:number-columns-repeated="4"/>
          <table:table-cell table:number-columns-repeated="2" table:style-name="ce12"/>
          <table:table-cell table:number-columns-repeated="16377"/>
        </table:table-row>
        <table:table-row table:style-name="ro3">
          <table:table-cell table:number-columns-repeated="5" table:style-name="ce13"/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string" table:style-name="ce9">
            <text:p>Period covered: January - March 2008</text:p>
          </table:table-cell>
          <table:table-cell table:number-columns-repeated="4" table:style-name="ce9"/>
          <table:table-cell table:number-columns-repeated="2" table:style-name="ce51"/>
          <table:table-cell table:number-columns-repeated="16377" table:style-name="ce2"/>
        </table:table-row>
        <table:table-row table:style-name="ro3">
          <table:table-cell office:value-type="string" table:style-name="ce9">
            <text:p>Report run on: 28/04/2009</text:p>
          </table:table-cell>
          <table:table-cell table:style-name="ce15"/>
          <table:table-cell table:number-columns-repeated="3" table:style-name="ce9"/>
          <table:table-cell table:number-columns-repeated="2" table:style-name="ce12"/>
          <table:table-cell table:number-columns-repeated="16377"/>
        </table:table-row>
        <table:table-row table:style-name="ro3">
          <table:table-cell table:number-columns-repeated="5" table:style-name="ce9"/>
          <table:table-cell table:number-columns-repeated="2" table:style-name="ce12"/>
          <table:table-cell table:number-columns-repeated="16377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33082.82199999999" table:style-name="ce8">
            <text:p>133,082.822</text:p>
          </table:table-cell>
          <table:table-cell office:value-type="float" office:value="4195.6240000000007" table:style-name="ce8">
            <text:p>4,195.624</text:p>
          </table:table-cell>
          <table:table-cell office:value-type="float" office:value="137278.446" table:style-name="ce8">
            <text:p>137,278.446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6750.053" table:style-name="ce8">
            <text:p>36,750.053</text:p>
          </table:table-cell>
          <table:table-cell office:value-type="float" office:value="2148.2829999999999" table:style-name="ce8">
            <text:p>2,148.283</text:p>
          </table:table-cell>
          <table:table-cell office:value-type="float" office:value="38898.336000000003" table:style-name="ce8">
            <text:p>38,898.336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6638.211000000007" table:style-name="ce8">
            <text:p>26,638.211</text:p>
          </table:table-cell>
          <table:table-cell office:value-type="float" office:value="37133.71" table:style-name="ce8">
            <text:p>37,133.710</text:p>
          </table:table-cell>
          <table:table-cell office:value-type="float" office:value="63771.921000000017" table:style-name="ce8">
            <text:p>63,771.921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3124.911" table:style-name="ce8">
            <text:p>23,124.911</text:p>
          </table:table-cell>
          <table:table-cell office:value-type="float" office:value="1809.1060000000002" table:style-name="ce8">
            <text:p>1,809.106</text:p>
          </table:table-cell>
          <table:table-cell office:value-type="float" office:value="24934.017000000007" table:style-name="ce8">
            <text:p>24,934.017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85.713000000000008" table:style-name="ce8">
            <text:p>85.713</text:p>
          </table:table-cell>
          <table:table-cell office:value-type="float" office:value="20681.62" table:style-name="ce8">
            <text:p>20,681.620</text:p>
          </table:table-cell>
          <table:table-cell office:value-type="float" office:value="20767.332999999999" table:style-name="ce8">
            <text:p>20,767.333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5006.733" table:style-name="ce8">
            <text:p>25,006.733</text:p>
          </table:table-cell>
          <table:table-cell office:value-type="float" office:value="6712.482" table:style-name="ce8">
            <text:p>6,712.482</text:p>
          </table:table-cell>
          <table:table-cell office:value-type="float" office:value="31719.214999999993" table:style-name="ce8">
            <text:p>31,719.21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3782.251000000004" table:style-name="ce8">
            <text:p>13,782.251</text:p>
          </table:table-cell>
          <table:table-cell office:value-type="float" office:value="1749.88" table:style-name="ce8">
            <text:p>1,749.880</text:p>
          </table:table-cell>
          <table:table-cell office:value-type="float" office:value="15532.131000000007" table:style-name="ce8">
            <text:p>15,532.131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81.16899999999987" table:style-name="ce8">
            <text:p>581.169</text:p>
          </table:table-cell>
          <table:table-cell office:value-type="float" office:value="2877.877" table:style-name="ce8">
            <text:p>2,877.877</text:p>
          </table:table-cell>
          <table:table-cell office:value-type="float" office:value="3459.0460000000003" table:style-name="ce8">
            <text:p>3,459.046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304.3969999999999" table:style-name="ce8">
            <text:p>1,304.397</text:p>
          </table:table-cell>
          <table:table-cell office:value-type="float" office:value="4108.3090000000002" table:style-name="ce8">
            <text:p>4,108.309</text:p>
          </table:table-cell>
          <table:table-cell office:value-type="float" office:value="5412.7060000000019" table:style-name="ce8">
            <text:p>5,412.706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3188.5170000000003" table:style-name="ce8">
            <text:p>3,188.517</text:p>
          </table:table-cell>
          <table:table-cell office:value-type="float" office:value="3188.5170000000003" table:style-name="ce8">
            <text:p>3,188.517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3230.188999999998" table:style-name="ce8">
            <text:p>33,230.189</text:p>
          </table:table-cell>
          <table:table-cell office:value-type="float" office:value="6905.308" table:style-name="ce8">
            <text:p>6,905.308</text:p>
          </table:table-cell>
          <table:table-cell office:value-type="float" office:value="40135.496999999996" table:style-name="ce8">
            <text:p>40,135.497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3823.97" table:style-name="ce8">
            <text:p>43,823.970</text:p>
          </table:table-cell>
          <table:table-cell office:value-type="float" office:value="7023.6939999999995" table:style-name="ce8">
            <text:p>7,023.694</text:p>
          </table:table-cell>
          <table:table-cell office:value-type="float" office:value="50847.66399999999" table:style-name="ce8">
            <text:p>50,847.664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3122.1560000000004" table:style-name="ce8">
            <text:p>3,122.156</text:p>
          </table:table-cell>
          <table:table-cell office:value-type="float" office:value="2006.1440000000002" table:style-name="ce8">
            <text:p>2,006.144</text:p>
          </table:table-cell>
          <table:table-cell office:value-type="float" office:value="5128.3" table:style-name="ce8">
            <text:p>5,128.300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40532.57499999995" table:style-name="ce10">
            <text:p>340,532.575</text:p>
          </table:table-cell>
          <table:table-cell office:value-type="float" office:value="100540.554" table:style-name="ce10">
            <text:p>100,540.554</text:p>
          </table:table-cell>
          <table:table-cell office:value-type="float" office:value="441073.12900000007" table:style-name="ce10">
            <text:p>441,073.129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number-columns-repeated="5" table:style-name="ce14"/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string" table:style-name="ce9">
            <text:p>Period covered: April - June 2008</text:p>
          </table:table-cell>
          <table:table-cell table:number-columns-repeated="4" table:style-name="ce9"/>
          <table:table-cell table:number-columns-repeated="2" table:style-name="ce51"/>
          <table:table-cell table:number-columns-repeated="16377" table:style-name="ce2"/>
        </table:table-row>
        <table:table-row table:style-name="ro3">
          <table:table-cell office:value-type="string" table:style-name="ce9">
            <text:p>Report run on: 28/04/2009</text:p>
          </table:table-cell>
          <table:table-cell table:number-columns-repeated="4" table:style-name="ce9"/>
          <table:table-cell table:number-columns-repeated="2" table:style-name="ce12"/>
          <table:table-cell table:number-columns-repeated="16377"/>
        </table:table-row>
        <table:table-row table:style-name="ro3">
          <table:table-cell table:number-columns-repeated="5" table:style-name="ce9"/>
          <table:table-cell table:number-columns-repeated="2" table:style-name="ce12"/>
          <table:table-cell table:number-columns-repeated="16377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5761.90600000002" table:style-name="ce52">
            <text:p>115,761.906</text:p>
          </table:table-cell>
          <table:table-cell office:value-type="float" office:value="4767.2259999999997" table:style-name="ce52">
            <text:p>4,767.226</text:p>
          </table:table-cell>
          <table:table-cell office:value-type="float" office:value="120529.13199999998" table:style-name="ce52">
            <text:p>120,529.132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3703.381000000001" table:style-name="ce52">
            <text:p>33,703.381</text:p>
          </table:table-cell>
          <table:table-cell office:value-type="float" office:value="2045.741" table:style-name="ce52">
            <text:p>2,045.741</text:p>
          </table:table-cell>
          <table:table-cell office:value-type="float" office:value="35749.122000000018" table:style-name="ce52">
            <text:p>35,749.122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5761.337" table:style-name="ce52">
            <text:p>25,761.337</text:p>
          </table:table-cell>
          <table:table-cell office:value-type="float" office:value="31447.015999999996" table:style-name="ce52">
            <text:p>31,447.016</text:p>
          </table:table-cell>
          <table:table-cell office:value-type="float" office:value="57208.35300000001" table:style-name="ce52">
            <text:p>57,208.353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9853.024000000005" table:style-name="ce52">
            <text:p>19,853.024</text:p>
          </table:table-cell>
          <table:table-cell office:value-type="float" office:value="1705.0610000000001" table:style-name="ce52">
            <text:p>1,705.061</text:p>
          </table:table-cell>
          <table:table-cell office:value-type="float" office:value="21558.085000000014" table:style-name="ce52">
            <text:p>21,558.08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40.99" table:style-name="ce52">
            <text:p>140.990</text:p>
          </table:table-cell>
          <table:table-cell office:value-type="float" office:value="20943.575000000001" table:style-name="ce52">
            <text:p>20,943.575</text:p>
          </table:table-cell>
          <table:table-cell office:value-type="float" office:value="21084.565000000002" table:style-name="ce52">
            <text:p>21,084.56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5959.036" table:style-name="ce52">
            <text:p>25,959.036</text:p>
          </table:table-cell>
          <table:table-cell office:value-type="float" office:value="6712.4259999999995" table:style-name="ce52">
            <text:p>6,712.426</text:p>
          </table:table-cell>
          <table:table-cell office:value-type="float" office:value="32671.462000000003" table:style-name="ce52">
            <text:p>32,671.462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0252.677" table:style-name="ce52">
            <text:p>10,252.677</text:p>
          </table:table-cell>
          <table:table-cell office:value-type="float" office:value="1892.6510000000001" table:style-name="ce52">
            <text:p>1,892.651</text:p>
          </table:table-cell>
          <table:table-cell office:value-type="float" office:value="12145.328000000001" table:style-name="ce52">
            <text:p>12,145.328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24.58400000000017" table:style-name="ce52">
            <text:p>724.584</text:p>
          </table:table-cell>
          <table:table-cell office:value-type="float" office:value="2395.4569999999999" table:style-name="ce52">
            <text:p>2,395.457</text:p>
          </table:table-cell>
          <table:table-cell office:value-type="float" office:value="3120.0410000000006" table:style-name="ce52">
            <text:p>3,120.041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988.25" table:style-name="ce52">
            <text:p>988.250</text:p>
          </table:table-cell>
          <table:table-cell office:value-type="float" office:value="4018.2159999999994" table:style-name="ce52">
            <text:p>4,018.216</text:p>
          </table:table-cell>
          <table:table-cell office:value-type="float" office:value="5006.4659999999994" table:style-name="ce52">
            <text:p>5,006.466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0" table:style-name="ce52">
            <text:p>0.000</text:p>
          </table:table-cell>
          <table:table-cell office:value-type="float" office:value="3350.8710000000001" table:style-name="ce52">
            <text:p>3,350.871</text:p>
          </table:table-cell>
          <table:table-cell office:value-type="float" office:value="3350.8710000000001" table:style-name="ce52">
            <text:p>3,350.871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9105.376000000007" table:style-name="ce52">
            <text:p>29,105.376</text:p>
          </table:table-cell>
          <table:table-cell office:value-type="float" office:value="5610.9339999999993" table:style-name="ce52">
            <text:p>5,610.934</text:p>
          </table:table-cell>
          <table:table-cell office:value-type="float" office:value="34716.31" table:style-name="ce52">
            <text:p>34,716.310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7237.91" table:style-name="ce52">
            <text:p>47,237.910</text:p>
          </table:table-cell>
          <table:table-cell office:value-type="float" office:value="11931.873" table:style-name="ce52">
            <text:p>11,931.873</text:p>
          </table:table-cell>
          <table:table-cell office:value-type="float" office:value="59169.783000000003" table:style-name="ce52">
            <text:p>59,169.783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3367.8439999999996" table:style-name="ce52">
            <text:p>3,367.844</text:p>
          </table:table-cell>
          <table:table-cell office:value-type="float" office:value="1900.0780000000004" table:style-name="ce52">
            <text:p>1,900.078</text:p>
          </table:table-cell>
          <table:table-cell office:value-type="float" office:value="5267.9219999999996" table:style-name="ce52">
            <text:p>5,267.922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style-name="ce9"/>
          <table:table-cell office:value-type="string" table:style-name="ce14">
            <text:p>Totals</text:p>
          </table:table-cell>
          <table:table-cell office:value-type="float" office:value="312856.31499999994" table:style-name="ce53">
            <text:p>312,856.315</text:p>
          </table:table-cell>
          <table:table-cell office:value-type="float" office:value="98721.124999999971" table:style-name="ce53">
            <text:p>98,721.125</text:p>
          </table:table-cell>
          <table:table-cell office:value-type="float" office:value="411577.44" table:style-name="ce53">
            <text:p>411,577.440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number-columns-repeated="5" table:style-name="ce9"/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string" table:style-name="ce9">
            <text:p>Period covered: July - September 2008</text:p>
          </table:table-cell>
          <table:table-cell table:number-columns-repeated="4" table:style-name="ce9"/>
          <table:table-cell table:number-columns-repeated="2" table:style-name="ce51"/>
          <table:table-cell table:number-columns-repeated="16377" table:style-name="ce2"/>
        </table:table-row>
        <table:table-row table:style-name="ro3">
          <table:table-cell office:value-type="string" table:style-name="ce9">
            <text:p>Report run on: 28/04/2009</text:p>
          </table:table-cell>
          <table:table-cell table:number-columns-repeated="4" table:style-name="ce9"/>
          <table:table-cell table:number-columns-repeated="2" table:style-name="ce12"/>
          <table:table-cell table:number-columns-repeated="16377"/>
        </table:table-row>
        <table:table-row table:style-name="ro3">
          <table:table-cell table:number-columns-repeated="5" table:style-name="ce9"/>
          <table:table-cell table:number-columns-repeated="2" table:style-name="ce12"/>
          <table:table-cell table:number-columns-repeated="16377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0366.882" table:style-name="ce8">
            <text:p>120,366.882</text:p>
          </table:table-cell>
          <table:table-cell office:value-type="float" office:value="4337.1820000000007" table:style-name="ce8">
            <text:p>4,337.182</text:p>
          </table:table-cell>
          <table:table-cell office:value-type="float" office:value="124704.06400000001" table:style-name="ce8">
            <text:p>124,704.064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2772.133999999998" table:style-name="ce8">
            <text:p>32,772.134</text:p>
          </table:table-cell>
          <table:table-cell office:value-type="float" office:value="2072.3189999999995" table:style-name="ce8">
            <text:p>2,072.319</text:p>
          </table:table-cell>
          <table:table-cell office:value-type="float" office:value="34844.453000000001" table:style-name="ce8">
            <text:p>34,844.453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6539.065999999995" table:style-name="ce8">
            <text:p>26,539.066</text:p>
          </table:table-cell>
          <table:table-cell office:value-type="float" office:value="33816.648999999998" table:style-name="ce8">
            <text:p>33,816.649</text:p>
          </table:table-cell>
          <table:table-cell office:value-type="float" office:value="60355.714999999989" table:style-name="ce8">
            <text:p>60,355.71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8884.123" table:style-name="ce8">
            <text:p>18,884.123</text:p>
          </table:table-cell>
          <table:table-cell office:value-type="float" office:value="2375.9719999999998" table:style-name="ce8">
            <text:p>2,375.972</text:p>
          </table:table-cell>
          <table:table-cell office:value-type="float" office:value="21260.094999999998" table:style-name="ce8">
            <text:p>21,260.09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50.724000000000004" table:style-name="ce8">
            <text:p>50.724</text:p>
          </table:table-cell>
          <table:table-cell office:value-type="float" office:value="20439.691000000006" table:style-name="ce8">
            <text:p>20,439.691</text:p>
          </table:table-cell>
          <table:table-cell office:value-type="float" office:value="20490.415000000005" table:style-name="ce8">
            <text:p>20,490.41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8495.530999999995" table:style-name="ce8">
            <text:p>18,495.531</text:p>
          </table:table-cell>
          <table:table-cell office:value-type="float" office:value="6736.2940000000008" table:style-name="ce8">
            <text:p>6,736.294</text:p>
          </table:table-cell>
          <table:table-cell office:value-type="float" office:value="25231.824999999993" table:style-name="ce8">
            <text:p>25,231.82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4361.038999999999" table:style-name="ce8">
            <text:p>14,361.039</text:p>
          </table:table-cell>
          <table:table-cell office:value-type="float" office:value="1760.222" table:style-name="ce8">
            <text:p>1,760.222</text:p>
          </table:table-cell>
          <table:table-cell office:value-type="float" office:value="16121.260999999999" table:style-name="ce8">
            <text:p>16,121.261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40.02200000000005" table:style-name="ce8">
            <text:p>640.022</text:p>
          </table:table-cell>
          <table:table-cell office:value-type="float" office:value="2502.94" table:style-name="ce8">
            <text:p>2,502.940</text:p>
          </table:table-cell>
          <table:table-cell office:value-type="float" office:value="3142.962" table:style-name="ce8">
            <text:p>3,142.962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994.26400000000001" table:style-name="ce8">
            <text:p>994.264</text:p>
          </table:table-cell>
          <table:table-cell office:value-type="float" office:value="4491.1430000000009" table:style-name="ce8">
            <text:p>4,491.143</text:p>
          </table:table-cell>
          <table:table-cell office:value-type="float" office:value="5485.4070000000011" table:style-name="ce8">
            <text:p>5,485.407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2744.0140000000001" table:style-name="ce8">
            <text:p>2,744.014</text:p>
          </table:table-cell>
          <table:table-cell office:value-type="float" office:value="2744.0140000000001" table:style-name="ce8">
            <text:p>2,744.014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9453.840999999997" table:style-name="ce8">
            <text:p>29,453.841</text:p>
          </table:table-cell>
          <table:table-cell office:value-type="float" office:value="5680.7880000000005" table:style-name="ce8">
            <text:p>5,680.788</text:p>
          </table:table-cell>
          <table:table-cell office:value-type="float" office:value="35134.628999999994" table:style-name="ce8">
            <text:p>35,134.629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9326.467000000011" table:style-name="ce8">
            <text:p>49,326.467</text:p>
          </table:table-cell>
          <table:table-cell office:value-type="float" office:value="8504.4669999999987" table:style-name="ce8">
            <text:p>8,504.467</text:p>
          </table:table-cell>
          <table:table-cell office:value-type="float" office:value="57830.934000000023" table:style-name="ce8">
            <text:p>57,830.934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4572.62" table:style-name="ce8">
            <text:p>4,572.620</text:p>
          </table:table-cell>
          <table:table-cell office:value-type="float" office:value="2601.0080000000003" table:style-name="ce8">
            <text:p>2,601.008</text:p>
          </table:table-cell>
          <table:table-cell office:value-type="float" office:value="7173.6280000000015" table:style-name="ce8">
            <text:p>7,173.628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style-name="ce9"/>
          <table:table-cell office:value-type="string" table:style-name="ce14">
            <text:p>Totals</text:p>
          </table:table-cell>
          <table:table-cell office:value-type="float" office:value="316456.71299999993" table:style-name="ce10">
            <text:p>316,456.713</text:p>
          </table:table-cell>
          <table:table-cell office:value-type="float" office:value="98062.688999999984" table:style-name="ce10">
            <text:p>98,062.689</text:p>
          </table:table-cell>
          <table:table-cell office:value-type="float" office:value="414519.402" table:style-name="ce10">
            <text:p>414,519.402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style-name="ce9"/>
          <table:table-cell table:style-name="ce14"/>
          <table:table-cell table:number-columns-repeated="3" table:style-name="ce10"/>
          <table:table-cell table:number-columns-repeated="2" table:style-name="ce12"/>
          <table:table-cell table:number-columns-repeated="16377"/>
        </table:table-row>
        <table:table-row table:style-name="ro8">
          <table:table-cell office:value-type="string" table:style-name="ce9">
            <text:p>Period covered: October - December 2008</text:p>
          </table:table-cell>
          <table:table-cell table:number-columns-repeated="4" table:style-name="ce9"/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string" table:style-name="ce9">
            <text:p>Report run on: 28/04/2009</text:p>
          </table:table-cell>
          <table:table-cell table:number-columns-repeated="4" table:style-name="ce9"/>
          <table:table-cell table:number-columns-repeated="2" table:style-name="ce12"/>
          <table:table-cell table:number-columns-repeated="16377"/>
        </table:table-row>
        <table:table-row table:style-name="ro3">
          <table:table-cell table:number-columns-repeated="5" table:style-name="ce9"/>
          <table:table-cell table:number-columns-repeated="2" table:style-name="ce12"/>
          <table:table-cell table:number-columns-repeated="16377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39509.52900000004" table:style-name="ce8">
            <text:p>139,509.529</text:p>
          </table:table-cell>
          <table:table-cell office:value-type="float" office:value="3890.34" table:style-name="ce8">
            <text:p>3,890.340</text:p>
          </table:table-cell>
          <table:table-cell office:value-type="float" office:value="143399.86900000004" table:style-name="ce8">
            <text:p>143,399.869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5996.534000000014" table:style-name="ce8">
            <text:p>45,996.534</text:p>
          </table:table-cell>
          <table:table-cell office:value-type="float" office:value="1973.7310000000002" table:style-name="ce8">
            <text:p>1,973.731</text:p>
          </table:table-cell>
          <table:table-cell office:value-type="float" office:value="47970.265000000021" table:style-name="ce8">
            <text:p>47,970.26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34009.591999999997" table:style-name="ce8">
            <text:p>34,009.592</text:p>
          </table:table-cell>
          <table:table-cell office:value-type="float" office:value="31847.277000000009" table:style-name="ce8">
            <text:p>31,847.277</text:p>
          </table:table-cell>
          <table:table-cell office:value-type="float" office:value="65856.869000000006" table:style-name="ce8">
            <text:p>65,856.869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8194.308999999994" table:style-name="ce8">
            <text:p>28,194.309</text:p>
          </table:table-cell>
          <table:table-cell office:value-type="float" office:value="1927.2550000000001" table:style-name="ce8">
            <text:p>1,927.255</text:p>
          </table:table-cell>
          <table:table-cell office:value-type="float" office:value="30121.564000000002" table:style-name="ce8">
            <text:p>30,121.564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7.941000000000003" table:style-name="ce8">
            <text:p>37.941</text:p>
          </table:table-cell>
          <table:table-cell office:value-type="float" office:value="22210.584999999999" table:style-name="ce8">
            <text:p>22,210.585</text:p>
          </table:table-cell>
          <table:table-cell office:value-type="float" office:value="22248.525999999998" table:style-name="ce8">
            <text:p>22,248.526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923.041000000005" table:style-name="ce8">
            <text:p>14,923.041</text:p>
          </table:table-cell>
          <table:table-cell office:value-type="float" office:value="5599.8190000000004" table:style-name="ce8">
            <text:p>5,599.819</text:p>
          </table:table-cell>
          <table:table-cell office:value-type="float" office:value="20522.86" table:style-name="ce8">
            <text:p>20,522.860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8906.098000000005" table:style-name="ce8">
            <text:p>18,906.098</text:p>
          </table:table-cell>
          <table:table-cell office:value-type="float" office:value="2044.9620000000002" table:style-name="ce8">
            <text:p>2,044.962</text:p>
          </table:table-cell>
          <table:table-cell office:value-type="float" office:value="20951.060000000001" table:style-name="ce8">
            <text:p>20,951.060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435.63600000000008" table:style-name="ce8">
            <text:p>435.636</text:p>
          </table:table-cell>
          <table:table-cell office:value-type="float" office:value="3220.3019999999997" table:style-name="ce8">
            <text:p>3,220.302</text:p>
          </table:table-cell>
          <table:table-cell office:value-type="float" office:value="3655.9379999999996" table:style-name="ce8">
            <text:p>3,655.938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131.2360000000003" table:style-name="ce8">
            <text:p>1,131.236</text:p>
          </table:table-cell>
          <table:table-cell office:value-type="float" office:value="3478.2089999999994" table:style-name="ce8">
            <text:p>3,478.209</text:p>
          </table:table-cell>
          <table:table-cell office:value-type="float" office:value="4609.4450000000024" table:style-name="ce8">
            <text:p>4,609.44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1.619" table:style-name="ce8">
            <text:p>11.619</text:p>
          </table:table-cell>
          <table:table-cell office:value-type="float" office:value="3317.3660000000004" table:style-name="ce8">
            <text:p>3,317.366</text:p>
          </table:table-cell>
          <table:table-cell office:value-type="float" office:value="3328.9850000000001" table:style-name="ce8">
            <text:p>3,328.985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6567.585999999996" table:style-name="ce8">
            <text:p>46,567.586</text:p>
          </table:table-cell>
          <table:table-cell office:value-type="float" office:value="5509.21" table:style-name="ce8">
            <text:p>5,509.210</text:p>
          </table:table-cell>
          <table:table-cell office:value-type="float" office:value="52076.796000000002" table:style-name="ce8">
            <text:p>52,076.796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7006.350999999988" table:style-name="ce8">
            <text:p>47,006.351</text:p>
          </table:table-cell>
          <table:table-cell office:value-type="float" office:value="8124.8010000000013" table:style-name="ce8">
            <text:p>8,124.801</text:p>
          </table:table-cell>
          <table:table-cell office:value-type="float" office:value="55131.151999999995" table:style-name="ce8">
            <text:p>55,131.152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4145.9319999999998" table:style-name="ce8">
            <text:p>4,145.932</text:p>
          </table:table-cell>
          <table:table-cell office:value-type="float" office:value="2316.3520000000003" table:style-name="ce8">
            <text:p>2,316.352</text:p>
          </table:table-cell>
          <table:table-cell office:value-type="float" office:value="6462.2839999999987" table:style-name="ce8">
            <text:p>6,462.284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style-name="ce9"/>
          <table:table-cell office:value-type="string" table:style-name="ce14">
            <text:p>Totals</text:p>
          </table:table-cell>
          <table:table-cell office:value-type="float" office:value="380875.4040000001" table:style-name="ce10">
            <text:p>380,875.404</text:p>
          </table:table-cell>
          <table:table-cell office:value-type="float" office:value="95460.209000000017" table:style-name="ce10">
            <text:p>95,460.209</text:p>
          </table:table-cell>
          <table:table-cell office:value-type="float" office:value="476335.61300000001" table:style-name="ce10">
            <text:p>476,335.613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style-name="ce9"/>
          <table:table-cell table:style-name="ce14"/>
          <table:table-cell table:number-columns-repeated="3" table:style-name="ce53"/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string" table:style-name="ce9">
            <text:p>Period covered: January - December 2008</text:p>
          </table:table-cell>
          <table:table-cell table:number-columns-repeated="4" table:style-name="ce9"/>
          <table:table-cell table:number-columns-repeated="2" table:style-name="ce51"/>
          <table:table-cell table:number-columns-repeated="16377" table:style-name="ce2"/>
        </table:table-row>
        <table:table-row table:style-name="ro3">
          <table:table-cell office:value-type="string" table:style-name="ce9">
            <text:p>Report run on: 28/04/2009</text:p>
          </table:table-cell>
          <table:table-cell table:number-columns-repeated="4" table:style-name="ce9"/>
          <table:table-cell table:number-columns-repeated="2" table:style-name="ce12"/>
          <table:table-cell table:number-columns-repeated="16377"/>
        </table:table-row>
        <table:table-row table:style-name="ro3">
          <table:table-cell table:number-columns-repeated="5" table:style-name="ce9"/>
          <table:table-cell table:number-columns-repeated="2" table:style-name="ce12"/>
          <table:table-cell table:number-columns-repeated="16377"/>
        </table:table-row>
        <table:table-row table:style-name="ro4">
          <table:table-cell table:style-name="ce16"/>
          <table:table-cell office:value-type="string" table:style-name="ce17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508721.13900000002" table:style-name="ce52">
            <text:p>508,721.139</text:p>
          </table:table-cell>
          <table:table-cell office:value-type="float" office:value="17190.372000000003" table:style-name="ce52">
            <text:p>17,190.372</text:p>
          </table:table-cell>
          <table:table-cell office:value-type="float" office:value="525911.51099999994" table:style-name="ce52">
            <text:p>525,911.511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49222.10199999998" table:style-name="ce52">
            <text:p>149,222.102</text:p>
          </table:table-cell>
          <table:table-cell office:value-type="float" office:value="8240.0739999999987" table:style-name="ce52">
            <text:p>8,240.074</text:p>
          </table:table-cell>
          <table:table-cell office:value-type="float" office:value="157462.17600000001" table:style-name="ce52">
            <text:p>157,462.176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12948.20600000002" table:style-name="ce52">
            <text:p>112,948.206</text:p>
          </table:table-cell>
          <table:table-cell office:value-type="float" office:value="134244.652" table:style-name="ce52">
            <text:p>134,244.652</text:p>
          </table:table-cell>
          <table:table-cell office:value-type="float" office:value="247192.85800000004" table:style-name="ce52">
            <text:p>247,192.858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90056.366999999969" table:style-name="ce52">
            <text:p>90,056.367</text:p>
          </table:table-cell>
          <table:table-cell office:value-type="float" office:value="7817.3940000000011" table:style-name="ce52">
            <text:p>7,817.394</text:p>
          </table:table-cell>
          <table:table-cell office:value-type="float" office:value="97873.760999999984" table:style-name="ce52">
            <text:p>97,873.761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15.36800000000005" table:style-name="ce52">
            <text:p>315.368</text:p>
          </table:table-cell>
          <table:table-cell office:value-type="float" office:value="84275.471000000005" table:style-name="ce52">
            <text:p>84,275.471</text:p>
          </table:table-cell>
          <table:table-cell office:value-type="float" office:value="84590.839000000007" table:style-name="ce52">
            <text:p>84,590.839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84384.341000000029" table:style-name="ce52">
            <text:p>84,384.341</text:p>
          </table:table-cell>
          <table:table-cell office:value-type="float" office:value="25761.020999999997" table:style-name="ce52">
            <text:p>25,761.021</text:p>
          </table:table-cell>
          <table:table-cell office:value-type="float" office:value="110145.36200000005" table:style-name="ce52">
            <text:p>110,145.362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57302.065000000002" table:style-name="ce52">
            <text:p>57,302.065</text:p>
          </table:table-cell>
          <table:table-cell office:value-type="float" office:value="7447.7150000000001" table:style-name="ce52">
            <text:p>7,447.715</text:p>
          </table:table-cell>
          <table:table-cell office:value-type="float" office:value="64749.78" table:style-name="ce52">
            <text:p>64,749.780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381.4110000000005" table:style-name="ce52">
            <text:p>2,381.411</text:p>
          </table:table-cell>
          <table:table-cell office:value-type="float" office:value="10996.576000000003" table:style-name="ce52">
            <text:p>10,996.576</text:p>
          </table:table-cell>
          <table:table-cell office:value-type="float" office:value="13377.987000000005" table:style-name="ce52">
            <text:p>13,377.987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4418.146999999999" table:style-name="ce52">
            <text:p>4,418.147</text:p>
          </table:table-cell>
          <table:table-cell office:value-type="float" office:value="16095.876999999999" table:style-name="ce52">
            <text:p>16,095.877</text:p>
          </table:table-cell>
          <table:table-cell office:value-type="float" office:value="20514.023999999998" table:style-name="ce52">
            <text:p>20,514.024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1.619" table:style-name="ce52">
            <text:p>11.619</text:p>
          </table:table-cell>
          <table:table-cell office:value-type="float" office:value="12600.768000000004" table:style-name="ce52">
            <text:p>12,600.768</text:p>
          </table:table-cell>
          <table:table-cell office:value-type="float" office:value="12612.387000000002" table:style-name="ce52">
            <text:p>12,612.387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38356.992" table:style-name="ce52">
            <text:p>138,356.992</text:p>
          </table:table-cell>
          <table:table-cell office:value-type="float" office:value="23706.240000000002" table:style-name="ce52">
            <text:p>23,706.240</text:p>
          </table:table-cell>
          <table:table-cell office:value-type="float" office:value="162063.23199999999" table:style-name="ce52">
            <text:p>162,063.232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87394.69800000003" table:style-name="ce52">
            <text:p>187,394.698</text:p>
          </table:table-cell>
          <table:table-cell office:value-type="float" office:value="35584.834999999999" table:style-name="ce52">
            <text:p>35,584.835</text:p>
          </table:table-cell>
          <table:table-cell office:value-type="float" office:value="222979.53300000002" table:style-name="ce52">
            <text:p>222,979.533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5208.551999999996" table:style-name="ce52">
            <text:p>15,208.552</text:p>
          </table:table-cell>
          <table:table-cell office:value-type="float" office:value="8823.5819999999985" table:style-name="ce52">
            <text:p>8,823.582</text:p>
          </table:table-cell>
          <table:table-cell office:value-type="float" office:value="24032.133999999995" table:style-name="ce52">
            <text:p>24,032.134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style-name="ce9"/>
          <table:table-cell office:value-type="string" table:style-name="ce14">
            <text:p>Totals</text:p>
          </table:table-cell>
          <table:table-cell office:value-type="float" office:value="1350721.007" table:style-name="ce53">
            <text:p>1,350,721.007</text:p>
          </table:table-cell>
          <table:table-cell office:value-type="float" office:value="392784.57699999999" table:style-name="ce53">
            <text:p>392,784.577</text:p>
          </table:table-cell>
          <table:table-cell office:value-type="float" office:value="1743505.5840000003" table:style-name="ce53">
            <text:p>1,743,505.584</text:p>
          </table:table-cell>
          <table:table-cell table:number-columns-repeated="2" table:style-name="ce12"/>
          <table:table-cell table:number-columns-repeated="16377"/>
        </table:table-row>
        <table:table-row table:style-name="ro3">
          <table:table-cell table:number-columns-repeated="5" table:style-name="ce9"/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4">
            <text:p>Explanatory Note:<text:s/><text:span text:style-name="T1"/></text:p>
            <text:p/>
          </table:table-cell>
          <table:covered-table-cell/>
          <table:table-cell table:number-columns-repeated="3" table:style-name="ce49"/>
          <table:table-cell table:number-columns-repeated="2" table:style-name="ce12"/>
          <table:table-cell table:number-columns-repeated="16377"/>
        </table:table-row>
        <table:table-row table:style-name="ro3">
          <table:table-cell office:value-type="string" table:number-columns-spanned="7" table:number-rows-spanned="2" table:style-name="ce85">
            <text:p>Category 11: We have been investigating the reporting of display equipment placed on the market and WEEE delivered or received. <text:s/>As a result we found one scheme already working with a producer to correct an error in which category 11 and category 12 EEE w</text:p>
          </table:table-cell>
          <table:covered-table-cell table:number-columns-repeated="6"/>
          <table:table-cell table:number-columns-repeated="16377"/>
        </table:table-row>
        <table:table-row table:style-name="ro3">
          <table:covered-table-cell/>
          <table:covered-table-cell table:number-columns-repeated="6"/>
          <table:table-cell table:number-columns-repeated="16377"/>
        </table:table-row>
        <table:table-row table:style-name="ro3">
          <table:table-cell table:number-columns-repeated="7" table:style-name="ce12"/>
          <table:table-cell table:number-columns-repeated="16377"/>
        </table:table-row>
        <table:table-row table:style-name="ro6">
          <table:table-cell office:value-type="string" table:style-name="ce23">
            <text:p>© Environment Agency copyright and database right 2011. All rights reserved.<text:s text:c="2"/></text:p>
          </table:table-cell>
          <table:table-cell table:number-columns-repeated="6" table:style-name="ce12"/>
          <table:table-cell table:number-columns-repeated="16377"/>
        </table:table-row>
        <table:table-row table:number-rows-repeated="1048471" table:style-name="ro3">
          <table:table-cell table:number-columns-repeated="16384"/>
        </table:table-row>
      </table:table>
      <table:table table:name="2007_Quarters_3_-_4" table:style-name="ta7">
        <table:table-column table:style-name="co1" table:default-cell-style-name="ce1"/>
        <table:table-column table:style-name="co20" table:default-cell-style-name="ce1"/>
        <table:table-column table:style-name="co3" table:default-cell-style-name="ce1"/>
        <table:table-column table:style-name="co2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28">
          <table:table-cell table:style-name="ce12">
            <draw:frame draw:z-index="1" draw:id="id73" draw:style-name="a73" draw:name="Picture 2" svg:x="0.09167in" svg:y="0.2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4" table:style-name="ce12"/>
          <table:table-cell table:number-columns-repeated="16379"/>
        </table:table-row>
        <table:table-row table:style-name="ro3">
          <table:table-cell office:value-type="string" table:style-name="ce14">
            <text:p>Electrical and Electronic Equipment (EEE) placed on the UK market<text:s/>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uly 2007 to September 2007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table:style-name="ce9"/>
          <table:table-cell table:style-name="ce15"/>
          <table:table-cell table:number-columns-repeated="3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7">
          <table:table-cell table:style-name="ce9"/>
          <table:table-cell office:value-type="string" table:style-name="ce14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40491.73699999999" table:style-name="ce52">
            <text:p>140,491.737</text:p>
          </table:table-cell>
          <table:table-cell office:value-type="float" office:value="5443.23" table:style-name="ce52">
            <text:p>5,443.230</text:p>
          </table:table-cell>
          <table:table-cell office:value-type="float" office:value="145934.96699999995" table:style-name="ce52">
            <text:p>145,934.967</text:p>
          </table:table-cell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0047.417999999998" table:style-name="ce52">
            <text:p>40,047.418</text:p>
          </table:table-cell>
          <table:table-cell office:value-type="float" office:value="1935.3780000000002" table:style-name="ce52">
            <text:p>1,935.378</text:p>
          </table:table-cell>
          <table:table-cell office:value-type="float" office:value="41982.795999999995" table:style-name="ce52">
            <text:p>41,982.796</text:p>
          </table:table-cell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9989.33300000001" table:style-name="ce52">
            <text:p>29,989.333</text:p>
          </table:table-cell>
          <table:table-cell office:value-type="float" office:value="39871.035000000003" table:style-name="ce52">
            <text:p>39,871.035</text:p>
          </table:table-cell>
          <table:table-cell office:value-type="float" office:value="69860.368000000031" table:style-name="ce52">
            <text:p>69,860.368</text:p>
          </table:table-cell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5531.022000000004" table:style-name="ce52">
            <text:p>25,531.022</text:p>
          </table:table-cell>
          <table:table-cell office:value-type="float" office:value="2784.8040000000005" table:style-name="ce52">
            <text:p>2,784.804</text:p>
          </table:table-cell>
          <table:table-cell office:value-type="float" office:value="28315.826000000001" table:style-name="ce52">
            <text:p>28,315.826</text:p>
          </table:table-cell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491.923" table:style-name="ce52">
            <text:p>1,491.923</text:p>
          </table:table-cell>
          <table:table-cell office:value-type="float" office:value="19451.648000000001" table:style-name="ce52">
            <text:p>19,451.648</text:p>
          </table:table-cell>
          <table:table-cell office:value-type="float" office:value="20943.571" table:style-name="ce52">
            <text:p>20,943.571</text:p>
          </table:table-cell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0763.643" table:style-name="ce52">
            <text:p>20,763.643</text:p>
          </table:table-cell>
          <table:table-cell office:value-type="float" office:value="7366.0440000000008" table:style-name="ce52">
            <text:p>7,366.044</text:p>
          </table:table-cell>
          <table:table-cell office:value-type="float" office:value="28129.687000000002" table:style-name="ce52">
            <text:p>28,129.687</text:p>
          </table:table-cell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2010.472000000003" table:style-name="ce52">
            <text:p>12,010.472</text:p>
          </table:table-cell>
          <table:table-cell office:value-type="float" office:value="2175.181" table:style-name="ce52">
            <text:p>2,175.181</text:p>
          </table:table-cell>
          <table:table-cell office:value-type="float" office:value="14185.653000000002" table:style-name="ce52">
            <text:p>14,185.653</text:p>
          </table:table-cell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02.04899999999998" table:style-name="ce52">
            <text:p>602.049</text:p>
          </table:table-cell>
          <table:table-cell office:value-type="float" office:value="2460.3770000000004" table:style-name="ce52">
            <text:p>2,460.377</text:p>
          </table:table-cell>
          <table:table-cell office:value-type="float" office:value="3062.4259999999999" table:style-name="ce52">
            <text:p>3,062.426</text:p>
          </table:table-cell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436.7910000000002" table:style-name="ce52">
            <text:p>1,436.791</text:p>
          </table:table-cell>
          <table:table-cell office:value-type="float" office:value="3883.0390000000002" table:style-name="ce52">
            <text:p>3,883.039</text:p>
          </table:table-cell>
          <table:table-cell office:value-type="float" office:value="5319.83" table:style-name="ce52">
            <text:p>5,319.830</text:p>
          </table:table-cell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9.4019999999999992" table:style-name="ce52">
            <text:p>9.402</text:p>
          </table:table-cell>
          <table:table-cell office:value-type="float" office:value="3927.43" table:style-name="ce52">
            <text:p>3,927.430</text:p>
          </table:table-cell>
          <table:table-cell office:value-type="float" office:value="3936.8320000000003" table:style-name="ce52">
            <text:p>3,936.832</text:p>
          </table:table-cell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2688.637999999999" table:style-name="ce52">
            <text:p>32,688.638</text:p>
          </table:table-cell>
          <table:table-cell office:value-type="float" office:value="6546.844000000001" table:style-name="ce52">
            <text:p>6,546.844</text:p>
          </table:table-cell>
          <table:table-cell office:value-type="float" office:value="39235.481999999989" table:style-name="ce52">
            <text:p>39,235.482</text:p>
          </table:table-cell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2506.055" table:style-name="ce52">
            <text:p>52,506.055</text:p>
          </table:table-cell>
          <table:table-cell office:value-type="float" office:value="10938.568000000001" table:style-name="ce52">
            <text:p>10,938.568</text:p>
          </table:table-cell>
          <table:table-cell office:value-type="float" office:value="63444.622999999985" table:style-name="ce52">
            <text:p>63,444.623</text:p>
          </table:table-cell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377.7079999999999" table:style-name="ce52">
            <text:p>1,377.708</text:p>
          </table:table-cell>
          <table:table-cell office:value-type="float" office:value="1450.9739999999999" table:style-name="ce52">
            <text:p>1,450.974</text:p>
          </table:table-cell>
          <table:table-cell office:value-type="float" office:value="2828.6819999999998" table:style-name="ce52">
            <text:p>2,828.682</text:p>
          </table:table-cell>
          <table:table-cell table:number-columns-repeated="16379"/>
        </table:table-row>
        <table:table-row table:style-name="ro3">
          <table:table-cell table:style-name="ce14"/>
          <table:table-cell office:value-type="string" table:style-name="ce14">
            <text:p>Totals</text:p>
          </table:table-cell>
          <table:table-cell office:value-type="float" office:value="358946.19099999999" table:style-name="ce53">
            <text:p>358,946.191</text:p>
          </table:table-cell>
          <table:table-cell office:value-type="float" office:value="108234.55200000001" table:style-name="ce53">
            <text:p>108,234.552</text:p>
          </table:table-cell>
          <table:table-cell office:value-type="float" office:value="467180.74299999996" table:style-name="ce53">
            <text:p>467,180.743</text:p>
          </table:table-cell>
          <table:table-cell table:number-columns-repeated="16379"/>
        </table:table-row>
        <table:table-row table:style-name="ro3">
          <table:table-cell table:number-columns-repeated="5" table:style-name="ce14"/>
          <table:table-cell table:number-columns-repeated="16379"/>
        </table:table-row>
        <table:table-row table:style-name="ro3">
          <table:table-cell office:value-type="string" table:style-name="ce9">
            <text:p>Period covered: October 2007 to December 2007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 15/05/08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7">
          <table:table-cell table:style-name="ce9"/>
          <table:table-cell office:value-type="string" table:style-name="ce14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60543.038" table:style-name="ce52">
            <text:p>160,543.038</text:p>
          </table:table-cell>
          <table:table-cell office:value-type="float" office:value="6487.4130000000005" table:style-name="ce52">
            <text:p>6,487.413</text:p>
          </table:table-cell>
          <table:table-cell office:value-type="float" office:value="167030.451" table:style-name="ce52">
            <text:p>167,030.451</text:p>
          </table:table-cell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50609.383000000009" table:style-name="ce52">
            <text:p>50,609.383</text:p>
          </table:table-cell>
          <table:table-cell office:value-type="float" office:value="2158.5680000000002" table:style-name="ce52">
            <text:p>2,158.568</text:p>
          </table:table-cell>
          <table:table-cell office:value-type="float" office:value="52767.951000000008" table:style-name="ce52">
            <text:p>52,767.951</text:p>
          </table:table-cell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39092.75" table:style-name="ce52">
            <text:p>39,092.750</text:p>
          </table:table-cell>
          <table:table-cell office:value-type="float" office:value="37732.047999999995" table:style-name="ce52">
            <text:p>37,732.048</text:p>
          </table:table-cell>
          <table:table-cell office:value-type="float" office:value="76824.798000000024" table:style-name="ce52">
            <text:p>76,824.798</text:p>
          </table:table-cell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38001.286999999997" table:style-name="ce52">
            <text:p>38,001.287</text:p>
          </table:table-cell>
          <table:table-cell office:value-type="float" office:value="1932.2330000000002" table:style-name="ce52">
            <text:p>1,932.233</text:p>
          </table:table-cell>
          <table:table-cell office:value-type="float" office:value="39933.519999999997" table:style-name="ce52">
            <text:p>39,933.520</text:p>
          </table:table-cell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440.9080000000004" table:style-name="ce52">
            <text:p>3,440.908</text:p>
          </table:table-cell>
          <table:table-cell office:value-type="float" office:value="23416.700999999997" table:style-name="ce52">
            <text:p>23,416.701</text:p>
          </table:table-cell>
          <table:table-cell office:value-type="float" office:value="26857.609" table:style-name="ce52">
            <text:p>26,857.609</text:p>
          </table:table-cell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9521.541000000001" table:style-name="ce52">
            <text:p>19,521.541</text:p>
          </table:table-cell>
          <table:table-cell office:value-type="float" office:value="6378.7340000000013" table:style-name="ce52">
            <text:p>6,378.734</text:p>
          </table:table-cell>
          <table:table-cell office:value-type="float" office:value="25900.274999999994" table:style-name="ce52">
            <text:p>25,900.275</text:p>
          </table:table-cell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6053.113000000008" table:style-name="ce52">
            <text:p>26,053.113</text:p>
          </table:table-cell>
          <table:table-cell office:value-type="float" office:value="2100.377" table:style-name="ce52">
            <text:p>2,100.377</text:p>
          </table:table-cell>
          <table:table-cell office:value-type="float" office:value="28153.49" table:style-name="ce52">
            <text:p>28,153.490</text:p>
          </table:table-cell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00.26900000000001" table:style-name="ce52">
            <text:p>500.269</text:p>
          </table:table-cell>
          <table:table-cell office:value-type="float" office:value="3107.1030000000001" table:style-name="ce52">
            <text:p>3,107.103</text:p>
          </table:table-cell>
          <table:table-cell office:value-type="float" office:value="3607.3720000000003" table:style-name="ce52">
            <text:p>3,607.372</text:p>
          </table:table-cell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321.8460000000002" table:style-name="ce52">
            <text:p>1,321.846</text:p>
          </table:table-cell>
          <table:table-cell office:value-type="float" office:value="3743.7339999999999" table:style-name="ce52">
            <text:p>3,743.734</text:p>
          </table:table-cell>
          <table:table-cell office:value-type="float" office:value="5065.58" table:style-name="ce52">
            <text:p>5,065.580</text:p>
          </table:table-cell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4.826000000000001" table:style-name="ce52">
            <text:p>14.826</text:p>
          </table:table-cell>
          <table:table-cell office:value-type="float" office:value="3748.0170000000003" table:style-name="ce52">
            <text:p>3,748.017</text:p>
          </table:table-cell>
          <table:table-cell office:value-type="float" office:value="3762.8430000000003" table:style-name="ce52">
            <text:p>3,762.843</text:p>
          </table:table-cell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9305.83600000001" table:style-name="ce52">
            <text:p>49,305.836</text:p>
          </table:table-cell>
          <table:table-cell office:value-type="float" office:value="6060.8579999999993" table:style-name="ce52">
            <text:p>6,060.858</text:p>
          </table:table-cell>
          <table:table-cell office:value-type="float" office:value="55366.694000000003" table:style-name="ce52">
            <text:p>55,366.694</text:p>
          </table:table-cell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3649.682999999997" table:style-name="ce52">
            <text:p>53,649.683</text:p>
          </table:table-cell>
          <table:table-cell office:value-type="float" office:value="12671.074000000001" table:style-name="ce52">
            <text:p>12,671.074</text:p>
          </table:table-cell>
          <table:table-cell office:value-type="float" office:value="66320.756999999998" table:style-name="ce52">
            <text:p>66,320.757</text:p>
          </table:table-cell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2402.8289999999997" table:style-name="ce52">
            <text:p>2,402.829</text:p>
          </table:table-cell>
          <table:table-cell office:value-type="float" office:value="1911.6369999999999" table:style-name="ce52">
            <text:p>1,911.637</text:p>
          </table:table-cell>
          <table:table-cell office:value-type="float" office:value="4314.4660000000003" table:style-name="ce52">
            <text:p>4,314.466</text:p>
          </table:table-cell>
          <table:table-cell table:number-columns-repeated="16379"/>
        </table:table-row>
        <table:table-row table:style-name="ro3">
          <table:table-cell table:style-name="ce9"/>
          <table:table-cell office:value-type="string" table:style-name="ce14">
            <text:p>Totals</text:p>
          </table:table-cell>
          <table:table-cell office:value-type="float" office:value="444457.30900000007" table:style-name="ce53">
            <text:p>444,457.309</text:p>
          </table:table-cell>
          <table:table-cell office:value-type="float" office:value="111448.49700000002" table:style-name="ce53">
            <text:p>111,448.497</text:p>
          </table:table-cell>
          <table:table-cell office:value-type="float" office:value="555905.8060000001" table:style-name="ce53">
            <text:p>555,905.806</text:p>
          </table:table-cell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3">
          <table:table-cell office:value-type="string" table:style-name="ce9">
            <text:p>Period covered: July 2007 to December 2007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office:value-type="string" table:style-name="ce9">
            <text:p>Report run on 28/03/08</text:p>
          </table:table-cell>
          <table:table-cell table:number-columns-repeated="4" table:style-name="ce9"/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7">
          <table:table-cell table:style-name="ce9"/>
          <table:table-cell office:value-type="string" table:style-name="ce14">
            <text:p>Category</text:p>
          </table:table-cell>
          <table:table-cell office:value-type="string" table:style-name="ce11">
            <text:p>Household EEE (tonnes)</text:p>
          </table:table-cell>
          <table:table-cell office:value-type="string" table:style-name="ce11">
            <text:p>Non Household EEE (tonnes)</text:p>
          </table:table-cell>
          <table:table-cell office:value-type="string" table:style-name="ce11">
            <text:p>Total 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301034.77499999997" table:style-name="ce52">
            <text:p>301,034.775</text:p>
          </table:table-cell>
          <table:table-cell office:value-type="float" office:value="11930.643000000002" table:style-name="ce52">
            <text:p>11,930.643</text:p>
          </table:table-cell>
          <table:table-cell office:value-type="float" office:value="312965.41800000001" table:style-name="ce52">
            <text:p>312,965.418</text:p>
          </table:table-cell>
          <table:table-cell table:number-columns-repeated="16379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90656.801000000021" table:style-name="ce52">
            <text:p>90,656.801</text:p>
          </table:table-cell>
          <table:table-cell office:value-type="float" office:value="4093.9460000000013" table:style-name="ce52">
            <text:p>4,093.946</text:p>
          </table:table-cell>
          <table:table-cell office:value-type="float" office:value="94750.747000000018" table:style-name="ce52">
            <text:p>94,750.747</text:p>
          </table:table-cell>
          <table:table-cell table:number-columns-repeated="16379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69082.082999999999" table:style-name="ce52">
            <text:p>69,082.083</text:p>
          </table:table-cell>
          <table:table-cell office:value-type="float" office:value="77603.082999999999" table:style-name="ce52">
            <text:p>77,603.083</text:p>
          </table:table-cell>
          <table:table-cell office:value-type="float" office:value="146685.16600000003" table:style-name="ce52">
            <text:p>146,685.166</text:p>
          </table:table-cell>
          <table:table-cell table:number-columns-repeated="16379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63532.308999999994" table:style-name="ce52">
            <text:p>63,532.309</text:p>
          </table:table-cell>
          <table:table-cell office:value-type="float" office:value="4717.0369999999994" table:style-name="ce52">
            <text:p>4,717.037</text:p>
          </table:table-cell>
          <table:table-cell office:value-type="float" office:value="68249.346000000005" table:style-name="ce52">
            <text:p>68,249.346</text:p>
          </table:table-cell>
          <table:table-cell table:number-columns-repeated="16379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4932.8309999999992" table:style-name="ce52">
            <text:p>4,932.831</text:p>
          </table:table-cell>
          <table:table-cell office:value-type="float" office:value="42868.349000000002" table:style-name="ce52">
            <text:p>42,868.349</text:p>
          </table:table-cell>
          <table:table-cell office:value-type="float" office:value="47801.18" table:style-name="ce52">
            <text:p>47,801.180</text:p>
          </table:table-cell>
          <table:table-cell table:number-columns-repeated="16379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40285.184000000001" table:style-name="ce52">
            <text:p>40,285.184</text:p>
          </table:table-cell>
          <table:table-cell office:value-type="float" office:value="13744.778000000002" table:style-name="ce52">
            <text:p>13,744.778</text:p>
          </table:table-cell>
          <table:table-cell office:value-type="float" office:value="54029.961999999985" table:style-name="ce52">
            <text:p>54,029.962</text:p>
          </table:table-cell>
          <table:table-cell table:number-columns-repeated="16379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38063.585000000014" table:style-name="ce52">
            <text:p>38,063.585</text:p>
          </table:table-cell>
          <table:table-cell office:value-type="float" office:value="4275.5580000000009" table:style-name="ce52">
            <text:p>4,275.558</text:p>
          </table:table-cell>
          <table:table-cell office:value-type="float" office:value="42339.142999999996" table:style-name="ce52">
            <text:p>42,339.143</text:p>
          </table:table-cell>
          <table:table-cell table:number-columns-repeated="16379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102.3180000000002" table:style-name="ce52">
            <text:p>1,102.318</text:p>
          </table:table-cell>
          <table:table-cell office:value-type="float" office:value="5567.48" table:style-name="ce52">
            <text:p>5,567.480</text:p>
          </table:table-cell>
          <table:table-cell office:value-type="float" office:value="6669.7980000000007" table:style-name="ce52">
            <text:p>6,669.798</text:p>
          </table:table-cell>
          <table:table-cell table:number-columns-repeated="16379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758.6370000000002" table:style-name="ce52">
            <text:p>2,758.637</text:p>
          </table:table-cell>
          <table:table-cell office:value-type="float" office:value="7626.773000000001" table:style-name="ce52">
            <text:p>7,626.773</text:p>
          </table:table-cell>
          <table:table-cell office:value-type="float" office:value="10385.41" table:style-name="ce52">
            <text:p>10,385.410</text:p>
          </table:table-cell>
          <table:table-cell table:number-columns-repeated="16379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4.228000000000002" table:style-name="ce52">
            <text:p>24.228</text:p>
          </table:table-cell>
          <table:table-cell office:value-type="float" office:value="7675.4469999999992" table:style-name="ce52">
            <text:p>7,675.447</text:p>
          </table:table-cell>
          <table:table-cell office:value-type="float" office:value="7699.6750000000002" table:style-name="ce52">
            <text:p>7,699.675</text:p>
          </table:table-cell>
          <table:table-cell table:number-columns-repeated="16379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81994.474000000002" table:style-name="ce52">
            <text:p>81,994.474</text:p>
          </table:table-cell>
          <table:table-cell office:value-type="float" office:value="12607.702000000001" table:style-name="ce52">
            <text:p>12,607.702</text:p>
          </table:table-cell>
          <table:table-cell office:value-type="float" office:value="94602.176000000007" table:style-name="ce52">
            <text:p>94,602.176</text:p>
          </table:table-cell>
          <table:table-cell table:number-columns-repeated="16379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06155.73799999998" table:style-name="ce52">
            <text:p>106,155.738</text:p>
          </table:table-cell>
          <table:table-cell office:value-type="float" office:value="23609.642000000003" table:style-name="ce52">
            <text:p>23,609.642</text:p>
          </table:table-cell>
          <table:table-cell office:value-type="float" office:value="129765.38" table:style-name="ce52">
            <text:p>129,765.380</text:p>
          </table:table-cell>
          <table:table-cell table:number-columns-repeated="16379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3780.5369999999998" table:style-name="ce52">
            <text:p>3,780.537</text:p>
          </table:table-cell>
          <table:table-cell office:value-type="float" office:value="3362.6110000000003" table:style-name="ce52">
            <text:p>3,362.611</text:p>
          </table:table-cell>
          <table:table-cell office:value-type="float" office:value="7143.1480000000001" table:style-name="ce52">
            <text:p>7,143.148</text:p>
          </table:table-cell>
          <table:table-cell table:number-columns-repeated="16379"/>
        </table:table-row>
        <table:table-row table:style-name="ro3">
          <table:table-cell table:style-name="ce9"/>
          <table:table-cell office:value-type="string" table:style-name="ce14">
            <text:p>Totals</text:p>
          </table:table-cell>
          <table:table-cell office:value-type="float" office:value="803403.5" table:style-name="ce53">
            <text:p>803,403.500</text:p>
          </table:table-cell>
          <table:table-cell office:value-type="float" office:value="219683.04899999994" table:style-name="ce53">
            <text:p>219,683.049</text:p>
          </table:table-cell>
          <table:table-cell office:value-type="float" office:value="1023086.5490000002" table:style-name="ce53">
            <text:p>1,023,086.549</text:p>
          </table:table-cell>
          <table:table-cell table:number-columns-repeated="16379"/>
        </table:table-row>
        <table:table-row table:style-name="ro3">
          <table:table-cell table:number-columns-repeated="5" table:style-name="ce9"/>
          <table:table-cell table:number-columns-repeated="16379"/>
        </table:table-row>
        <table:table-row table:style-name="ro3">
          <table:table-cell office:value-type="string" table:number-columns-spanned="5" table:number-rows-spanned="2" table:style-name="ce98">
            <text:p>This report shows the amount of household and non-household Electrical and Electronic Equipment placed on the market by members of Producer Compliance Schemes between July and December 2007.<text:s/>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12"/>
          <table:table-cell table:number-columns-repeated="16379"/>
        </table:table-row>
        <table:table-row table:style-name="ro6">
          <table:table-cell office:value-type="string" table:style-name="ce23">
            <text:p>© Environment Agency copyright and database right 2011. All rights reserved.<text:s text:c="2"/></text:p>
          </table:table-cell>
          <table:table-cell table:number-columns-repeated="4" table:style-name="ce12"/>
          <table:table-cell table:number-columns-repeated="16379"/>
        </table:table-row>
        <table:table-row table:number-rows-repeated="104851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 " svg:font-family="Arial 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3" number:min-decimal-places="3" number:min-integer-digits="1" number:grouping="true"/>
    </number:number-style>
    <number:number-style style:name="N37P0">
      <number:number number:decimal-places="3" number:min-decimal-places="3" number:min-integer-digits="1" number:grouping="true"/>
    </number:number-style>
    <number:number-style style:name="N37P1">
      <number:number number:decimal-places="3" number:min-decimal-places="3" number:min-integer-digits="1" number:grouping="true"/>
    </number:number-style>
    <number:number-style style:name="N37">
      <number:number number:decimal-places="3" number:min-decimal-places="3" number:min-integer-digits="1"/>
      <style:map style:condition="value()&gt;0" style:apply-style-name="N37P0"/>
      <style:map style:condition="value()&lt;0" style:apply-style-name="N37P1"/>
    </number:number-style>
    <number:number-style style:name="N38P0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8P1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5"/>
    <style:style style:name="Comma_32_2" style:display-name="Comma 2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6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in" fo:margin-bottom="0.5in" fo:margin-left="0.75in" fo:margin-right="0.75in" style:print-orientation="portrait" style:print-page-order="ttb" style:first-page-number="continue" style:scale-to="6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portrait" style:print-page-order="ttb" style:first-page-number="continue" style:scale-to="6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portrait" style:print-page-order="ttb" style:first-page-number="continue" style:scale-to="6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6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/>
      <style:footer-left style:display="false"/>
      <style:footer-first/>
    </style:master-page>
    <style:master-page style:name="mp8" style:page-layout-name="pm8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title/>
    <dc:description/>
    <dc:subject/>
    <meta:initial-creator>JSkinner</meta:initial-creator>
    <dc:creator>Moore, Bradley R</dc:creator>
    <meta:creation-date>2008-03-28T16:16:17Z</meta:creation-date>
    <dc:date>2023-05-25T11:09:21Z</dc:date>
    <meta:user-defined meta:name="_NewReviewCycle"/>
    <meta:user-defined meta:name="_EmailSubject">New report</meta:user-defined>
    <meta:user-defined meta:name="_AuthorEmail">david.auty@environment-agency.gov.uk</meta:user-defined>
    <meta:user-defined meta:name="_AuthorEmailDisplayName">Auty, David</meta:user-defined>
    <meta:user-defined meta:name="_ReviewingToolsShownOnce"/>
    <meta:user-defined meta:name="ContentTypeId">0x010100A5BF1C78D9F64B679A5EBDE1C6598EBC01002EDB481E1906C54786689F015F69DC32</meta:user-defined>
    <meta:user-defined meta:name="Distribution">9;#Internal EA|b77da37e-7166-4741-8c12-4679faab22d9</meta:user-defined>
    <meta:user-defined meta:name="HOCopyrightLevel">7;#Crown|69589897-2828-4761-976e-717fd8e631c9</meta:user-defined>
    <meta:user-defined meta:name="HOGovernmentSecurityClassification">6;#Official|14c80daa-741b-422c-9722-f71693c9ede4</meta:user-defined>
    <meta:user-defined meta:name="HOSiteType">10;#Team|ff0485df-0575-416f-802f-e999165821b7</meta:user-defined>
    <meta:user-defined meta:name="OrganisationalUnit">8;#EA|d5f78ddb-b1b6-4328-9877-d7e3ed06fdac</meta:user-defined>
    <meta:user-defined meta:name="InformationType"/>
    <meta:user-defined meta:name="MediaServiceImageTags"/>
  </office:meta>
</office:document-meta>
</file>